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571cm"/>
    </style:style>
    <style:style style:name="co3" style:family="table-column">
      <style:table-column-properties fo:break-before="auto" style:column-width="10.072cm"/>
    </style:style>
    <style:style style:name="co4" style:family="table-column">
      <style:table-column-properties fo:break-before="auto" style:column-width="4.688cm"/>
    </style:style>
    <style:style style:name="co5" style:family="table-column">
      <style:table-column-properties fo:break-before="auto" style:column-width="8.574cm"/>
    </style:style>
    <style:style style:name="co6" style:family="table-column">
      <style:table-column-properties fo:break-before="auto" style:column-width="5.383cm"/>
    </style:style>
    <style:style style:name="co7" style:family="table-column">
      <style:table-column-properties fo:break-before="auto" style:column-width="5.909cm"/>
    </style:style>
    <style:style style:name="co8" style:family="table-column">
      <style:table-column-properties fo:break-before="auto" style:column-width="5.355cm"/>
    </style:style>
    <style:style style:name="co9" style:family="table-column">
      <style:table-column-properties fo:break-before="auto" style:column-width="6.742cm"/>
    </style:style>
    <style:style style:name="co10" style:family="table-column">
      <style:table-column-properties fo:break-before="auto" style:column-width="6.271cm"/>
    </style:style>
    <style:style style:name="co11" style:family="table-column">
      <style:table-column-properties fo:break-before="auto" style:column-width="4.00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1"/>
    <style:style style:name="ce3" style:family="table-cell" style:parent-style-name="Default" style:data-style-name="N2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AW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7" table:default-cell-style-name="Default"/>
        <table:table-row table:style-name="ro1">
          <table:table-cell office:value-type="string">
            <text:p>Type</text:p>
          </table:table-cell>
          <table:table-cell office:value-type="string">
            <text:p><text:s text:c="3"/>/-------MAC------/-----WiFi Access Point SSID-----/ <text:s/>/----MAC---/ <text:s/>Chnl <text:s/>RSSI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BEACON</text:p>
          </table:table-cell>
          <table:table-cell office:value-type="string">
            <text:p><text:s/>&lt;=============== </text:p>
          </table:table-cell>
          <table:table-cell office:value-type="string">
            <text:p><text:s text:c="16"/>free hotspot E4A</text:p>
          </table:table-cell>
          <table:table-cell office:value-type="string">
            <text:p>00272240Cfab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85">
            <text:p>8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0000000a00 ==&gt; <text:s text:c="3"/>Unknown/Malformed packet 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2"/>
          <table:table-cell table:number-columns-repeated="5"/>
        </table:table-row>
        <table:table-row table:style-name="ro1">
          <table:table-cell office:value-type="string">
            <text:p>BEACON</text:p>
          </table:table-cell>
          <table:table-cell office:value-type="string">
            <text:p><text:s/>&lt;=============== </text:p>
          </table:table-cell>
          <table:table-cell office:value-type="string">
            <text:p><text:s text:c="16"/>free hotspot E4A</text:p>
          </table:table-cell>
          <table:table-cell office:value-type="string">
            <text:p>00272240D024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87">
            <text:p>87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0000000a01 ==&gt; </text:p>
          </table:table-cell>
          <table:table-cell office:value-type="string">
            <text:p><text:s text:c="16"/>free hotspot E4A</text:p>
          </table:table-cell>
          <table:table-cell office:value-type="string">
            <text:p>01005E130dfe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87">
            <text:p>87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9998e733b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87">
            <text:p>87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b0a2e721b02c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87">
            <text:p>87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7802f8fe2d0c ==&gt; </text:p>
          </table:table-cell>
          <table:table-cell office:value-type="string">
            <text:p><text:s text:c="16"/>free hotspot E4A</text:p>
          </table:table-cell>
          <table:table-cell office:value-type="float" office:value="333300000016">
            <text:p>333300000016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92">
            <text:p>9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9999a96fa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85">
            <text:p>8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0f20e536b5 ==&gt; </text:p>
          </table:table-cell>
          <table:table-cell office:value-type="string">
            <text:p><text:s text:c="16"/>free hotspot E4A</text:p>
          </table:table-cell>
          <table:table-cell office:value-type="string">
            <text:p>0180c200000e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63">
            <text:p>6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d60b46b03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63">
            <text:p>6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0f20e536b6 ==&gt; </text:p>
          </table:table-cell>
          <table:table-cell office:value-type="string">
            <text:p><text:s text:c="16"/>free hotspot E4A</text:p>
          </table:table-cell>
          <table:table-cell office:value-type="string">
            <text:p>0180c200000e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89">
            <text:p>8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c7f53167d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88">
            <text:p>8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99984d0d9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88">
            <text:p>8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BEACON</text:p>
          </table:table-cell>
          <table:table-cell office:value-type="string">
            <text:p><text:s/>&lt;=============== </text:p>
          </table:table-cell>
          <table:table-cell office:value-type="string">
            <text:p><text:s text:c="16"/>free hotspot E4A</text:p>
          </table:table-cell>
          <table:table-cell office:value-type="string">
            <text:p>00272240cfab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76">
            <text:p>7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BEACON</text:p>
          </table:table-cell>
          <table:table-cell office:value-type="string">
            <text:p><text:s/>&lt;=============== </text:p>
          </table:table-cell>
          <table:table-cell office:value-type="string">
            <text:p><text:s text:c="16"/>free hotspot E4A</text:p>
          </table:table-cell>
          <table:table-cell office:value-type="string">
            <text:p>00272240d024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85">
            <text:p>8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BEACON</text:p>
          </table:table-cell>
          <table:table-cell office:value-type="string">
            <text:p><text:s/>&lt;=============== </text:p>
          </table:table-cell>
          <table:table-cell office:value-type="string">
            <text:p><text:s text:c="23"/>AndroidAP</text:p>
          </table:table-cell>
          <table:table-cell office:value-type="string">
            <text:p>021a11f72be6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66">
            <text:p>6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0000000a01 ==&gt; </text:p>
          </table:table-cell>
          <table:table-cell office:value-type="string">
            <text:p><text:s text:c="16"/>free hotspot E4A</text:p>
          </table:table-cell>
          <table:table-cell office:value-type="string">
            <text:p>01005e130dfe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67">
            <text:p>67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0000000a00 ==&gt; </text:p>
          </table:table-cell>
          <table:table-cell office:value-type="string">
            <text:p><text:s text:c="16"/>free hotspot E4A</text:p>
          </table:table-cell>
          <table:table-cell office:value-type="string">
            <text:p>01005e130dfe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66">
            <text:p>6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f3b1a9d2d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63">
            <text:p>6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d60b4140f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65">
            <text:p>6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fe01d951b3f1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67">
            <text:p>67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b08900c0d2c2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75">
            <text:p>7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9998e733b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BEACON</text:p>
          </table:table-cell>
          <table:table-cell office:value-type="string">
            <text:p><text:s/>&lt;=============== </text:p>
          </table:table-cell>
          <table:table-cell office:value-type="string">
            <text:p><text:s text:c="16"/>free hotspot E4A</text:p>
          </table:table-cell>
          <table:table-cell office:value-type="string">
            <text:p>00156d7ec435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3"/>
          <table:table-cell office:value-type="float" office:value="93">
            <text:p>9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0000000a00 ==&gt; <text:s text:c="3"/>Unknown/Malformed packet 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BEACON</text:p>
          </table:table-cell>
          <table:table-cell office:value-type="string">
            <text:p><text:s/>&lt;=============== </text:p>
          </table:table-cell>
          <table:table-cell office:value-type="string">
            <text:p><text:s text:c="16"/>free hotspot E4A</text:p>
          </table:table-cell>
          <table:table-cell office:value-type="string">
            <text:p>00272240cfab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93">
            <text:p>9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0000000a01 ==&gt; </text:p>
          </table:table-cell>
          <table:table-cell office:value-type="string">
            <text:p><text:s text:c="16"/>free hotspot E4A</text:p>
          </table:table-cell>
          <table:table-cell office:value-type="string">
            <text:p>01005e130dfe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93">
            <text:p>9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f3b1a9d2d ==&gt; </text:p>
          </table:table-cell>
          <table:table-cell office:value-type="string">
            <text:p><text:s text:c="16"/>free hotspot E4A</text:p>
          </table:table-cell>
          <table:table-cell office:value-type="float" office:value="333300010002">
            <text:p>333300010002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92">
            <text:p>9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BEACON</text:p>
          </table:table-cell>
          <table:table-cell office:value-type="string">
            <text:p><text:s/>&lt;=============== </text:p>
          </table:table-cell>
          <table:table-cell office:value-type="string">
            <text:p><text:s text:c="16"/>free hotspot E4A</text:p>
          </table:table-cell>
          <table:table-cell office:value-type="string">
            <text:p>00272240d024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92">
            <text:p>9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BEACON</text:p>
          </table:table-cell>
          <table:table-cell office:value-type="string">
            <text:p><text:s/>&lt;=============== </text:p>
          </table:table-cell>
          <table:table-cell office:value-type="string">
            <text:p><text:s text:c="23"/>AndroidAP</text:p>
          </table:table-cell>
          <table:table-cell office:value-type="string">
            <text:p>021a11f72be6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94">
            <text:p>9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c01885867d2c ==&gt; </text:p>
          </table:table-cell>
          <table:table-cell office:value-type="string">
            <text:p><text:s text:c="16"/>free hotspot E4A</text:p>
          </table:table-cell>
          <table:table-cell office:value-type="float" office:value="333300010003">
            <text:p>333300010003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84">
            <text:p>8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BEACON</text:p>
          </table:table-cell>
          <table:table-cell office:value-type="string">
            <text:p><text:s/>&lt;=============== </text:p>
          </table:table-cell>
          <table:table-cell office:value-type="string">
            <text:p><text:s text:c="18"/>Digicom_973651</text:p>
          </table:table-cell>
          <table:table-cell office:value-type="string">
            <text:p>00a0a2973651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91">
            <text:p>9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9999a96fa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51">
            <text:p>5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f4cb52558a3a ==&gt; <text:s text:c="3"/>Unknown/Malformed packet 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24ec9996d84a ==&gt; </text:p>
          </table:table-cell>
          <table:table-cell office:value-type="string">
            <text:p><text:s text:c="23"/>AndroidAP</text:p>
          </table:table-cell>
          <table:table-cell office:value-type="string">
            <text:p>021a11f72be6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87">
            <text:p>87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e0d80412d4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58">
            <text:p>5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b08900c0d2c2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65">
            <text:p>6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c7f531635 ==&gt; </text:p>
          </table:table-cell>
          <table:table-cell office:value-type="string">
            <text:p><text:s text:c="16"/>free hotspot E4A</text:p>
          </table:table-cell>
          <table:table-cell office:value-type="string">
            <text:p>01005e130dfe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72">
            <text:p>7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12ec7568df35 ==&gt; <text:s text:c="3"/>Unknown/Malformed packet 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382de8d9dd0d ==&gt; </text:p>
          </table:table-cell>
          <table:table-cell office:value-type="string">
            <text:p><text:s text:c="16"/>free hotspot E4A</text:p>
          </table:table-cell>
          <table:table-cell office:value-type="float" office:value="333300000002">
            <text:p>333300000002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61">
            <text:p>6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c8ff28300c69 ==&gt; </text:p>
          </table:table-cell>
          <table:table-cell office:value-type="string">
            <text:p><text:s text:c="23"/>AndroidAP</text:p>
          </table:table-cell>
          <table:table-cell office:value-type="string">
            <text:p>021a11f72be6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89">
            <text:p>8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0f20e536b5 ==&gt; </text:p>
          </table:table-cell>
          <table:table-cell office:value-type="string">
            <text:p><text:s text:c="16"/>free hotspot E4A</text:p>
          </table:table-cell>
          <table:table-cell office:value-type="string">
            <text:p>0180c200000e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73">
            <text:p>7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9999a9700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77">
            <text:p>77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fe01d951b3f1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72">
            <text:p>7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0f20e536b6 ==&gt; </text:p>
          </table:table-cell>
          <table:table-cell office:value-type="string">
            <text:p><text:s text:c="16"/>free hotspot E4A</text:p>
          </table:table-cell>
          <table:table-cell office:value-type="string">
            <text:p>0180c200000e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93">
            <text:p>9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d60b45be7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74">
            <text:p>7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c7f53167d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88">
            <text:p>8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d0c5f3cfa2cb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68">
            <text:p>6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9998e733b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88">
            <text:p>8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18f46ab11cea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65">
            <text:p>6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a881950fe4ea ==&gt; </text:p>
          </table:table-cell>
          <table:table-cell office:value-type="string">
            <text:p><text:s text:c="16"/>free hotspot E4A</text:p>
          </table:table-cell>
          <table:table-cell office:value-type="float" office:value="333300000002">
            <text:p>333300000002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73">
            <text:p>7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BEACON</text:p>
          </table:table-cell>
          <table:table-cell office:value-type="string">
            <text:p><text:s/>&lt;=============== </text:p>
          </table:table-cell>
          <table:table-cell office:value-type="string">
            <text:p><text:s text:c="8"/>Arduino Yun-90A2DAF21169</text:p>
          </table:table-cell>
          <table:table-cell office:value-type="string">
            <text:p>90a2daf21169</text:p>
          </table:table-cell>
          <table:table-cell table:number-columns-repeated="2"/>
          <table:table-cell office:value-type="float" office:value="11">
            <text:p>11</text:p>
          </table:table-cell>
          <table:table-cell table:number-columns-repeated="3"/>
          <table:table-cell office:value-type="float" office:value="54">
            <text:p>5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9998ebb71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74">
            <text:p>7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3052cba4b821 ==&gt; </text:p>
          </table:table-cell>
          <table:table-cell office:value-type="string">
            <text:p><text:s text:c="8"/>Arduino Yun-90A2DAF21169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11">
            <text:p>11</text:p>
          </table:table-cell>
          <table:table-cell table:number-columns-repeated="3"/>
          <table:table-cell office:value-type="float" office:value="59">
            <text:p>5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b0a2e721b02c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77">
            <text:p>77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0000000a01 ==&gt; </text:p>
          </table:table-cell>
          <table:table-cell office:value-type="string">
            <text:p><text:s text:c="31"/></text:p>
          </table:table-cell>
          <table:table-cell office:value-type="string">
            <text:p>01005e130dfe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64">
            <text:p>6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+INQ</text:p>
          </table:table-cell>
          <table:table-cell office:value-type="float" office:value="3052">
            <text:p>3052</text:p>
          </table:table-cell>
          <table:table-cell office:value-type="string">
            <text:p>CB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BEACON</text:p>
          </table:table-cell>
          <table:table-cell office:value-type="string">
            <text:p><text:s/>&lt;=============== </text:p>
          </table:table-cell>
          <table:table-cell office:value-type="string">
            <text:p><text:s text:c="23"/>AndroidAP</text:p>
          </table:table-cell>
          <table:table-cell office:value-type="string">
            <text:p>021a11fcd397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55">
            <text:p>5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83e8ebd8e53 ==&gt; </text:p>
          </table:table-cell>
          <table:table-cell office:value-type="string">
            <text:p><text:s text:c="31"/></text:p>
          </table:table-cell>
          <table:table-cell office:value-type="float" office:value="333300010003">
            <text:p>333300010003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84">
            <text:p>8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fe3a3167c981 ==&gt; <text:s text:c="3"/>Unknown/Malformed packet 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f45c898a5afd ==&gt; <text:s text:c="3"/>Unknown/Malformed packet 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78929c90fc3e ==&gt; <text:s text:c="3"/>Unknown/Malformed packet 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BEACON</text:p>
          </table:table-cell>
          <table:table-cell office:value-type="string">
            <text:p><text:s/>&lt;=============== </text:p>
          </table:table-cell>
          <table:table-cell office:value-type="string">
            <text:p><text:s text:c="16"/>free hotspot E4A</text:p>
          </table:table-cell>
          <table:table-cell office:value-type="string">
            <text:p>00272240cfab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69">
            <text:p>6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+INQ</text:p>
          </table:table-cell>
          <table:table-cell office:value-type="float" office:value="3052">
            <text:p>3052</text:p>
          </table:table-cell>
          <table:table-cell office:value-type="string">
            <text:p>CB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BEACON</text:p>
          </table:table-cell>
          <table:table-cell office:value-type="string">
            <text:p><text:s/>&lt;=============== </text:p>
          </table:table-cell>
          <table:table-cell office:value-type="string">
            <text:p><text:s text:c="8"/>Arduino Yun-90A2DAF21169</text:p>
          </table:table-cell>
          <table:table-cell office:value-type="string">
            <text:p>90a2daf21169</text:p>
          </table:table-cell>
          <table:table-cell table:number-columns-repeated="2"/>
          <table:table-cell office:value-type="float" office:value="11">
            <text:p>11</text:p>
          </table:table-cell>
          <table:table-cell table:number-columns-repeated="3"/>
          <table:table-cell office:value-type="float" office:value="64">
            <text:p>6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+INQ</text:p>
          </table:table-cell>
          <table:table-cell office:value-type="float" office:value="3052">
            <text:p>3052</text:p>
          </table:table-cell>
          <table:table-cell office:value-type="string">
            <text:p>CB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+INQ</text:p>
          </table:table-cell>
          <table:table-cell office:value-type="float" office:value="3052">
            <text:p>3052</text:p>
          </table:table-cell>
          <table:table-cell office:value-type="string">
            <text:p>CB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f3b1a9d2d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69">
            <text:p>6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+INQ</text:p>
          </table:table-cell>
          <table:table-cell office:value-type="float" office:value="3052">
            <text:p>3052</text:p>
          </table:table-cell>
          <table:table-cell office:value-type="string">
            <text:p>CB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acbc32b911df ==&gt; </text:p>
          </table:table-cell>
          <table:table-cell office:value-type="string">
            <text:p><text:s text:c="16"/>free hotspot E4A</text:p>
          </table:table-cell>
          <table:table-cell office:value-type="string">
            <text:p>fe3a3167c981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87">
            <text:p>87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3052cba4b821 ==&gt; </text:p>
          </table:table-cell>
          <table:table-cell office:value-type="string">
            <text:p><text:s text:c="8"/>Arduino Yun-90A2DAF21169</text:p>
          </table:table-cell>
          <table:table-cell office:value-type="string">
            <text:p>90a2daf21169</text:p>
          </table:table-cell>
          <table:table-cell table:number-columns-repeated="2"/>
          <table:table-cell office:value-type="float" office:value="11">
            <text:p>11</text:p>
          </table:table-cell>
          <table:table-cell table:number-columns-repeated="3"/>
          <table:table-cell office:value-type="float" office:value="53">
            <text:p>5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fe01d951b3f1 ==&gt; </text:p>
          </table:table-cell>
          <table:table-cell office:value-type="string">
            <text:p><text:s text:c="31"/>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66">
            <text:p>6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+INQ</text:p>
          </table:table-cell>
          <table:table-cell office:value-type="float" office:value="3052">
            <text:p>3052</text:p>
          </table:table-cell>
          <table:table-cell office:value-type="string">
            <text:p>CB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+INQ</text:p>
          </table:table-cell>
          <table:table-cell office:value-type="float" office:value="3052">
            <text:p>3052</text:p>
          </table:table-cell>
          <table:table-cell office:value-type="string">
            <text:p>CB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0f20e536b6 ==&gt; </text:p>
          </table:table-cell>
          <table:table-cell office:value-type="string">
            <text:p><text:s text:c="31"/></text:p>
          </table:table-cell>
          <table:table-cell office:value-type="string">
            <text:p>0180c200000e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63">
            <text:p>6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bcf5acf590a2 ==&gt; </text:p>
          </table:table-cell>
          <table:table-cell office:value-type="string">
            <text:p><text:s text:c="31"/></text:p>
          </table:table-cell>
          <table:table-cell office:value-type="string">
            <text:p>fe3a3167c98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68">
            <text:p>6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24ec9996d84a ==&gt; </text:p>
          </table:table-cell>
          <table:table-cell office:value-type="string">
            <text:p><text:s text:c="23"/>AndroidAP</text:p>
          </table:table-cell>
          <table:table-cell office:value-type="string">
            <text:p>021a11fcd397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73">
            <text:p>7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9998e733b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73">
            <text:p>7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f0c1f18fc394 ==&gt; </text:p>
          </table:table-cell>
          <table:table-cell office:value-type="string">
            <text:p><text:s text:c="31"/>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66">
            <text:p>6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d60b4140f ==&gt; </text:p>
          </table:table-cell>
          <table:table-cell office:value-type="string">
            <text:p><text:s text:c="31"/>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69">
            <text:p>6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e0d80412d4 ==&gt; </text:p>
          </table:table-cell>
          <table:table-cell office:value-type="string">
            <text:p><text:s text:c="31"/>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66">
            <text:p>6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c8f650da796a ==&gt; </text:p>
          </table:table-cell>
          <table:table-cell office:value-type="string">
            <text:p><text:s text:c="16"/>free hotspot E4A</text:p>
          </table:table-cell>
          <table:table-cell office:value-type="string">
            <text:p>fe3a3167c981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78">
            <text:p>7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a881950fe4ea ==&gt; </text:p>
          </table:table-cell>
          <table:table-cell office:value-type="string">
            <text:p><text:s text:c="31"/>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66">
            <text:p>6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c7f531635 ==&gt; </text:p>
          </table:table-cell>
          <table:table-cell office:value-type="string">
            <text:p><text:s text:c="16"/>free hotspot E4A</text:p>
          </table:table-cell>
          <table:table-cell office:value-type="string">
            <text:p>01005e130dfe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66">
            <text:p>6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99984d0d9 ==&gt; </text:p>
          </table:table-cell>
          <table:table-cell office:value-type="string">
            <text:p><text:s text:c="31"/>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68">
            <text:p>6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c7f53167d ==&gt; </text:p>
          </table:table-cell>
          <table:table-cell office:value-type="string">
            <text:p><text:s text:c="16"/>free hotspot E4A</text:p>
          </table:table-cell>
          <table:table-cell office:value-type="string">
            <text:p>01005e130dfe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64">
            <text:p>6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182195622e58 ==&gt; </text:p>
          </table:table-cell>
          <table:table-cell office:value-type="string">
            <text:p><text:s text:c="31"/></text:p>
          </table:table-cell>
          <table:table-cell office:value-type="float" office:value="333300000002">
            <text:p>333300000002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69">
            <text:p>6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3423873c8a03 ==&gt; </text:p>
          </table:table-cell>
          <table:table-cell office:value-type="string">
            <text:p><text:s text:c="31"/></text:p>
          </table:table-cell>
          <table:table-cell office:value-type="string">
            <text:p>01005e0000fc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68">
            <text:p>6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a402b95ac40e ==&gt; </text:p>
          </table:table-cell>
          <table:table-cell office:value-type="string">
            <text:p><text:s text:c="16"/>free hotspot E4A</text:p>
          </table:table-cell>
          <table:table-cell office:value-type="float" office:value="333300000016">
            <text:p>333300000016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76">
            <text:p>7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9999a9700 ==&gt; </text:p>
          </table:table-cell>
          <table:table-cell office:value-type="string">
            <text:p><text:s text:c="31"/>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61">
            <text:p>6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+INQ</text:p>
          </table:table-cell>
          <table:table-cell office:value-type="string">
            <text:p>40B0</text:p>
          </table:table-cell>
          <table:table-cell office:value-type="string">
            <text:p>FA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+INQ</text:p>
          </table:table-cell>
          <table:table-cell office:value-type="string">
            <text:p>40B0</text:p>
          </table:table-cell>
          <table:table-cell office:value-type="string">
            <text:p>FA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+INQ</text:p>
          </table:table-cell>
          <table:table-cell office:value-type="string">
            <text:p>40B0</text:p>
          </table:table-cell>
          <table:table-cell office:value-type="string">
            <text:p>FA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+INQ</text:p>
          </table:table-cell>
          <table:table-cell office:value-type="string">
            <text:p>40B0</text:p>
          </table:table-cell>
          <table:table-cell office:value-type="string">
            <text:p>FA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+INQ</text:p>
          </table:table-cell>
          <table:table-cell office:value-type="string">
            <text:p>40B0</text:p>
          </table:table-cell>
          <table:table-cell office:value-type="string">
            <text:p>FA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+INQ</text:p>
          </table:table-cell>
          <table:table-cell office:value-type="string">
            <text:p>40B0</text:p>
          </table:table-cell>
          <table:table-cell office:value-type="string">
            <text:p>FA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+INQ</text:p>
          </table:table-cell>
          <table:table-cell office:value-type="string">
            <text:p>40B0</text:p>
          </table:table-cell>
          <table:table-cell office:value-type="string">
            <text:p>FA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+INQ</text:p>
          </table:table-cell>
          <table:table-cell office:value-type="string">
            <text:p>40B0</text:p>
          </table:table-cell>
          <table:table-cell office:value-type="string">
            <text:p>FA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+INQ</text:p>
          </table:table-cell>
          <table:table-cell office:value-type="string">
            <text:p>40B0</text:p>
          </table:table-cell>
          <table:table-cell office:value-type="string">
            <text:p>FA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+INQ</text:p>
          </table:table-cell>
          <table:table-cell office:value-type="string">
            <text:p>40B0</text:p>
          </table:table-cell>
          <table:table-cell office:value-type="string">
            <text:p>FA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+INQ</text:p>
          </table:table-cell>
          <table:table-cell office:value-type="string">
            <text:p>40B0</text:p>
          </table:table-cell>
          <table:table-cell office:value-type="string">
            <text:p>FA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+INQ</text:p>
          </table:table-cell>
          <table:table-cell office:value-type="string">
            <text:p>40B0</text:p>
          </table:table-cell>
          <table:table-cell office:value-type="string">
            <text:p>FA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+INQ</text:p>
          </table:table-cell>
          <table:table-cell office:value-type="string">
            <text:p>40B0</text:p>
          </table:table-cell>
          <table:table-cell office:value-type="string">
            <text:p>FA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+INQ</text:p>
          </table:table-cell>
          <table:table-cell office:value-type="string">
            <text:p>40B0</text:p>
          </table:table-cell>
          <table:table-cell office:value-type="string">
            <text:p>FA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+INQ</text:p>
          </table:table-cell>
          <table:table-cell office:value-type="string">
            <text:p>40B0</text:p>
          </table:table-cell>
          <table:table-cell office:value-type="string">
            <text:p>FA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+INQ</text:p>
          </table:table-cell>
          <table:table-cell office:value-type="string">
            <text:p>40B0</text:p>
          </table:table-cell>
          <table:table-cell office:value-type="string">
            <text:p>FA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+INQ</text:p>
          </table:table-cell>
          <table:table-cell office:value-type="string">
            <text:p>40B0</text:p>
          </table:table-cell>
          <table:table-cell office:value-type="string">
            <text:p>FA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+INQ</text:p>
          </table:table-cell>
          <table:table-cell office:value-type="string">
            <text:p>40B0</text:p>
          </table:table-cell>
          <table:table-cell office:value-type="string">
            <text:p>FA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+INQ</text:p>
          </table:table-cell>
          <table:table-cell office:value-type="string">
            <text:p>40B0</text:p>
          </table:table-cell>
          <table:table-cell office:value-type="string">
            <text:p>FA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+INQ</text:p>
          </table:table-cell>
          <table:table-cell office:value-type="string">
            <text:p>40B0</text:p>
          </table:table-cell>
          <table:table-cell office:value-type="string">
            <text:p>FA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+INQ</text:p>
          </table:table-cell>
          <table:table-cell office:value-type="string">
            <text:p>40B0</text:p>
          </table:table-cell>
          <table:table-cell office:value-type="string">
            <text:p>FA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+INQ</text:p>
          </table:table-cell>
          <table:table-cell office:value-type="string">
            <text:p>40B0</text:p>
          </table:table-cell>
          <table:table-cell office:value-type="string">
            <text:p>FA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+INQ</text:p>
          </table:table-cell>
          <table:table-cell office:value-type="string">
            <text:p>40B0</text:p>
          </table:table-cell>
          <table:table-cell office:value-type="string">
            <text:p>FA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90fd6122d617 ==&gt; </text:p>
          </table:table-cell>
          <table:table-cell office:value-type="string">
            <text:p><text:s text:c="16"/>free hotspot E4A</text:p>
          </table:table-cell>
          <table:table-cell office:value-type="string">
            <text:p>3333ff7d3b70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72">
            <text:p>7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9999a96fa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72">
            <text:p>7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+INQ</text:p>
          </table:table-cell>
          <table:table-cell office:value-type="string">
            <text:p>40B0</text:p>
          </table:table-cell>
          <table:table-cell office:value-type="string">
            <text:p>FA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+INQ</text:p>
          </table:table-cell>
          <table:table-cell office:value-type="string">
            <text:p>40B0</text:p>
          </table:table-cell>
          <table:table-cell office:value-type="string">
            <text:p>FA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+INQ</text:p>
          </table:table-cell>
          <table:table-cell office:value-type="string">
            <text:p>40B0</text:p>
          </table:table-cell>
          <table:table-cell office:value-type="string">
            <text:p>FA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+INQ</text:p>
          </table:table-cell>
          <table:table-cell office:value-type="string">
            <text:p>40B0</text:p>
          </table:table-cell>
          <table:table-cell office:value-type="string">
            <text:p>FA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+INQ</text:p>
          </table:table-cell>
          <table:table-cell office:value-type="string">
            <text:p>40B0</text:p>
          </table:table-cell>
          <table:table-cell office:value-type="string">
            <text:p>FA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+INQ</text:p>
          </table:table-cell>
          <table:table-cell office:value-type="string">
            <text:p>40B0</text:p>
          </table:table-cell>
          <table:table-cell office:value-type="string">
            <text:p>FA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+INQ</text:p>
          </table:table-cell>
          <table:table-cell office:value-type="string">
            <text:p>40B0</text:p>
          </table:table-cell>
          <table:table-cell office:value-type="string">
            <text:p>FA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+INQ</text:p>
          </table:table-cell>
          <table:table-cell office:value-type="string">
            <text:p>40B0</text:p>
          </table:table-cell>
          <table:table-cell office:value-type="string">
            <text:p>FA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+INQ</text:p>
          </table:table-cell>
          <table:table-cell office:value-type="string">
            <text:p>40B0</text:p>
          </table:table-cell>
          <table:table-cell office:value-type="string">
            <text:p>FA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+INQ</text:p>
          </table:table-cell>
          <table:table-cell office:value-type="string">
            <text:p>40B0</text:p>
          </table:table-cell>
          <table:table-cell office:value-type="string">
            <text:p>FA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+INQ</text:p>
          </table:table-cell>
          <table:table-cell office:value-type="string">
            <text:p>40B0</text:p>
          </table:table-cell>
          <table:table-cell office:value-type="string">
            <text:p>FA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+INQ</text:p>
          </table:table-cell>
          <table:table-cell office:value-type="string">
            <text:p>40B0</text:p>
          </table:table-cell>
          <table:table-cell office:value-type="string">
            <text:p>FA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b08900c0d2c2 ==&gt; </text:p>
          </table:table-cell>
          <table:table-cell office:value-type="string">
            <text:p><text:s text:c="30"/>\#</text:p>
          </table:table-cell>
          <table:table-cell office:value-type="string">
            <text:p>9cc17228890d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82">
            <text:p>8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BEACON</text:p>
          </table:table-cell>
          <table:table-cell office:value-type="string">
            <text:p><text:s/>&lt;=============== </text:p>
          </table:table-cell>
          <table:table-cell office:value-type="string">
            <text:p><text:s text:c="23"/>AndroidAP</text:p>
          </table:table-cell>
          <table:table-cell office:value-type="string">
            <text:p>021a11ff688a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59">
            <text:p>5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+INQ</text:p>
          </table:table-cell>
          <table:table-cell office:value-type="string">
            <text:p>40B0</text:p>
          </table:table-cell>
          <table:table-cell office:value-type="string">
            <text:p>FA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+INQ</text:p>
          </table:table-cell>
          <table:table-cell office:value-type="string">
            <text:p>40B0</text:p>
          </table:table-cell>
          <table:table-cell office:value-type="string">
            <text:p>FA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+INQ</text:p>
          </table:table-cell>
          <table:table-cell office:value-type="string">
            <text:p>40B0</text:p>
          </table:table-cell>
          <table:table-cell office:value-type="string">
            <text:p>FA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+INQ</text:p>
          </table:table-cell>
          <table:table-cell office:value-type="string">
            <text:p>40B0</text:p>
          </table:table-cell>
          <table:table-cell office:value-type="string">
            <text:p>FA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+INQ</text:p>
          </table:table-cell>
          <table:table-cell office:value-type="string">
            <text:p>40B0</text:p>
          </table:table-cell>
          <table:table-cell office:value-type="string">
            <text:p>FA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+INQ</text:p>
          </table:table-cell>
          <table:table-cell office:value-type="string">
            <text:p>40B0</text:p>
          </table:table-cell>
          <table:table-cell office:value-type="string">
            <text:p>FA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680715b91a04 ==&gt; </text:p>
          </table:table-cell>
          <table:table-cell office:value-type="string">
            <text:p><text:s text:c="30"/>\#</text:p>
          </table:table-cell>
          <table:table-cell office:value-type="float" office:value="333300010003">
            <text:p>333300010003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89">
            <text:p>8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8001842621f7 ==&gt; </text:p>
          </table:table-cell>
          <table:table-cell office:value-type="string">
            <text:p><text:s text:c="31"/></text:p>
          </table:table-cell>
          <table:table-cell office:value-type="float" office:value="333300000016">
            <text:p>333300000016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65">
            <text:p>6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9998ebb71 ==&gt; </text:p>
          </table:table-cell>
          <table:table-cell office:value-type="string">
            <text:p><text:s text:c="31"/>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63">
            <text:p>6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ccfa00f1493f ==&gt; </text:p>
          </table:table-cell>
          <table:table-cell office:value-type="string">
            <text:p><text:s text:c="16"/>free hotspot E4A</text:p>
          </table:table-cell>
          <table:table-cell office:value-type="string">
            <text:p>ccfa00f1493f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65">
            <text:p>6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60c5478e2dd4 ==&gt; </text:p>
          </table:table-cell>
          <table:table-cell office:value-type="string">
            <text:p><text:s text:c="31"/>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67">
            <text:p>67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<text:s/>free hotspot E4A</text:p>
          </table:table-cell>
          <table:table-cell office:value-type="string">
            <text:p><text:s text:c="2"/>00272240d024 <text:s text:c="3"/>5 <text:s text:c="3"/>-66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0000000a01 ==&gt; </text:p>
          </table:table-cell>
          <table:table-cell office:value-type="string">
            <text:p><text:s text:c="16"/>free hotspot E4A</text:p>
          </table:table-cell>
          <table:table-cell office:value-type="string">
            <text:p>01005e130dfe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66">
            <text:p>6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0000000a00 ==&gt; </text:p>
          </table:table-cell>
          <table:table-cell office:value-type="string">
            <text:p><text:s text:c="16"/>free hotspot E4A</text:p>
          </table:table-cell>
          <table:table-cell office:value-type="string">
            <text:p>01005e130dfe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67">
            <text:p>67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f3b1a9d2d ==&gt; </text:p>
          </table:table-cell>
          <table:table-cell office:value-type="string">
            <text:p><text:s text:c="16"/>free hotspot E4A</text:p>
          </table:table-cell>
          <table:table-cell office:value-type="float" office:value="333300010003">
            <text:p>333300010003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66">
            <text:p>6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60c5478e2dd4 ==&gt; </text:p>
          </table:table-cell>
          <table:table-cell office:value-type="string">
            <text:p><text:s text:c="16"/>free hotspot E4A</text:p>
          </table:table-cell>
          <table:table-cell office:value-type="string">
            <text:p>01005e0000fb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66">
            <text:p>6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f45c898a5afd ==&gt; </text:p>
          </table:table-cell>
          <table:table-cell office:value-type="string">
            <text:p><text:s text:c="16"/>free hotspot E4A</text:p>
          </table:table-cell>
          <table:table-cell office:value-type="string">
            <text:p>01005e7ffffa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66">
            <text:p>6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fe3a3167c981 ==&gt; </text:p>
          </table:table-cell>
          <table:table-cell office:value-type="string">
            <text:p><text:s text:c="16"/>free hotspot E4A</text:p>
          </table:table-cell>
          <table:table-cell office:value-type="string">
            <text:p>60c5478e2dd4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71">
            <text:p>7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BEACON</text:p>
          </table:table-cell>
          <table:table-cell office:value-type="string">
            <text:p><text:s/>&lt;=============== </text:p>
          </table:table-cell>
          <table:table-cell office:value-type="string">
            <text:p><text:s text:c="16"/>free hotspot E4A</text:p>
          </table:table-cell>
          <table:table-cell office:value-type="string">
            <text:p>00272240cfab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73">
            <text:p>7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83e8ebd8e53 ==&gt; </text:p>
          </table:table-cell>
          <table:table-cell office:value-type="string">
            <text:p><text:s text:c="16"/>free hotspot E4A</text:p>
          </table:table-cell>
          <table:table-cell office:value-type="string">
            <text:p>fe3a3167c981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87">
            <text:p>87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78929c90fc3e ==&gt; </text:p>
          </table:table-cell>
          <table:table-cell office:value-type="string">
            <text:p><text:s text:c="16"/>free hotspot E4A</text:p>
          </table:table-cell>
          <table:table-cell office:value-type="string">
            <text:p>01005e7ffffa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73">
            <text:p>7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BEACON</text:p>
          </table:table-cell>
          <table:table-cell office:value-type="string">
            <text:p><text:s/>&lt;=============== </text:p>
          </table:table-cell>
          <table:table-cell office:value-type="string">
            <text:p><text:s text:c="8"/>Arduino Yun-90A2DAF21169</text:p>
          </table:table-cell>
          <table:table-cell office:value-type="string">
            <text:p>90a2daf21169</text:p>
          </table:table-cell>
          <table:table-cell table:number-columns-repeated="2"/>
          <table:table-cell office:value-type="float" office:value="11">
            <text:p>11</text:p>
          </table:table-cell>
          <table:table-cell table:number-columns-repeated="3"/>
          <table:table-cell office:value-type="float" office:value="66">
            <text:p>6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3052cba4b821 ==&gt; </text:p>
          </table:table-cell>
          <table:table-cell office:value-type="string">
            <text:p><text:s text:c="8"/>Arduino Yun-90A2DAF21169</text:p>
          </table:table-cell>
          <table:table-cell office:value-type="string">
            <text:p>33330000000c</text:p>
          </table:table-cell>
          <table:table-cell table:number-columns-repeated="2"/>
          <table:table-cell office:value-type="float" office:value="11">
            <text:p>11</text:p>
          </table:table-cell>
          <table:table-cell table:number-columns-repeated="3"/>
          <table:table-cell office:value-type="float" office:value="67">
            <text:p>67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BEACON</text:p>
          </table:table-cell>
          <table:table-cell office:value-type="string">
            <text:p><text:s/>&lt;=============== </text:p>
          </table:table-cell>
          <table:table-cell office:value-type="string">
            <text:p><text:s text:c="18"/>WIND-WiFi-890D</text:p>
          </table:table-cell>
          <table:table-cell office:value-type="string">
            <text:p>9cc17228890d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95">
            <text:p>9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9999a9700 ==&gt; </text:p>
          </table:table-cell>
          <table:table-cell office:value-type="string">
            <text:p><text:s text:c="16"/>free hotspot E4A</text:p>
          </table:table-cell>
          <table:table-cell office:value-type="string">
            <text:p>01005e0000fc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66">
            <text:p>6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3423873c8a03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73">
            <text:p>7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a402b95ac40e ==&gt; </text:p>
          </table:table-cell>
          <table:table-cell office:value-type="string">
            <text:p><text:s text:c="16"/>free hotspot E4A</text:p>
          </table:table-cell>
          <table:table-cell office:value-type="string">
            <text:p>fe3a3167c981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92">
            <text:p>9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9998ebb71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71">
            <text:p>7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680715b91a04 ==&gt; </text:p>
          </table:table-cell>
          <table:table-cell office:value-type="string">
            <text:p><text:s text:c="18"/>WIND-WiFi-890D</text:p>
          </table:table-cell>
          <table:table-cell office:value-type="string">
            <text:p>54e43a7db0f0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93">
            <text:p>9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c7f531635 ==&gt; </text:p>
          </table:table-cell>
          <table:table-cell office:value-type="string">
            <text:p><text:s text:c="16"/>free hotspot E4A</text:p>
          </table:table-cell>
          <table:table-cell office:value-type="string">
            <text:p>01005e130dfe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66">
            <text:p>6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182195470491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79">
            <text:p>7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240a11a53578 ==&gt; </text:p>
          </table:table-cell>
          <table:table-cell office:value-type="string">
            <text:p><text:s text:c="16"/>free hotspot E4A</text:p>
          </table:table-cell>
          <table:table-cell office:value-type="float" office:value="333300000002">
            <text:p>333300000002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72">
            <text:p>7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c7f53167d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73">
            <text:p>7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99984d0d9 ==&gt; </text:p>
          </table:table-cell>
          <table:table-cell office:value-type="string">
            <text:p><text:s text:c="16"/>free hotspot E4A</text:p>
          </table:table-cell>
          <table:table-cell office:value-type="string">
            <text:p>01005e0000fc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72">
            <text:p>7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c8f650da796a ==&gt; </text:p>
          </table:table-cell>
          <table:table-cell office:value-type="string">
            <text:p><text:s text:c="16"/>free hotspot E4A</text:p>
          </table:table-cell>
          <table:table-cell office:value-type="string">
            <text:p>fe3a3167c981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82">
            <text:p>8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acbc32b911df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69">
            <text:p>6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e0d80412d4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70">
            <text:p>7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ec9bf300ed53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70">
            <text:p>7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bcf5acf590a2 ==&gt; </text:p>
          </table:table-cell>
          <table:table-cell office:value-type="string">
            <text:p><text:s text:c="16"/>free hotspot E4A</text:p>
          </table:table-cell>
          <table:table-cell office:value-type="string">
            <text:p>fe3a3167c981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67">
            <text:p>67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9998e733b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73">
            <text:p>7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fe01d951b3f1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72">
            <text:p>7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0f20e536b6 ==&gt; </text:p>
          </table:table-cell>
          <table:table-cell office:value-type="string">
            <text:p><text:s text:c="16"/>free hotspot E4A</text:p>
          </table:table-cell>
          <table:table-cell office:value-type="string">
            <text:p>0180c200000e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72">
            <text:p>7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0f20e536b5 ==&gt; </text:p>
          </table:table-cell>
          <table:table-cell office:value-type="string">
            <text:p><text:s text:c="16"/>free hotspot E4A</text:p>
          </table:table-cell>
          <table:table-cell office:value-type="string">
            <text:p>0180c200000e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73">
            <text:p>73</text:p>
          </table:table-cell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0000000a00 ==&gt; <text:s text:c="3"/>Unknown/Malformed packet 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BEACON</text:p>
          </table:table-cell>
          <table:table-cell office:value-type="string">
            <text:p><text:s/>&lt;=============== </text:p>
          </table:table-cell>
          <table:table-cell office:value-type="string">
            <text:p><text:s text:c="12"/>Router S5 - Riccardo</text:p>
          </table:table-cell>
          <table:table-cell office:value-type="string">
            <text:p>f409d890fbe6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86">
            <text:p>8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BEACON</text:p>
          </table:table-cell>
          <table:table-cell office:value-type="string">
            <text:p><text:s/>&lt;=============== </text:p>
          </table:table-cell>
          <table:table-cell office:value-type="string">
            <text:p><text:s text:c="16"/>free hotspot E4A</text:p>
          </table:table-cell>
          <table:table-cell office:value-type="string">
            <text:p>00272240cfab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83">
            <text:p>8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0000000a01 ==&gt; </text:p>
          </table:table-cell>
          <table:table-cell office:value-type="string">
            <text:p><text:s text:c="16"/>free hotspot E4A</text:p>
          </table:table-cell>
          <table:table-cell office:value-type="string">
            <text:p>01005e130dfe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83">
            <text:p>8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3423873c8a03 ==&gt; </text:p>
          </table:table-cell>
          <table:table-cell office:value-type="string">
            <text:p><text:s text:c="12"/>Router S5 - Riccardo</text:p>
          </table:table-cell>
          <table:table-cell office:value-type="string">
            <text:p>01005e7ffffa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87">
            <text:p>87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BEACON</text:p>
          </table:table-cell>
          <table:table-cell office:value-type="string">
            <text:p><text:s/>&lt;=============== </text:p>
          </table:table-cell>
          <table:table-cell office:value-type="string">
            <text:p><text:s text:c="16"/>free hotspot E4A</text:p>
          </table:table-cell>
          <table:table-cell office:value-type="string">
            <text:p>00156d7ec435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3"/>
          <table:table-cell office:value-type="float" office:value="92">
            <text:p>9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a402b95ac40e ==&gt; </text:p>
          </table:table-cell>
          <table:table-cell office:value-type="string">
            <text:p><text:s text:c="18"/>WIND-WiFi-890D</text:p>
          </table:table-cell>
          <table:table-cell office:value-type="string">
            <text:p>9cc17228890d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71">
            <text:p>7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cc785f20abb4 ==&gt; </text:p>
          </table:table-cell>
          <table:table-cell office:value-type="string">
            <text:p><text:s text:c="18"/>WIND-WiFi-890D</text:p>
          </table:table-cell>
          <table:table-cell office:value-type="string">
            <text:p>f45c898a5afd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69">
            <text:p>6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c8f650da796a ==&gt; </text:p>
          </table:table-cell>
          <table:table-cell office:value-type="string">
            <text:p><text:s text:c="16"/>free hotspot E4A</text:p>
          </table:table-cell>
          <table:table-cell office:value-type="string">
            <text:p>01005e0000fb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81">
            <text:p>8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7cc5378fd2fa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78">
            <text:p>7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BEACON</text:p>
          </table:table-cell>
          <table:table-cell office:value-type="string">
            <text:p><text:s/>&lt;=============== </text:p>
          </table:table-cell>
          <table:table-cell office:value-type="string">
            <text:p><text:s text:c="8"/>Arduino Yun-90A2DAF21169</text:p>
          </table:table-cell>
          <table:table-cell office:value-type="string">
            <text:p>90a2daf21169</text:p>
          </table:table-cell>
          <table:table-cell table:number-columns-repeated="2"/>
          <table:table-cell office:value-type="float" office:value="11">
            <text:p>11</text:p>
          </table:table-cell>
          <table:table-cell table:number-columns-repeated="3"/>
          <table:table-cell office:value-type="float" office:value="59">
            <text:p>5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acbc32b911df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82">
            <text:p>8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78929c90fc3e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81">
            <text:p>8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9998e733b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86">
            <text:p>8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99984d0d9 ==&gt; </text:p>
          </table:table-cell>
          <table:table-cell office:value-type="string">
            <text:p><text:s text:c="16"/>free hotspot E4A</text:p>
          </table:table-cell>
          <table:table-cell office:value-type="string">
            <text:p>01005e7ffffa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85">
            <text:p>8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3052cba4b821 ==&gt; </text:p>
          </table:table-cell>
          <table:table-cell office:value-type="string">
            <text:p><text:s text:c="8"/>Arduino Yun-90A2DAF21169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11">
            <text:p>11</text:p>
          </table:table-cell>
          <table:table-cell table:number-columns-repeated="3"/>
          <table:table-cell office:value-type="float" office:value="62">
            <text:p>6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d49a2064c1aa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70">
            <text:p>7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9999a9700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79">
            <text:p>7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e0d80412d4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79">
            <text:p>7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9998ebb71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82">
            <text:p>8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b8e8563a8242 ==&gt; </text:p>
          </table:table-cell>
          <table:table-cell office:value-type="string">
            <text:p><text:s text:c="16"/>free hotspot E4A</text:p>
          </table:table-cell>
          <table:table-cell office:value-type="string">
            <text:p>3333ffdc2158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76">
            <text:p>7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9999a96fa ==&gt; </text:p>
          </table:table-cell>
          <table:table-cell office:value-type="string">
            <text:p><text:s text:c="16"/>free hotspot E4A</text:p>
          </table:table-cell>
          <table:table-cell office:value-type="string">
            <text:p>01005e7ffffa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80">
            <text:p>8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c7f531635 ==&gt; </text:p>
          </table:table-cell>
          <table:table-cell office:value-type="string">
            <text:p><text:s text:c="16"/>free hotspot E4A</text:p>
          </table:table-cell>
          <table:table-cell office:value-type="string">
            <text:p>01005e130dfe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82">
            <text:p>8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83e8ebd8e53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79">
            <text:p>7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f3b1a9d2d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80">
            <text:p>8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c7f53167d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79">
            <text:p>7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d60b4140f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83">
            <text:p>8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0f20e536b5 ==&gt; </text:p>
          </table:table-cell>
          <table:table-cell office:value-type="string">
            <text:p><text:s text:c="16"/>free hotspot E4A</text:p>
          </table:table-cell>
          <table:table-cell office:value-type="string">
            <text:p>0180c200000e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79">
            <text:p>7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e0f8474240f6 ==&gt; </text:p>
          </table:table-cell>
          <table:table-cell office:value-type="string">
            <text:p><text:s text:c="16"/>free hotspot E4A</text:p>
          </table:table-cell>
          <table:table-cell office:value-type="string">
            <text:p>3333000000fb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85">
            <text:p>8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fe01d951b3f1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78">
            <text:p>7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f09a5100879b ==&gt; </text:p>
          </table:table-cell>
          <table:table-cell office:value-type="string">
            <text:p><text:s text:c="17"/>PocketCube-9F25</text:p>
          </table:table-cell>
          <table:table-cell office:value-type="string">
            <text:p>241fa00d9f25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91">
            <text:p>91</text:p>
          </table:table-cell>
        </table:table-row>
        <table:table-row table:style-name="ro1">
          <table:table-cell office:value-type="string">
            <text:p>BEACON</text:p>
          </table:table-cell>
          <table:table-cell office:value-type="string">
            <text:p><text:s/>&lt;=============== </text:p>
          </table:table-cell>
          <table:table-cell office:value-type="string">
            <text:p><text:s text:c="18"/>WIND-WiFi-890D</text:p>
          </table:table-cell>
          <table:table-cell office:value-type="string">
            <text:p>9cc17228890d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94">
            <text:p>9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BEACON</text:p>
          </table:table-cell>
          <table:table-cell office:value-type="string">
            <text:p><text:s/>&lt;=============== </text:p>
          </table:table-cell>
          <table:table-cell office:value-type="string">
            <text:p><text:s text:c="16"/>free hotspot E4A</text:p>
          </table:table-cell>
          <table:table-cell office:value-type="string">
            <text:p>00272240cfab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84">
            <text:p>8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BEACON</text:p>
          </table:table-cell>
          <table:table-cell office:value-type="string">
            <text:p><text:s/>&lt;=============== </text:p>
          </table:table-cell>
          <table:table-cell office:value-type="string">
            <text:p><text:s text:c="16"/>free hotspot E4A</text:p>
          </table:table-cell>
          <table:table-cell office:value-type="string">
            <text:p>00272240d024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78">
            <text:p>7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0000000a00 ==&gt; </text:p>
          </table:table-cell>
          <table:table-cell office:value-type="string">
            <text:p><text:s text:c="16"/>free hotspot E4A</text:p>
          </table:table-cell>
          <table:table-cell office:value-type="string">
            <text:p>01005e130dfe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74">
            <text:p>7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78929c90fc3e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74">
            <text:p>7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0000000a01 ==&gt; </text:p>
          </table:table-cell>
          <table:table-cell office:value-type="string">
            <text:p><text:s text:c="16"/>free hotspot E4A</text:p>
          </table:table-cell>
          <table:table-cell office:value-type="string">
            <text:p>01005e130dfe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79">
            <text:p>7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f3b1a9d2d ==&gt; </text:p>
          </table:table-cell>
          <table:table-cell office:value-type="string">
            <text:p><text:s text:c="16"/>free hotspot E4A</text:p>
          </table:table-cell>
          <table:table-cell office:value-type="float" office:value="333300010003">
            <text:p>333300010003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73">
            <text:p>7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fe3a3167c981 ==&gt; </text:p>
          </table:table-cell>
          <table:table-cell office:value-type="string">
            <text:p><text:s text:c="16"/>free hotspot E4A</text:p>
          </table:table-cell>
          <table:table-cell office:value-type="string">
            <text:p>acbc32b911df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69">
            <text:p>6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BEACON</text:p>
          </table:table-cell>
          <table:table-cell office:value-type="string">
            <text:p><text:s/>&lt;=============== </text:p>
          </table:table-cell>
          <table:table-cell office:value-type="string">
            <text:p><text:s text:c="8"/>Arduino Yun-90A2DAF21169</text:p>
          </table:table-cell>
          <table:table-cell office:value-type="string">
            <text:p>90a2daf21169</text:p>
          </table:table-cell>
          <table:table-cell table:number-columns-repeated="2"/>
          <table:table-cell office:value-type="float" office:value="11">
            <text:p>11</text:p>
          </table:table-cell>
          <table:table-cell table:number-columns-repeated="3"/>
          <table:table-cell office:value-type="float" office:value="61">
            <text:p>6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3052cba4b821 ==&gt; </text:p>
          </table:table-cell>
          <table:table-cell office:value-type="string">
            <text:p><text:s text:c="8"/>Arduino Yun-90A2DAF21169</text:p>
          </table:table-cell>
          <table:table-cell office:value-type="string">
            <text:p>90a2daf21169</text:p>
          </table:table-cell>
          <table:table-cell table:number-columns-repeated="2"/>
          <table:table-cell office:value-type="float" office:value="11">
            <text:p>11</text:p>
          </table:table-cell>
          <table:table-cell table:number-columns-repeated="3"/>
          <table:table-cell office:value-type="float" office:value="56">
            <text:p>5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9999a96fa ==&gt; </text:p>
          </table:table-cell>
          <table:table-cell office:value-type="string">
            <text:p><text:s text:c="16"/>free hotspot E4A</text:p>
          </table:table-cell>
          <table:table-cell office:value-type="string">
            <text:p>01005e0000fc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71">
            <text:p>7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3423873c8a03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71">
            <text:p>7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a402b95ac40e ==&gt; </text:p>
          </table:table-cell>
          <table:table-cell office:value-type="string">
            <text:p><text:s text:c="16"/>free hotspot E4A</text:p>
          </table:table-cell>
          <table:table-cell office:value-type="string">
            <text:p>fe3a3167c981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acbc32b911df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71">
            <text:p>7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83e8ebd8e53 ==&gt; </text:p>
          </table:table-cell>
          <table:table-cell office:value-type="string">
            <text:p><text:s text:c="16"/>free hotspot E4A</text:p>
          </table:table-cell>
          <table:table-cell office:value-type="string">
            <text:p>fe3a3167c981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85">
            <text:p>8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60c5478e2dd4 ==&gt; </text:p>
          </table:table-cell>
          <table:table-cell office:value-type="string">
            <text:p><text:s text:c="16"/>free hotspot E4A</text:p>
          </table:table-cell>
          <table:table-cell office:value-type="string">
            <text:p>fe3a3167c981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66">
            <text:p>6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c7f531635 ==&gt; </text:p>
          </table:table-cell>
          <table:table-cell office:value-type="string">
            <text:p><text:s text:c="16"/>free hotspot E4A</text:p>
          </table:table-cell>
          <table:table-cell office:value-type="string">
            <text:p>01005e130dfe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70">
            <text:p>7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c7f53167d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70">
            <text:p>7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bcf5acf590a2 ==&gt; </text:p>
          </table:table-cell>
          <table:table-cell office:value-type="string">
            <text:p><text:s text:c="16"/>free hotspot E4A</text:p>
          </table:table-cell>
          <table:table-cell office:value-type="string">
            <text:p>fe3a3167c981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73">
            <text:p>7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c8f650da796a ==&gt; </text:p>
          </table:table-cell>
          <table:table-cell office:value-type="string">
            <text:p><text:s text:c="16"/>free hotspot E4A</text:p>
          </table:table-cell>
          <table:table-cell office:value-type="string">
            <text:p>fe3a3167c981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82">
            <text:p>8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9999a9700 ==&gt; </text:p>
          </table:table-cell>
          <table:table-cell office:value-type="string">
            <text:p><text:s text:c="16"/>free hotspot E4A</text:p>
          </table:table-cell>
          <table:table-cell office:value-type="string">
            <text:p>01005e0000fc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70">
            <text:p>7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99984d0d9 ==&gt; </text:p>
          </table:table-cell>
          <table:table-cell office:value-type="string">
            <text:p><text:s text:c="16"/>free hotspot E4A</text:p>
          </table:table-cell>
          <table:table-cell office:value-type="string">
            <text:p>01005e0000fc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73">
            <text:p>7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cc785f20abb4 ==&gt; </text:p>
          </table:table-cell>
          <table:table-cell office:value-type="string">
            <text:p><text:s text:c="18"/>WIND-WiFi-890D</text:p>
          </table:table-cell>
          <table:table-cell office:value-type="string">
            <text:p>b08900c0d2c2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92">
            <text:p>9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680715b91a04 ==&gt; </text:p>
          </table:table-cell>
          <table:table-cell office:value-type="string">
            <text:p><text:s text:c="18"/>WIND-WiFi-890D</text:p>
          </table:table-cell>
          <table:table-cell office:value-type="string">
            <text:p>b08900c0d2c2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95">
            <text:p>9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9998e733b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71">
            <text:p>7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0f20e536b6 ==&gt; </text:p>
          </table:table-cell>
          <table:table-cell office:value-type="string">
            <text:p><text:s text:c="16"/>free hotspot E4A</text:p>
          </table:table-cell>
          <table:table-cell office:value-type="string">
            <text:p>0180c200000e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74">
            <text:p>7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0f20e536b5 ==&gt; </text:p>
          </table:table-cell>
          <table:table-cell office:value-type="string">
            <text:p><text:s text:c="16"/>free hotspot E4A</text:p>
          </table:table-cell>
          <table:table-cell office:value-type="string">
            <text:p>0180c200000e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68">
            <text:p>6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9998ebb71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71">
            <text:p>7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fe01d951b3f1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72">
            <text:p>7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b08900c0d2c2 ==&gt; </text:p>
          </table:table-cell>
          <table:table-cell office:value-type="string">
            <text:p><text:s text:c="18"/>WIND-WiFi-890D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89">
            <text:p>8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e0d80412d4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76">
            <text:p>7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ccfa00f1493f ==&gt; </text:p>
          </table:table-cell>
          <table:table-cell office:value-type="string">
            <text:p><text:s text:c="16"/>free hotspot E4A</text:p>
          </table:table-cell>
          <table:table-cell office:value-type="string">
            <text:p>01005e0000fb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68">
            <text:p>6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e04c5b3a1d ==&gt; </text:p>
          </table:table-cell>
          <table:table-cell office:value-type="string">
            <text:p><text:s text:c="16"/>free hotspot E4A</text:p>
          </table:table-cell>
          <table:table-cell office:value-type="string">
            <text:p>00e04c5b3a1d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71">
            <text:p>7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d60b45be7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73">
            <text:p>7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8001842621f7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72">
            <text:p>7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d60b4140f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68">
            <text:p>6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1cb094a3061f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74">
            <text:p>7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f45c898a5afd ==&gt; </text:p>
          </table:table-cell>
          <table:table-cell office:value-type="string">
            <text:p><text:s text:c="18"/>WIND-WiFi-890D</text:p>
          </table:table-cell>
          <table:table-cell office:value-type="string">
            <text:p>54e43a7db0f0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93">
            <text:p>9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849866d2f1a3 ==&gt; </text:p>
          </table:table-cell>
          <table:table-cell office:value-type="string">
            <text:p><text:s text:c="16"/>free hotspot E4A</text:p>
          </table:table-cell>
          <table:table-cell table:style-name="ce1" office:value-type="float" office:value="1.005E+019">
            <text:p>1,01E+019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82">
            <text:p>8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d49a2064c1aa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70">
            <text:p>7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d60b46b03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77">
            <text:p>77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e425e7a66a89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83">
            <text:p>8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54e43a7db0f0 ==&gt; </text:p>
          </table:table-cell>
          <table:table-cell office:value-type="string">
            <text:p><text:s text:c="18"/>WIND-WiFi-890D</text:p>
          </table:table-cell>
          <table:table-cell office:value-type="string">
            <text:p>f45c898a5afd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92">
            <text:p>9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exceeded max aps_known</text:p>
          </table:table-cell>
          <table:table-cell table:number-columns-repeated="10"/>
        </table:table-row>
        <table:table-row table:style-name="ro1">
          <table:table-cell office:value-type="string">
            <text:p>BEACON</text:p>
          </table:table-cell>
          <table:table-cell office:value-type="string">
            <text:p><text:s/>&lt;=============== </text:p>
          </table:table-cell>
          <table:table-cell office:value-type="string">
            <text:p><text:s text:c="16"/>free hotspot E4A</text:p>
          </table:table-cell>
          <table:table-cell office:value-type="string">
            <text:p>00272240cfab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69">
            <text:p>6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BEACON</text:p>
          </table:table-cell>
          <table:table-cell office:value-type="string">
            <text:p><text:s/>&lt;=============== </text:p>
          </table:table-cell>
          <table:table-cell office:value-type="string">
            <text:p><text:s text:c="16"/>free hotspot E4A</text:p>
          </table:table-cell>
          <table:table-cell office:value-type="string">
            <text:p>00272240d024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86">
            <text:p>8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BEACON</text:p>
          </table:table-cell>
          <table:table-cell office:value-type="string">
            <text:p><text:s/>&lt;=============== </text:p>
          </table:table-cell>
          <table:table-cell office:value-type="string">
            <text:p><text:s text:c="8"/>Arduino Yun-90A2DAF21169</text:p>
          </table:table-cell>
          <table:table-cell office:value-type="string">
            <text:p>90a2daf21169</text:p>
          </table:table-cell>
          <table:table-cell table:number-columns-repeated="2"/>
          <table:table-cell office:value-type="float" office:value="11">
            <text:p>11</text:p>
          </table:table-cell>
          <table:table-cell table:number-columns-repeated="3"/>
          <table:table-cell office:value-type="float" office:value="57">
            <text:p>57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BEACON</text:p>
          </table:table-cell>
          <table:table-cell office:value-type="string">
            <text:p><text:s/>&lt;=============== </text:p>
          </table:table-cell>
          <table:table-cell office:value-type="string">
            <text:p><text:s text:c="18"/>WIND-WiFi-890D</text:p>
          </table:table-cell>
          <table:table-cell office:value-type="string">
            <text:p>9cc17228890d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93">
            <text:p>9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BEACON</text:p>
          </table:table-cell>
          <table:table-cell office:value-type="string">
            <text:p><text:s/>&lt;=============== </text:p>
          </table:table-cell>
          <table:table-cell office:value-type="string">
            <text:p><text:s text:c="8"/>Arduino Yun-90A2DAF21169</text:p>
          </table:table-cell>
          <table:table-cell office:value-type="string">
            <text:p>3052cba4b821</text:p>
          </table:table-cell>
          <table:table-cell table:number-columns-repeated="2"/>
          <table:table-cell office:value-type="float" office:value="11">
            <text:p>11</text:p>
          </table:table-cell>
          <table:table-cell table:number-columns-repeated="3"/>
          <table:table-cell office:value-type="float" office:value="54">
            <text:p>5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BEACON</text:p>
          </table:table-cell>
          <table:table-cell office:value-type="string">
            <text:p><text:s/>&lt;=============== </text:p>
          </table:table-cell>
          <table:table-cell office:value-type="string">
            <text:p><text:s text:c="17"/>iPhone di Piero</text:p>
          </table:table-cell>
          <table:table-cell office:value-type="string">
            <text:p>ba53ac4aab45</text:p>
          </table:table-cell>
          <table:table-cell table:number-columns-repeated="2"/>
          <table:table-cell office:value-type="float" office:value="11">
            <text:p>11</text:p>
          </table:table-cell>
          <table:table-cell table:number-columns-repeated="3"/>
          <table:table-cell office:value-type="float" office:value="95">
            <text:p>9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7cc5378fd2fa ==&gt; </text:p>
          </table:table-cell>
          <table:table-cell office:value-type="string">
            <text:p><text:s text:c="16"/>free hotspot E4A</text:p>
          </table:table-cell>
          <table:table-cell office:value-type="float" office:value="333300000016">
            <text:p>333300000016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78">
            <text:p>7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BEACON</text:p>
          </table:table-cell>
          <table:table-cell office:value-type="string">
            <text:p><text:s/>&lt;=============== </text:p>
          </table:table-cell>
          <table:table-cell office:value-type="string">
            <text:p><text:s text:c="32"/></text:p>
          </table:table-cell>
          <table:table-cell office:value-type="string">
            <text:p>f05b7bb01958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85">
            <text:p>8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90fd6122d617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79">
            <text:p>7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BEACON</text:p>
          </table:table-cell>
          <table:table-cell office:value-type="string">
            <text:p><text:s/>&lt;=============== </text:p>
          </table:table-cell>
          <table:table-cell office:value-type="string">
            <text:p><text:s text:c="23"/>AndroidAP</text:p>
          </table:table-cell>
          <table:table-cell office:value-type="string">
            <text:p>021a11f8cdbf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55">
            <text:p>5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exceeded max aps_known</text:p>
          </table:table-cell>
          <table:table-cell table:number-columns-repeated="10"/>
        </table:table-row>
        <table:table-row table:style-name="ro1">
          <table:table-cell office:value-type="string">
            <text:p>BEACON</text:p>
          </table:table-cell>
          <table:table-cell office:value-type="string">
            <text:p><text:s/>&lt;=============== </text:p>
          </table:table-cell>
          <table:table-cell office:value-type="string">
            <text:p><text:s text:c="16"/>free hotspot E4A</text:p>
          </table:table-cell>
          <table:table-cell office:value-type="string">
            <text:p>00272240cfab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73">
            <text:p>7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BEACON</text:p>
          </table:table-cell>
          <table:table-cell office:value-type="string">
            <text:p><text:s/>&lt;=============== </text:p>
          </table:table-cell>
          <table:table-cell office:value-type="string">
            <text:p><text:s text:c="8"/>Arduino Yun-90A2DAF21169</text:p>
          </table:table-cell>
          <table:table-cell office:value-type="string">
            <text:p>90a2daf21169</text:p>
          </table:table-cell>
          <table:table-cell table:number-columns-repeated="2"/>
          <table:table-cell office:value-type="float" office:value="11">
            <text:p>11</text:p>
          </table:table-cell>
          <table:table-cell table:number-columns-repeated="3"/>
          <table:table-cell office:value-type="float" office:value="69">
            <text:p>6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BEACON</text:p>
          </table:table-cell>
          <table:table-cell office:value-type="string">
            <text:p><text:s/>&lt;=============== </text:p>
          </table:table-cell>
          <table:table-cell office:value-type="string">
            <text:p><text:s text:c="18"/>WIND-WiFi-890D</text:p>
          </table:table-cell>
          <table:table-cell office:value-type="string">
            <text:p>9cc17228890d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88">
            <text:p>8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BEACON</text:p>
          </table:table-cell>
          <table:table-cell office:value-type="string">
            <text:p><text:s/>&lt;=============== </text:p>
          </table:table-cell>
          <table:table-cell office:value-type="string">
            <text:p><text:s text:c="16"/>free hotspot E4A</text:p>
          </table:table-cell>
          <table:table-cell office:value-type="string">
            <text:p>00272240d024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76">
            <text:p>7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BEACON</text:p>
          </table:table-cell>
          <table:table-cell office:value-type="string">
            <text:p><text:s/>&lt;=============== </text:p>
          </table:table-cell>
          <table:table-cell office:value-type="string">
            <text:p><text:s text:c="18"/>WIND-WiFi-890D</text:p>
          </table:table-cell>
          <table:table-cell office:value-type="string">
            <text:p>680715b91a04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85">
            <text:p>8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182195622e58 ==&gt; </text:p>
          </table:table-cell>
          <table:table-cell office:value-type="string">
            <text:p><text:s text:c="16"/>free hotspot E4A</text:p>
          </table:table-cell>
          <table:table-cell office:value-type="float" office:value="333300000002">
            <text:p>333300000002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65">
            <text:p>6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102f6bbc3edc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70">
            <text:p>7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149a10c3b7b0 ==&gt; <text:s text:c="3"/>Unknown/Malformed packet 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e4f89cb5d943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79">
            <text:p>7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404d7f681420 ==&gt; </text:p>
          </table:table-cell>
          <table:table-cell office:value-type="string">
            <text:p><text:s text:c="16"/>free hotspot E4A</text:p>
          </table:table-cell>
          <table:table-cell office:value-type="float" office:value="333300000016">
            <text:p>333300000016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81">
            <text:p>8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exceeded max aps_known</text:p>
          </table:table-cell>
          <table:table-cell table:number-columns-repeated="10"/>
        </table:table-row>
        <table:table-row table:style-name="ro1">
          <table:table-cell office:value-type="string">
            <text:p>BEACON</text:p>
          </table:table-cell>
          <table:table-cell office:value-type="string">
            <text:p><text:s/>&lt;=============== </text:p>
          </table:table-cell>
          <table:table-cell office:value-type="string">
            <text:p><text:s text:c="8"/>Arduino Yun-90A2DAF21169</text:p>
          </table:table-cell>
          <table:table-cell office:value-type="string">
            <text:p>90a2daf21169</text:p>
          </table:table-cell>
          <table:table-cell table:number-columns-repeated="2"/>
          <table:table-cell office:value-type="float" office:value="11">
            <text:p>11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BEACON</text:p>
          </table:table-cell>
          <table:table-cell office:value-type="string">
            <text:p><text:s/>&lt;=============== </text:p>
          </table:table-cell>
          <table:table-cell office:value-type="string">
            <text:p><text:s text:c="16"/>free hotspot E4A</text:p>
          </table:table-cell>
          <table:table-cell office:value-type="string">
            <text:p>00272240d024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79">
            <text:p>7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BEACON</text:p>
          </table:table-cell>
          <table:table-cell office:value-type="string">
            <text:p><text:s/>&lt;=============== </text:p>
          </table:table-cell>
          <table:table-cell office:value-type="string">
            <text:p><text:s text:c="16"/>free hotspot E4A</text:p>
          </table:table-cell>
          <table:table-cell office:value-type="string">
            <text:p>00272240cfab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73">
            <text:p>7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BEACON</text:p>
          </table:table-cell>
          <table:table-cell office:value-type="string">
            <text:p><text:s/>&lt;=============== </text:p>
          </table:table-cell>
          <table:table-cell office:value-type="string">
            <text:p><text:s text:c="18"/>WIND-WiFi-890D</text:p>
          </table:table-cell>
          <table:table-cell office:value-type="string">
            <text:p>9cc17228890d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95">
            <text:p>9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f4cb52558bb9 ==&gt; </text:p>
          </table:table-cell>
          <table:table-cell office:value-type="string">
            <text:p><text:s text:c="16"/>free hotspot E4A</text:p>
          </table:table-cell>
          <table:table-cell office:value-type="string">
            <text:p>3333ff558bb9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71">
            <text:p>7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e8de27eb7206 ==&gt; </text:p>
          </table:table-cell>
          <table:table-cell office:value-type="string">
            <text:p><text:s text:c="16"/>free hotspot E4A</text:p>
          </table:table-cell>
          <table:table-cell table:style-name="ce1" office:value-type="float" office:value="10050">
            <text:p>1,01E+004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69">
            <text:p>69</text:p>
          </table:table-cell>
        </table:table-row>
      </table:table>
      <table:table table:name="AP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7" table:default-cell-style-name="Default"/>
        <table:table-row table:style-name="ro1">
          <table:table-cell office:value-type="string">
            <text:p>Type</text:p>
          </table:table-cell>
          <table:table-cell/>
          <table:table-cell office:value-type="string">
            <text:p>SSID</text:p>
          </table:table-cell>
          <table:table-cell office:value-type="string">
            <text:p>MAC</text:p>
          </table:table-cell>
          <table:table-cell table:number-columns-repeated="2"/>
          <table:table-cell office:value-type="string">
            <text:p>CHANNEL</text:p>
          </table:table-cell>
          <table:table-cell table:number-columns-repeated="3"/>
          <table:table-cell office:value-type="string">
            <text:p>POWER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BEACON</text:p>
          </table:table-cell>
          <table:table-cell office:value-type="string">
            <text:p><text:s/>&lt;=============== </text:p>
          </table:table-cell>
          <table:table-cell office:value-type="string">
            <text:p><text:s text:c="16"/>free hotspot E4A</text:p>
          </table:table-cell>
          <table:table-cell office:value-type="string">
            <text:p>00272240Cfab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85">
            <text:p>85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000000000a00 ==&gt; <text:s text:c="3"/>Unknown/Malformed packet </text:p>
          </table:table-cell>
          <table:table-cell table:number-columns-repeated="9"/>
        </table:table-row>
        <table:table-row table:style-name="ro1" table:visibility="filter">
          <table:table-cell table:number-columns-repeated="5"/>
          <table:table-cell table:style-name="ce2"/>
          <table:table-cell table:number-columns-repeated="5"/>
        </table:table-row>
        <table:table-row table:style-name="ro1">
          <table:table-cell office:value-type="string">
            <text:p>BEACON</text:p>
          </table:table-cell>
          <table:table-cell office:value-type="string">
            <text:p><text:s/>&lt;=============== </text:p>
          </table:table-cell>
          <table:table-cell office:value-type="string">
            <text:p><text:s text:c="16"/>free hotspot E4A</text:p>
          </table:table-cell>
          <table:table-cell office:value-type="string">
            <text:p>00272240D024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87">
            <text:p>87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000000000a01 ==&gt; </text:p>
          </table:table-cell>
          <table:table-cell office:value-type="string">
            <text:p><text:s text:c="16"/>free hotspot E4A</text:p>
          </table:table-cell>
          <table:table-cell office:value-type="string">
            <text:p>01005E130dfe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87">
            <text:p>87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0019998e733b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87">
            <text:p>87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b0a2e721b02c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87">
            <text:p>87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7802f8fe2d0c ==&gt; </text:p>
          </table:table-cell>
          <table:table-cell office:value-type="string">
            <text:p><text:s text:c="16"/>free hotspot E4A</text:p>
          </table:table-cell>
          <table:table-cell office:value-type="float" office:value="333300000016">
            <text:p>333300000016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92">
            <text:p>92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0019999a96fa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85">
            <text:p>85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000f20e536b5 ==&gt; </text:p>
          </table:table-cell>
          <table:table-cell office:value-type="string">
            <text:p><text:s text:c="16"/>free hotspot E4A</text:p>
          </table:table-cell>
          <table:table-cell office:value-type="string">
            <text:p>0180c200000e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63">
            <text:p>63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001d60b46b03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63">
            <text:p>63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000f20e536b6 ==&gt; </text:p>
          </table:table-cell>
          <table:table-cell office:value-type="string">
            <text:p><text:s text:c="16"/>free hotspot E4A</text:p>
          </table:table-cell>
          <table:table-cell office:value-type="string">
            <text:p>0180c200000e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89">
            <text:p>89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001c7f53167d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88">
            <text:p>88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00199984d0d9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88">
            <text:p>88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BEACON</text:p>
          </table:table-cell>
          <table:table-cell office:value-type="string">
            <text:p><text:s/>&lt;=============== </text:p>
          </table:table-cell>
          <table:table-cell office:value-type="string">
            <text:p><text:s text:c="16"/>free hotspot E4A</text:p>
          </table:table-cell>
          <table:table-cell office:value-type="string">
            <text:p>00272240cfab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76">
            <text:p>76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BEACON</text:p>
          </table:table-cell>
          <table:table-cell office:value-type="string">
            <text:p><text:s/>&lt;=============== </text:p>
          </table:table-cell>
          <table:table-cell office:value-type="string">
            <text:p><text:s text:c="16"/>free hotspot E4A</text:p>
          </table:table-cell>
          <table:table-cell office:value-type="string">
            <text:p>00272240d024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85">
            <text:p>85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BEACON</text:p>
          </table:table-cell>
          <table:table-cell office:value-type="string">
            <text:p><text:s/>&lt;=============== </text:p>
          </table:table-cell>
          <table:table-cell office:value-type="string">
            <text:p><text:s text:c="23"/>AndroidAP</text:p>
          </table:table-cell>
          <table:table-cell office:value-type="string">
            <text:p>021a11f72be6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66">
            <text:p>66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000000000a01 ==&gt; </text:p>
          </table:table-cell>
          <table:table-cell office:value-type="string">
            <text:p><text:s text:c="16"/>free hotspot E4A</text:p>
          </table:table-cell>
          <table:table-cell office:value-type="string">
            <text:p>01005e130dfe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67">
            <text:p>67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000000000a00 ==&gt; </text:p>
          </table:table-cell>
          <table:table-cell office:value-type="string">
            <text:p><text:s text:c="16"/>free hotspot E4A</text:p>
          </table:table-cell>
          <table:table-cell office:value-type="string">
            <text:p>01005e130dfe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66">
            <text:p>66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001f3b1a9d2d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63">
            <text:p>63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001d60b4140f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65">
            <text:p>65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fe01d951b3f1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67">
            <text:p>67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b08900c0d2c2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75">
            <text:p>75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0019998e733b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BEACON</text:p>
          </table:table-cell>
          <table:table-cell office:value-type="string">
            <text:p><text:s/>&lt;=============== </text:p>
          </table:table-cell>
          <table:table-cell office:value-type="string">
            <text:p><text:s text:c="16"/>free hotspot E4A</text:p>
          </table:table-cell>
          <table:table-cell office:value-type="string">
            <text:p>00156d7ec435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3"/>
          <table:table-cell office:value-type="float" office:value="93">
            <text:p>93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000000000a00 ==&gt; <text:s text:c="3"/>Unknown/Malformed packet </text:p>
          </table:table-cell>
          <table:table-cell table:number-columns-repeated="9"/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BEACON</text:p>
          </table:table-cell>
          <table:table-cell office:value-type="string">
            <text:p><text:s/>&lt;=============== </text:p>
          </table:table-cell>
          <table:table-cell office:value-type="string">
            <text:p><text:s text:c="16"/>free hotspot E4A</text:p>
          </table:table-cell>
          <table:table-cell office:value-type="string">
            <text:p>00272240cfab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93">
            <text:p>93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000000000a01 ==&gt; </text:p>
          </table:table-cell>
          <table:table-cell office:value-type="string">
            <text:p><text:s text:c="16"/>free hotspot E4A</text:p>
          </table:table-cell>
          <table:table-cell office:value-type="string">
            <text:p>01005e130dfe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93">
            <text:p>93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001f3b1a9d2d ==&gt; </text:p>
          </table:table-cell>
          <table:table-cell office:value-type="string">
            <text:p><text:s text:c="16"/>free hotspot E4A</text:p>
          </table:table-cell>
          <table:table-cell office:value-type="float" office:value="333300010002">
            <text:p>333300010002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92">
            <text:p>92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BEACON</text:p>
          </table:table-cell>
          <table:table-cell office:value-type="string">
            <text:p><text:s/>&lt;=============== </text:p>
          </table:table-cell>
          <table:table-cell office:value-type="string">
            <text:p><text:s text:c="16"/>free hotspot E4A</text:p>
          </table:table-cell>
          <table:table-cell office:value-type="string">
            <text:p>00272240d024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92">
            <text:p>92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BEACON</text:p>
          </table:table-cell>
          <table:table-cell office:value-type="string">
            <text:p><text:s/>&lt;=============== </text:p>
          </table:table-cell>
          <table:table-cell office:value-type="string">
            <text:p><text:s text:c="23"/>AndroidAP</text:p>
          </table:table-cell>
          <table:table-cell office:value-type="string">
            <text:p>021a11f72be6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94">
            <text:p>94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c01885867d2c ==&gt; </text:p>
          </table:table-cell>
          <table:table-cell office:value-type="string">
            <text:p><text:s text:c="16"/>free hotspot E4A</text:p>
          </table:table-cell>
          <table:table-cell office:value-type="float" office:value="333300010003">
            <text:p>333300010003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84">
            <text:p>84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BEACON</text:p>
          </table:table-cell>
          <table:table-cell office:value-type="string">
            <text:p><text:s/>&lt;=============== </text:p>
          </table:table-cell>
          <table:table-cell office:value-type="string">
            <text:p><text:s text:c="18"/>Digicom_973651</text:p>
          </table:table-cell>
          <table:table-cell office:value-type="string">
            <text:p>00a0a2973651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91">
            <text:p>91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0019999a96fa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51">
            <text:p>51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f4cb52558a3a ==&gt; <text:s text:c="3"/>Unknown/Malformed packet </text:p>
          </table:table-cell>
          <table:table-cell table:number-columns-repeated="9"/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24ec9996d84a ==&gt; </text:p>
          </table:table-cell>
          <table:table-cell office:value-type="string">
            <text:p><text:s text:c="23"/>AndroidAP</text:p>
          </table:table-cell>
          <table:table-cell office:value-type="string">
            <text:p>021a11f72be6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87">
            <text:p>87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00e0d80412d4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58">
            <text:p>58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b08900c0d2c2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65">
            <text:p>65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001c7f531635 ==&gt; </text:p>
          </table:table-cell>
          <table:table-cell office:value-type="string">
            <text:p><text:s text:c="16"/>free hotspot E4A</text:p>
          </table:table-cell>
          <table:table-cell office:value-type="string">
            <text:p>01005e130dfe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72">
            <text:p>72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12ec7568df35 ==&gt; <text:s text:c="3"/>Unknown/Malformed packet </text:p>
          </table:table-cell>
          <table:table-cell table:number-columns-repeated="9"/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382de8d9dd0d ==&gt; </text:p>
          </table:table-cell>
          <table:table-cell office:value-type="string">
            <text:p><text:s text:c="16"/>free hotspot E4A</text:p>
          </table:table-cell>
          <table:table-cell office:value-type="float" office:value="333300000002">
            <text:p>333300000002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61">
            <text:p>61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c8ff28300c69 ==&gt; </text:p>
          </table:table-cell>
          <table:table-cell office:value-type="string">
            <text:p><text:s text:c="23"/>AndroidAP</text:p>
          </table:table-cell>
          <table:table-cell office:value-type="string">
            <text:p>021a11f72be6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89">
            <text:p>89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000f20e536b5 ==&gt; </text:p>
          </table:table-cell>
          <table:table-cell office:value-type="string">
            <text:p><text:s text:c="16"/>free hotspot E4A</text:p>
          </table:table-cell>
          <table:table-cell office:value-type="string">
            <text:p>0180c200000e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73">
            <text:p>73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0019999a9700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77">
            <text:p>77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fe01d951b3f1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72">
            <text:p>72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000f20e536b6 ==&gt; </text:p>
          </table:table-cell>
          <table:table-cell office:value-type="string">
            <text:p><text:s text:c="16"/>free hotspot E4A</text:p>
          </table:table-cell>
          <table:table-cell office:value-type="string">
            <text:p>0180c200000e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93">
            <text:p>93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001d60b45be7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74">
            <text:p>74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001c7f53167d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88">
            <text:p>88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d0c5f3cfa2cb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68">
            <text:p>68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0019998e733b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88">
            <text:p>88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18f46ab11cea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65">
            <text:p>65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a881950fe4ea ==&gt; </text:p>
          </table:table-cell>
          <table:table-cell office:value-type="string">
            <text:p><text:s text:c="16"/>free hotspot E4A</text:p>
          </table:table-cell>
          <table:table-cell office:value-type="float" office:value="333300000002">
            <text:p>333300000002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73">
            <text:p>73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BEACON</text:p>
          </table:table-cell>
          <table:table-cell office:value-type="string">
            <text:p><text:s/>&lt;=============== </text:p>
          </table:table-cell>
          <table:table-cell office:value-type="string">
            <text:p><text:s text:c="8"/>Arduino Yun-90A2DAF21169</text:p>
          </table:table-cell>
          <table:table-cell office:value-type="string">
            <text:p>90a2daf21169</text:p>
          </table:table-cell>
          <table:table-cell table:number-columns-repeated="2"/>
          <table:table-cell office:value-type="float" office:value="11">
            <text:p>11</text:p>
          </table:table-cell>
          <table:table-cell table:number-columns-repeated="3"/>
          <table:table-cell office:value-type="float" office:value="54">
            <text:p>54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0019998ebb71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74">
            <text:p>74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3052cba4b821 ==&gt; </text:p>
          </table:table-cell>
          <table:table-cell office:value-type="string">
            <text:p><text:s text:c="8"/>Arduino Yun-90A2DAF21169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11">
            <text:p>11</text:p>
          </table:table-cell>
          <table:table-cell table:number-columns-repeated="3"/>
          <table:table-cell office:value-type="float" office:value="59">
            <text:p>59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b0a2e721b02c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77">
            <text:p>77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000000000a01 ==&gt; </text:p>
          </table:table-cell>
          <table:table-cell office:value-type="string">
            <text:p><text:s text:c="31"/></text:p>
          </table:table-cell>
          <table:table-cell office:value-type="string">
            <text:p>01005e130dfe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64">
            <text:p>64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+INQ</text:p>
          </table:table-cell>
          <table:table-cell office:value-type="float" office:value="3052">
            <text:p>3052</text:p>
          </table:table-cell>
          <table:table-cell office:value-type="string">
            <text:p>CB</text:p>
          </table:table-cell>
          <table:table-cell table:number-columns-repeated="8"/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BEACON</text:p>
          </table:table-cell>
          <table:table-cell office:value-type="string">
            <text:p><text:s/>&lt;=============== </text:p>
          </table:table-cell>
          <table:table-cell office:value-type="string">
            <text:p><text:s text:c="23"/>AndroidAP</text:p>
          </table:table-cell>
          <table:table-cell office:value-type="string">
            <text:p>021a11fcd397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55">
            <text:p>55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083e8ebd8e53 ==&gt; </text:p>
          </table:table-cell>
          <table:table-cell office:value-type="string">
            <text:p><text:s text:c="31"/></text:p>
          </table:table-cell>
          <table:table-cell office:value-type="float" office:value="333300010003">
            <text:p>333300010003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84">
            <text:p>84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fe3a3167c981 ==&gt; <text:s text:c="3"/>Unknown/Malformed packet </text:p>
          </table:table-cell>
          <table:table-cell table:number-columns-repeated="9"/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f45c898a5afd ==&gt; <text:s text:c="3"/>Unknown/Malformed packet </text:p>
          </table:table-cell>
          <table:table-cell table:number-columns-repeated="9"/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78929c90fc3e ==&gt; <text:s text:c="3"/>Unknown/Malformed packet </text:p>
          </table:table-cell>
          <table:table-cell table:number-columns-repeated="9"/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BEACON</text:p>
          </table:table-cell>
          <table:table-cell office:value-type="string">
            <text:p><text:s/>&lt;=============== </text:p>
          </table:table-cell>
          <table:table-cell office:value-type="string">
            <text:p><text:s text:c="16"/>free hotspot E4A</text:p>
          </table:table-cell>
          <table:table-cell office:value-type="string">
            <text:p>00272240cfab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69">
            <text:p>69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+INQ</text:p>
          </table:table-cell>
          <table:table-cell office:value-type="float" office:value="3052">
            <text:p>3052</text:p>
          </table:table-cell>
          <table:table-cell office:value-type="string">
            <text:p>CB</text:p>
          </table:table-cell>
          <table:table-cell table:number-columns-repeated="8"/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BEACON</text:p>
          </table:table-cell>
          <table:table-cell office:value-type="string">
            <text:p><text:s/>&lt;=============== </text:p>
          </table:table-cell>
          <table:table-cell office:value-type="string">
            <text:p><text:s text:c="8"/>Arduino Yun-90A2DAF21169</text:p>
          </table:table-cell>
          <table:table-cell office:value-type="string">
            <text:p>90a2daf21169</text:p>
          </table:table-cell>
          <table:table-cell table:number-columns-repeated="2"/>
          <table:table-cell office:value-type="float" office:value="11">
            <text:p>11</text:p>
          </table:table-cell>
          <table:table-cell table:number-columns-repeated="3"/>
          <table:table-cell office:value-type="float" office:value="64">
            <text:p>64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+INQ</text:p>
          </table:table-cell>
          <table:table-cell office:value-type="float" office:value="3052">
            <text:p>3052</text:p>
          </table:table-cell>
          <table:table-cell office:value-type="string">
            <text:p>CB</text:p>
          </table:table-cell>
          <table:table-cell table:number-columns-repeated="8"/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+INQ</text:p>
          </table:table-cell>
          <table:table-cell office:value-type="float" office:value="3052">
            <text:p>3052</text:p>
          </table:table-cell>
          <table:table-cell office:value-type="string">
            <text:p>CB</text:p>
          </table:table-cell>
          <table:table-cell table:number-columns-repeated="8"/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001f3b1a9d2d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69">
            <text:p>69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+INQ</text:p>
          </table:table-cell>
          <table:table-cell office:value-type="float" office:value="3052">
            <text:p>3052</text:p>
          </table:table-cell>
          <table:table-cell office:value-type="string">
            <text:p>CB</text:p>
          </table:table-cell>
          <table:table-cell table:number-columns-repeated="8"/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acbc32b911df ==&gt; </text:p>
          </table:table-cell>
          <table:table-cell office:value-type="string">
            <text:p><text:s text:c="16"/>free hotspot E4A</text:p>
          </table:table-cell>
          <table:table-cell office:value-type="string">
            <text:p>fe3a3167c981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87">
            <text:p>87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3052cba4b821 ==&gt; </text:p>
          </table:table-cell>
          <table:table-cell office:value-type="string">
            <text:p><text:s text:c="8"/>Arduino Yun-90A2DAF21169</text:p>
          </table:table-cell>
          <table:table-cell office:value-type="string">
            <text:p>90a2daf21169</text:p>
          </table:table-cell>
          <table:table-cell table:number-columns-repeated="2"/>
          <table:table-cell office:value-type="float" office:value="11">
            <text:p>11</text:p>
          </table:table-cell>
          <table:table-cell table:number-columns-repeated="3"/>
          <table:table-cell office:value-type="float" office:value="53">
            <text:p>53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fe01d951b3f1 ==&gt; </text:p>
          </table:table-cell>
          <table:table-cell office:value-type="string">
            <text:p><text:s text:c="31"/>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66">
            <text:p>66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+INQ</text:p>
          </table:table-cell>
          <table:table-cell office:value-type="float" office:value="3052">
            <text:p>3052</text:p>
          </table:table-cell>
          <table:table-cell office:value-type="string">
            <text:p>CB</text:p>
          </table:table-cell>
          <table:table-cell table:number-columns-repeated="8"/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+INQ</text:p>
          </table:table-cell>
          <table:table-cell office:value-type="float" office:value="3052">
            <text:p>3052</text:p>
          </table:table-cell>
          <table:table-cell office:value-type="string">
            <text:p>CB</text:p>
          </table:table-cell>
          <table:table-cell table:number-columns-repeated="8"/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000f20e536b6 ==&gt; </text:p>
          </table:table-cell>
          <table:table-cell office:value-type="string">
            <text:p><text:s text:c="31"/></text:p>
          </table:table-cell>
          <table:table-cell office:value-type="string">
            <text:p>0180c200000e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63">
            <text:p>63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bcf5acf590a2 ==&gt; </text:p>
          </table:table-cell>
          <table:table-cell office:value-type="string">
            <text:p><text:s text:c="31"/></text:p>
          </table:table-cell>
          <table:table-cell office:value-type="string">
            <text:p>fe3a3167c98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68">
            <text:p>68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24ec9996d84a ==&gt; </text:p>
          </table:table-cell>
          <table:table-cell office:value-type="string">
            <text:p><text:s text:c="23"/>AndroidAP</text:p>
          </table:table-cell>
          <table:table-cell office:value-type="string">
            <text:p>021a11fcd397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73">
            <text:p>73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0019998e733b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73">
            <text:p>73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f0c1f18fc394 ==&gt; </text:p>
          </table:table-cell>
          <table:table-cell office:value-type="string">
            <text:p><text:s text:c="31"/>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66">
            <text:p>66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001d60b4140f ==&gt; </text:p>
          </table:table-cell>
          <table:table-cell office:value-type="string">
            <text:p><text:s text:c="31"/>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69">
            <text:p>69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00e0d80412d4 ==&gt; </text:p>
          </table:table-cell>
          <table:table-cell office:value-type="string">
            <text:p><text:s text:c="31"/>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66">
            <text:p>66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c8f650da796a ==&gt; </text:p>
          </table:table-cell>
          <table:table-cell office:value-type="string">
            <text:p><text:s text:c="16"/>free hotspot E4A</text:p>
          </table:table-cell>
          <table:table-cell office:value-type="string">
            <text:p>fe3a3167c981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78">
            <text:p>78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a881950fe4ea ==&gt; </text:p>
          </table:table-cell>
          <table:table-cell office:value-type="string">
            <text:p><text:s text:c="31"/>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66">
            <text:p>66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001c7f531635 ==&gt; </text:p>
          </table:table-cell>
          <table:table-cell office:value-type="string">
            <text:p><text:s text:c="16"/>free hotspot E4A</text:p>
          </table:table-cell>
          <table:table-cell office:value-type="string">
            <text:p>01005e130dfe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66">
            <text:p>66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00199984d0d9 ==&gt; </text:p>
          </table:table-cell>
          <table:table-cell office:value-type="string">
            <text:p><text:s text:c="31"/>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68">
            <text:p>68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001c7f53167d ==&gt; </text:p>
          </table:table-cell>
          <table:table-cell office:value-type="string">
            <text:p><text:s text:c="16"/>free hotspot E4A</text:p>
          </table:table-cell>
          <table:table-cell office:value-type="string">
            <text:p>01005e130dfe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64">
            <text:p>64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182195622e58 ==&gt; </text:p>
          </table:table-cell>
          <table:table-cell office:value-type="string">
            <text:p><text:s text:c="31"/></text:p>
          </table:table-cell>
          <table:table-cell office:value-type="float" office:value="333300000002">
            <text:p>333300000002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69">
            <text:p>69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3423873c8a03 ==&gt; </text:p>
          </table:table-cell>
          <table:table-cell office:value-type="string">
            <text:p><text:s text:c="31"/></text:p>
          </table:table-cell>
          <table:table-cell office:value-type="string">
            <text:p>01005e0000fc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68">
            <text:p>68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a402b95ac40e ==&gt; </text:p>
          </table:table-cell>
          <table:table-cell office:value-type="string">
            <text:p><text:s text:c="16"/>free hotspot E4A</text:p>
          </table:table-cell>
          <table:table-cell office:value-type="float" office:value="333300000016">
            <text:p>333300000016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76">
            <text:p>76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0019999a9700 ==&gt; </text:p>
          </table:table-cell>
          <table:table-cell office:value-type="string">
            <text:p><text:s text:c="31"/>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61">
            <text:p>61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+INQ</text:p>
          </table:table-cell>
          <table:table-cell office:value-type="string">
            <text:p>40B0</text:p>
          </table:table-cell>
          <table:table-cell office:value-type="string">
            <text:p>FA</text:p>
          </table:table-cell>
          <table:table-cell table:number-columns-repeated="8"/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+INQ</text:p>
          </table:table-cell>
          <table:table-cell office:value-type="string">
            <text:p>40B0</text:p>
          </table:table-cell>
          <table:table-cell office:value-type="string">
            <text:p>FA</text:p>
          </table:table-cell>
          <table:table-cell table:number-columns-repeated="8"/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+INQ</text:p>
          </table:table-cell>
          <table:table-cell office:value-type="string">
            <text:p>40B0</text:p>
          </table:table-cell>
          <table:table-cell office:value-type="string">
            <text:p>FA</text:p>
          </table:table-cell>
          <table:table-cell table:number-columns-repeated="8"/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+INQ</text:p>
          </table:table-cell>
          <table:table-cell office:value-type="string">
            <text:p>40B0</text:p>
          </table:table-cell>
          <table:table-cell office:value-type="string">
            <text:p>FA</text:p>
          </table:table-cell>
          <table:table-cell table:number-columns-repeated="8"/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+INQ</text:p>
          </table:table-cell>
          <table:table-cell office:value-type="string">
            <text:p>40B0</text:p>
          </table:table-cell>
          <table:table-cell office:value-type="string">
            <text:p>FA</text:p>
          </table:table-cell>
          <table:table-cell table:number-columns-repeated="8"/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+INQ</text:p>
          </table:table-cell>
          <table:table-cell office:value-type="string">
            <text:p>40B0</text:p>
          </table:table-cell>
          <table:table-cell office:value-type="string">
            <text:p>FA</text:p>
          </table:table-cell>
          <table:table-cell table:number-columns-repeated="8"/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+INQ</text:p>
          </table:table-cell>
          <table:table-cell office:value-type="string">
            <text:p>40B0</text:p>
          </table:table-cell>
          <table:table-cell office:value-type="string">
            <text:p>FA</text:p>
          </table:table-cell>
          <table:table-cell table:number-columns-repeated="8"/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+INQ</text:p>
          </table:table-cell>
          <table:table-cell office:value-type="string">
            <text:p>40B0</text:p>
          </table:table-cell>
          <table:table-cell office:value-type="string">
            <text:p>FA</text:p>
          </table:table-cell>
          <table:table-cell table:number-columns-repeated="8"/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+INQ</text:p>
          </table:table-cell>
          <table:table-cell office:value-type="string">
            <text:p>40B0</text:p>
          </table:table-cell>
          <table:table-cell office:value-type="string">
            <text:p>FA</text:p>
          </table:table-cell>
          <table:table-cell table:number-columns-repeated="8"/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+INQ</text:p>
          </table:table-cell>
          <table:table-cell office:value-type="string">
            <text:p>40B0</text:p>
          </table:table-cell>
          <table:table-cell office:value-type="string">
            <text:p>FA</text:p>
          </table:table-cell>
          <table:table-cell table:number-columns-repeated="8"/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+INQ</text:p>
          </table:table-cell>
          <table:table-cell office:value-type="string">
            <text:p>40B0</text:p>
          </table:table-cell>
          <table:table-cell office:value-type="string">
            <text:p>FA</text:p>
          </table:table-cell>
          <table:table-cell table:number-columns-repeated="8"/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+INQ</text:p>
          </table:table-cell>
          <table:table-cell office:value-type="string">
            <text:p>40B0</text:p>
          </table:table-cell>
          <table:table-cell office:value-type="string">
            <text:p>FA</text:p>
          </table:table-cell>
          <table:table-cell table:number-columns-repeated="8"/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+INQ</text:p>
          </table:table-cell>
          <table:table-cell office:value-type="string">
            <text:p>40B0</text:p>
          </table:table-cell>
          <table:table-cell office:value-type="string">
            <text:p>FA</text:p>
          </table:table-cell>
          <table:table-cell table:number-columns-repeated="8"/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+INQ</text:p>
          </table:table-cell>
          <table:table-cell office:value-type="string">
            <text:p>40B0</text:p>
          </table:table-cell>
          <table:table-cell office:value-type="string">
            <text:p>FA</text:p>
          </table:table-cell>
          <table:table-cell table:number-columns-repeated="8"/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+INQ</text:p>
          </table:table-cell>
          <table:table-cell office:value-type="string">
            <text:p>40B0</text:p>
          </table:table-cell>
          <table:table-cell office:value-type="string">
            <text:p>FA</text:p>
          </table:table-cell>
          <table:table-cell table:number-columns-repeated="8"/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+INQ</text:p>
          </table:table-cell>
          <table:table-cell office:value-type="string">
            <text:p>40B0</text:p>
          </table:table-cell>
          <table:table-cell office:value-type="string">
            <text:p>FA</text:p>
          </table:table-cell>
          <table:table-cell table:number-columns-repeated="8"/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+INQ</text:p>
          </table:table-cell>
          <table:table-cell office:value-type="string">
            <text:p>40B0</text:p>
          </table:table-cell>
          <table:table-cell office:value-type="string">
            <text:p>FA</text:p>
          </table:table-cell>
          <table:table-cell table:number-columns-repeated="8"/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+INQ</text:p>
          </table:table-cell>
          <table:table-cell office:value-type="string">
            <text:p>40B0</text:p>
          </table:table-cell>
          <table:table-cell office:value-type="string">
            <text:p>FA</text:p>
          </table:table-cell>
          <table:table-cell table:number-columns-repeated="8"/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+INQ</text:p>
          </table:table-cell>
          <table:table-cell office:value-type="string">
            <text:p>40B0</text:p>
          </table:table-cell>
          <table:table-cell office:value-type="string">
            <text:p>FA</text:p>
          </table:table-cell>
          <table:table-cell table:number-columns-repeated="8"/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+INQ</text:p>
          </table:table-cell>
          <table:table-cell office:value-type="string">
            <text:p>40B0</text:p>
          </table:table-cell>
          <table:table-cell office:value-type="string">
            <text:p>FA</text:p>
          </table:table-cell>
          <table:table-cell table:number-columns-repeated="8"/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+INQ</text:p>
          </table:table-cell>
          <table:table-cell office:value-type="string">
            <text:p>40B0</text:p>
          </table:table-cell>
          <table:table-cell office:value-type="string">
            <text:p>FA</text:p>
          </table:table-cell>
          <table:table-cell table:number-columns-repeated="8"/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+INQ</text:p>
          </table:table-cell>
          <table:table-cell office:value-type="string">
            <text:p>40B0</text:p>
          </table:table-cell>
          <table:table-cell office:value-type="string">
            <text:p>FA</text:p>
          </table:table-cell>
          <table:table-cell table:number-columns-repeated="8"/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+INQ</text:p>
          </table:table-cell>
          <table:table-cell office:value-type="string">
            <text:p>40B0</text:p>
          </table:table-cell>
          <table:table-cell office:value-type="string">
            <text:p>FA</text:p>
          </table:table-cell>
          <table:table-cell table:number-columns-repeated="8"/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90fd6122d617 ==&gt; </text:p>
          </table:table-cell>
          <table:table-cell office:value-type="string">
            <text:p><text:s text:c="16"/>free hotspot E4A</text:p>
          </table:table-cell>
          <table:table-cell office:value-type="string">
            <text:p>3333ff7d3b70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72">
            <text:p>72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0019999a96fa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72">
            <text:p>72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+INQ</text:p>
          </table:table-cell>
          <table:table-cell office:value-type="string">
            <text:p>40B0</text:p>
          </table:table-cell>
          <table:table-cell office:value-type="string">
            <text:p>FA</text:p>
          </table:table-cell>
          <table:table-cell table:number-columns-repeated="8"/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+INQ</text:p>
          </table:table-cell>
          <table:table-cell office:value-type="string">
            <text:p>40B0</text:p>
          </table:table-cell>
          <table:table-cell office:value-type="string">
            <text:p>FA</text:p>
          </table:table-cell>
          <table:table-cell table:number-columns-repeated="8"/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+INQ</text:p>
          </table:table-cell>
          <table:table-cell office:value-type="string">
            <text:p>40B0</text:p>
          </table:table-cell>
          <table:table-cell office:value-type="string">
            <text:p>FA</text:p>
          </table:table-cell>
          <table:table-cell table:number-columns-repeated="8"/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+INQ</text:p>
          </table:table-cell>
          <table:table-cell office:value-type="string">
            <text:p>40B0</text:p>
          </table:table-cell>
          <table:table-cell office:value-type="string">
            <text:p>FA</text:p>
          </table:table-cell>
          <table:table-cell table:number-columns-repeated="8"/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+INQ</text:p>
          </table:table-cell>
          <table:table-cell office:value-type="string">
            <text:p>40B0</text:p>
          </table:table-cell>
          <table:table-cell office:value-type="string">
            <text:p>FA</text:p>
          </table:table-cell>
          <table:table-cell table:number-columns-repeated="8"/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+INQ</text:p>
          </table:table-cell>
          <table:table-cell office:value-type="string">
            <text:p>40B0</text:p>
          </table:table-cell>
          <table:table-cell office:value-type="string">
            <text:p>FA</text:p>
          </table:table-cell>
          <table:table-cell table:number-columns-repeated="8"/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+INQ</text:p>
          </table:table-cell>
          <table:table-cell office:value-type="string">
            <text:p>40B0</text:p>
          </table:table-cell>
          <table:table-cell office:value-type="string">
            <text:p>FA</text:p>
          </table:table-cell>
          <table:table-cell table:number-columns-repeated="8"/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+INQ</text:p>
          </table:table-cell>
          <table:table-cell office:value-type="string">
            <text:p>40B0</text:p>
          </table:table-cell>
          <table:table-cell office:value-type="string">
            <text:p>FA</text:p>
          </table:table-cell>
          <table:table-cell table:number-columns-repeated="8"/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+INQ</text:p>
          </table:table-cell>
          <table:table-cell office:value-type="string">
            <text:p>40B0</text:p>
          </table:table-cell>
          <table:table-cell office:value-type="string">
            <text:p>FA</text:p>
          </table:table-cell>
          <table:table-cell table:number-columns-repeated="8"/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+INQ</text:p>
          </table:table-cell>
          <table:table-cell office:value-type="string">
            <text:p>40B0</text:p>
          </table:table-cell>
          <table:table-cell office:value-type="string">
            <text:p>FA</text:p>
          </table:table-cell>
          <table:table-cell table:number-columns-repeated="8"/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+INQ</text:p>
          </table:table-cell>
          <table:table-cell office:value-type="string">
            <text:p>40B0</text:p>
          </table:table-cell>
          <table:table-cell office:value-type="string">
            <text:p>FA</text:p>
          </table:table-cell>
          <table:table-cell table:number-columns-repeated="8"/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+INQ</text:p>
          </table:table-cell>
          <table:table-cell office:value-type="string">
            <text:p>40B0</text:p>
          </table:table-cell>
          <table:table-cell office:value-type="string">
            <text:p>FA</text:p>
          </table:table-cell>
          <table:table-cell table:number-columns-repeated="8"/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b08900c0d2c2 ==&gt; </text:p>
          </table:table-cell>
          <table:table-cell office:value-type="string">
            <text:p><text:s text:c="30"/>\#</text:p>
          </table:table-cell>
          <table:table-cell office:value-type="string">
            <text:p>9cc17228890d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82">
            <text:p>82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BEACON</text:p>
          </table:table-cell>
          <table:table-cell office:value-type="string">
            <text:p><text:s/>&lt;=============== </text:p>
          </table:table-cell>
          <table:table-cell office:value-type="string">
            <text:p><text:s text:c="23"/>AndroidAP</text:p>
          </table:table-cell>
          <table:table-cell office:value-type="string">
            <text:p>021a11ff688a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59">
            <text:p>59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+INQ</text:p>
          </table:table-cell>
          <table:table-cell office:value-type="string">
            <text:p>40B0</text:p>
          </table:table-cell>
          <table:table-cell office:value-type="string">
            <text:p>FA</text:p>
          </table:table-cell>
          <table:table-cell table:number-columns-repeated="8"/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+INQ</text:p>
          </table:table-cell>
          <table:table-cell office:value-type="string">
            <text:p>40B0</text:p>
          </table:table-cell>
          <table:table-cell office:value-type="string">
            <text:p>FA</text:p>
          </table:table-cell>
          <table:table-cell table:number-columns-repeated="8"/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+INQ</text:p>
          </table:table-cell>
          <table:table-cell office:value-type="string">
            <text:p>40B0</text:p>
          </table:table-cell>
          <table:table-cell office:value-type="string">
            <text:p>FA</text:p>
          </table:table-cell>
          <table:table-cell table:number-columns-repeated="8"/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+INQ</text:p>
          </table:table-cell>
          <table:table-cell office:value-type="string">
            <text:p>40B0</text:p>
          </table:table-cell>
          <table:table-cell office:value-type="string">
            <text:p>FA</text:p>
          </table:table-cell>
          <table:table-cell table:number-columns-repeated="8"/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+INQ</text:p>
          </table:table-cell>
          <table:table-cell office:value-type="string">
            <text:p>40B0</text:p>
          </table:table-cell>
          <table:table-cell office:value-type="string">
            <text:p>FA</text:p>
          </table:table-cell>
          <table:table-cell table:number-columns-repeated="8"/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+INQ</text:p>
          </table:table-cell>
          <table:table-cell office:value-type="string">
            <text:p>40B0</text:p>
          </table:table-cell>
          <table:table-cell office:value-type="string">
            <text:p>FA</text:p>
          </table:table-cell>
          <table:table-cell table:number-columns-repeated="8"/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680715b91a04 ==&gt; </text:p>
          </table:table-cell>
          <table:table-cell office:value-type="string">
            <text:p><text:s text:c="30"/>\#</text:p>
          </table:table-cell>
          <table:table-cell office:value-type="float" office:value="333300010003">
            <text:p>333300010003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89">
            <text:p>89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8001842621f7 ==&gt; </text:p>
          </table:table-cell>
          <table:table-cell office:value-type="string">
            <text:p><text:s text:c="31"/></text:p>
          </table:table-cell>
          <table:table-cell office:value-type="float" office:value="333300000016">
            <text:p>333300000016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65">
            <text:p>65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0019998ebb71 ==&gt; </text:p>
          </table:table-cell>
          <table:table-cell office:value-type="string">
            <text:p><text:s text:c="31"/>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63">
            <text:p>63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ccfa00f1493f ==&gt; </text:p>
          </table:table-cell>
          <table:table-cell office:value-type="string">
            <text:p><text:s text:c="16"/>free hotspot E4A</text:p>
          </table:table-cell>
          <table:table-cell office:value-type="string">
            <text:p>ccfa00f1493f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65">
            <text:p>65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60c5478e2dd4 ==&gt; </text:p>
          </table:table-cell>
          <table:table-cell office:value-type="string">
            <text:p><text:s text:c="31"/>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67">
            <text:p>67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<text:s/>free hotspot E4A</text:p>
          </table:table-cell>
          <table:table-cell office:value-type="string">
            <text:p><text:s text:c="2"/>00272240d024 <text:s text:c="3"/>5 <text:s text:c="3"/>-66</text:p>
          </table:table-cell>
          <table:table-cell table:number-columns-repeated="9"/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000000000a01 ==&gt; </text:p>
          </table:table-cell>
          <table:table-cell office:value-type="string">
            <text:p><text:s text:c="16"/>free hotspot E4A</text:p>
          </table:table-cell>
          <table:table-cell office:value-type="string">
            <text:p>01005e130dfe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66">
            <text:p>66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000000000a00 ==&gt; </text:p>
          </table:table-cell>
          <table:table-cell office:value-type="string">
            <text:p><text:s text:c="16"/>free hotspot E4A</text:p>
          </table:table-cell>
          <table:table-cell office:value-type="string">
            <text:p>01005e130dfe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67">
            <text:p>67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001f3b1a9d2d ==&gt; </text:p>
          </table:table-cell>
          <table:table-cell office:value-type="string">
            <text:p><text:s text:c="16"/>free hotspot E4A</text:p>
          </table:table-cell>
          <table:table-cell office:value-type="float" office:value="333300010003">
            <text:p>333300010003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66">
            <text:p>66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60c5478e2dd4 ==&gt; </text:p>
          </table:table-cell>
          <table:table-cell office:value-type="string">
            <text:p><text:s text:c="16"/>free hotspot E4A</text:p>
          </table:table-cell>
          <table:table-cell office:value-type="string">
            <text:p>01005e0000fb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66">
            <text:p>66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f45c898a5afd ==&gt; </text:p>
          </table:table-cell>
          <table:table-cell office:value-type="string">
            <text:p><text:s text:c="16"/>free hotspot E4A</text:p>
          </table:table-cell>
          <table:table-cell office:value-type="string">
            <text:p>01005e7ffffa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66">
            <text:p>66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fe3a3167c981 ==&gt; </text:p>
          </table:table-cell>
          <table:table-cell office:value-type="string">
            <text:p><text:s text:c="16"/>free hotspot E4A</text:p>
          </table:table-cell>
          <table:table-cell office:value-type="string">
            <text:p>60c5478e2dd4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71">
            <text:p>71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BEACON</text:p>
          </table:table-cell>
          <table:table-cell office:value-type="string">
            <text:p><text:s/>&lt;=============== </text:p>
          </table:table-cell>
          <table:table-cell office:value-type="string">
            <text:p><text:s text:c="16"/>free hotspot E4A</text:p>
          </table:table-cell>
          <table:table-cell office:value-type="string">
            <text:p>00272240cfab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73">
            <text:p>73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083e8ebd8e53 ==&gt; </text:p>
          </table:table-cell>
          <table:table-cell office:value-type="string">
            <text:p><text:s text:c="16"/>free hotspot E4A</text:p>
          </table:table-cell>
          <table:table-cell office:value-type="string">
            <text:p>fe3a3167c981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87">
            <text:p>87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78929c90fc3e ==&gt; </text:p>
          </table:table-cell>
          <table:table-cell office:value-type="string">
            <text:p><text:s text:c="16"/>free hotspot E4A</text:p>
          </table:table-cell>
          <table:table-cell office:value-type="string">
            <text:p>01005e7ffffa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73">
            <text:p>73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BEACON</text:p>
          </table:table-cell>
          <table:table-cell office:value-type="string">
            <text:p><text:s/>&lt;=============== </text:p>
          </table:table-cell>
          <table:table-cell office:value-type="string">
            <text:p><text:s text:c="8"/>Arduino Yun-90A2DAF21169</text:p>
          </table:table-cell>
          <table:table-cell office:value-type="string">
            <text:p>90a2daf21169</text:p>
          </table:table-cell>
          <table:table-cell table:number-columns-repeated="2"/>
          <table:table-cell office:value-type="float" office:value="11">
            <text:p>11</text:p>
          </table:table-cell>
          <table:table-cell table:number-columns-repeated="3"/>
          <table:table-cell office:value-type="float" office:value="66">
            <text:p>66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3052cba4b821 ==&gt; </text:p>
          </table:table-cell>
          <table:table-cell office:value-type="string">
            <text:p><text:s text:c="8"/>Arduino Yun-90A2DAF21169</text:p>
          </table:table-cell>
          <table:table-cell office:value-type="string">
            <text:p>33330000000c</text:p>
          </table:table-cell>
          <table:table-cell table:number-columns-repeated="2"/>
          <table:table-cell office:value-type="float" office:value="11">
            <text:p>11</text:p>
          </table:table-cell>
          <table:table-cell table:number-columns-repeated="3"/>
          <table:table-cell office:value-type="float" office:value="67">
            <text:p>67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BEACON</text:p>
          </table:table-cell>
          <table:table-cell office:value-type="string">
            <text:p><text:s/>&lt;=============== </text:p>
          </table:table-cell>
          <table:table-cell office:value-type="string">
            <text:p><text:s text:c="18"/>WIND-WiFi-890D</text:p>
          </table:table-cell>
          <table:table-cell office:value-type="string">
            <text:p>9cc17228890d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95">
            <text:p>95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0019999a9700 ==&gt; </text:p>
          </table:table-cell>
          <table:table-cell office:value-type="string">
            <text:p><text:s text:c="16"/>free hotspot E4A</text:p>
          </table:table-cell>
          <table:table-cell office:value-type="string">
            <text:p>01005e0000fc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66">
            <text:p>66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3423873c8a03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73">
            <text:p>73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a402b95ac40e ==&gt; </text:p>
          </table:table-cell>
          <table:table-cell office:value-type="string">
            <text:p><text:s text:c="16"/>free hotspot E4A</text:p>
          </table:table-cell>
          <table:table-cell office:value-type="string">
            <text:p>fe3a3167c981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92">
            <text:p>92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0019998ebb71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71">
            <text:p>71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680715b91a04 ==&gt; </text:p>
          </table:table-cell>
          <table:table-cell office:value-type="string">
            <text:p><text:s text:c="18"/>WIND-WiFi-890D</text:p>
          </table:table-cell>
          <table:table-cell office:value-type="string">
            <text:p>54e43a7db0f0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93">
            <text:p>93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001c7f531635 ==&gt; </text:p>
          </table:table-cell>
          <table:table-cell office:value-type="string">
            <text:p><text:s text:c="16"/>free hotspot E4A</text:p>
          </table:table-cell>
          <table:table-cell office:value-type="string">
            <text:p>01005e130dfe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66">
            <text:p>66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182195470491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79">
            <text:p>79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240a11a53578 ==&gt; </text:p>
          </table:table-cell>
          <table:table-cell office:value-type="string">
            <text:p><text:s text:c="16"/>free hotspot E4A</text:p>
          </table:table-cell>
          <table:table-cell office:value-type="float" office:value="333300000002">
            <text:p>333300000002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72">
            <text:p>72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001c7f53167d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73">
            <text:p>73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00199984d0d9 ==&gt; </text:p>
          </table:table-cell>
          <table:table-cell office:value-type="string">
            <text:p><text:s text:c="16"/>free hotspot E4A</text:p>
          </table:table-cell>
          <table:table-cell office:value-type="string">
            <text:p>01005e0000fc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72">
            <text:p>72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c8f650da796a ==&gt; </text:p>
          </table:table-cell>
          <table:table-cell office:value-type="string">
            <text:p><text:s text:c="16"/>free hotspot E4A</text:p>
          </table:table-cell>
          <table:table-cell office:value-type="string">
            <text:p>fe3a3167c981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82">
            <text:p>82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acbc32b911df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69">
            <text:p>69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00e0d80412d4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70">
            <text:p>70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ec9bf300ed53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70">
            <text:p>70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bcf5acf590a2 ==&gt; </text:p>
          </table:table-cell>
          <table:table-cell office:value-type="string">
            <text:p><text:s text:c="16"/>free hotspot E4A</text:p>
          </table:table-cell>
          <table:table-cell office:value-type="string">
            <text:p>fe3a3167c981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67">
            <text:p>67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0019998e733b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73">
            <text:p>73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fe01d951b3f1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72">
            <text:p>72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000f20e536b6 ==&gt; </text:p>
          </table:table-cell>
          <table:table-cell office:value-type="string">
            <text:p><text:s text:c="16"/>free hotspot E4A</text:p>
          </table:table-cell>
          <table:table-cell office:value-type="string">
            <text:p>0180c200000e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72">
            <text:p>72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000f20e536b5 ==&gt; </text:p>
          </table:table-cell>
          <table:table-cell office:value-type="string">
            <text:p><text:s text:c="16"/>free hotspot E4A</text:p>
          </table:table-cell>
          <table:table-cell office:value-type="string">
            <text:p>0180c200000e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73">
            <text:p>73</text:p>
          </table:table-cell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000000000a00 ==&gt; <text:s text:c="3"/>Unknown/Malformed packet </text:p>
          </table:table-cell>
          <table:table-cell table:number-columns-repeated="9"/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BEACON</text:p>
          </table:table-cell>
          <table:table-cell office:value-type="string">
            <text:p><text:s/>&lt;=============== </text:p>
          </table:table-cell>
          <table:table-cell office:value-type="string">
            <text:p><text:s text:c="12"/>Router S5 - Riccardo</text:p>
          </table:table-cell>
          <table:table-cell office:value-type="string">
            <text:p>f409d890fbe6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86">
            <text:p>86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BEACON</text:p>
          </table:table-cell>
          <table:table-cell office:value-type="string">
            <text:p><text:s/>&lt;=============== </text:p>
          </table:table-cell>
          <table:table-cell office:value-type="string">
            <text:p><text:s text:c="16"/>free hotspot E4A</text:p>
          </table:table-cell>
          <table:table-cell office:value-type="string">
            <text:p>00272240cfab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83">
            <text:p>83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000000000a01 ==&gt; </text:p>
          </table:table-cell>
          <table:table-cell office:value-type="string">
            <text:p><text:s text:c="16"/>free hotspot E4A</text:p>
          </table:table-cell>
          <table:table-cell office:value-type="string">
            <text:p>01005e130dfe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83">
            <text:p>83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3423873c8a03 ==&gt; </text:p>
          </table:table-cell>
          <table:table-cell office:value-type="string">
            <text:p><text:s text:c="12"/>Router S5 - Riccardo</text:p>
          </table:table-cell>
          <table:table-cell office:value-type="string">
            <text:p>01005e7ffffa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87">
            <text:p>87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BEACON</text:p>
          </table:table-cell>
          <table:table-cell office:value-type="string">
            <text:p><text:s/>&lt;=============== </text:p>
          </table:table-cell>
          <table:table-cell office:value-type="string">
            <text:p><text:s text:c="16"/>free hotspot E4A</text:p>
          </table:table-cell>
          <table:table-cell office:value-type="string">
            <text:p>00156d7ec435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3"/>
          <table:table-cell office:value-type="float" office:value="92">
            <text:p>92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a402b95ac40e ==&gt; </text:p>
          </table:table-cell>
          <table:table-cell office:value-type="string">
            <text:p><text:s text:c="18"/>WIND-WiFi-890D</text:p>
          </table:table-cell>
          <table:table-cell office:value-type="string">
            <text:p>9cc17228890d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71">
            <text:p>71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cc785f20abb4 ==&gt; </text:p>
          </table:table-cell>
          <table:table-cell office:value-type="string">
            <text:p><text:s text:c="18"/>WIND-WiFi-890D</text:p>
          </table:table-cell>
          <table:table-cell office:value-type="string">
            <text:p>f45c898a5afd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69">
            <text:p>69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c8f650da796a ==&gt; </text:p>
          </table:table-cell>
          <table:table-cell office:value-type="string">
            <text:p><text:s text:c="16"/>free hotspot E4A</text:p>
          </table:table-cell>
          <table:table-cell office:value-type="string">
            <text:p>01005e0000fb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81">
            <text:p>81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7cc5378fd2fa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78">
            <text:p>78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BEACON</text:p>
          </table:table-cell>
          <table:table-cell office:value-type="string">
            <text:p><text:s/>&lt;=============== </text:p>
          </table:table-cell>
          <table:table-cell office:value-type="string">
            <text:p><text:s text:c="8"/>Arduino Yun-90A2DAF21169</text:p>
          </table:table-cell>
          <table:table-cell office:value-type="string">
            <text:p>90a2daf21169</text:p>
          </table:table-cell>
          <table:table-cell table:number-columns-repeated="2"/>
          <table:table-cell office:value-type="float" office:value="11">
            <text:p>11</text:p>
          </table:table-cell>
          <table:table-cell table:number-columns-repeated="3"/>
          <table:table-cell office:value-type="float" office:value="59">
            <text:p>59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acbc32b911df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82">
            <text:p>82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78929c90fc3e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81">
            <text:p>81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0019998e733b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86">
            <text:p>86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00199984d0d9 ==&gt; </text:p>
          </table:table-cell>
          <table:table-cell office:value-type="string">
            <text:p><text:s text:c="16"/>free hotspot E4A</text:p>
          </table:table-cell>
          <table:table-cell office:value-type="string">
            <text:p>01005e7ffffa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85">
            <text:p>85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3052cba4b821 ==&gt; </text:p>
          </table:table-cell>
          <table:table-cell office:value-type="string">
            <text:p><text:s text:c="8"/>Arduino Yun-90A2DAF21169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11">
            <text:p>11</text:p>
          </table:table-cell>
          <table:table-cell table:number-columns-repeated="3"/>
          <table:table-cell office:value-type="float" office:value="62">
            <text:p>62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d49a2064c1aa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70">
            <text:p>70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0019999a9700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79">
            <text:p>79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00e0d80412d4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79">
            <text:p>79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0019998ebb71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82">
            <text:p>82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b8e8563a8242 ==&gt; </text:p>
          </table:table-cell>
          <table:table-cell office:value-type="string">
            <text:p><text:s text:c="16"/>free hotspot E4A</text:p>
          </table:table-cell>
          <table:table-cell office:value-type="string">
            <text:p>3333ffdc2158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76">
            <text:p>76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0019999a96fa ==&gt; </text:p>
          </table:table-cell>
          <table:table-cell office:value-type="string">
            <text:p><text:s text:c="16"/>free hotspot E4A</text:p>
          </table:table-cell>
          <table:table-cell office:value-type="string">
            <text:p>01005e7ffffa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80">
            <text:p>80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001c7f531635 ==&gt; </text:p>
          </table:table-cell>
          <table:table-cell office:value-type="string">
            <text:p><text:s text:c="16"/>free hotspot E4A</text:p>
          </table:table-cell>
          <table:table-cell office:value-type="string">
            <text:p>01005e130dfe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82">
            <text:p>82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083e8ebd8e53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79">
            <text:p>79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001f3b1a9d2d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80">
            <text:p>80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001c7f53167d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79">
            <text:p>79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001d60b4140f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83">
            <text:p>83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000f20e536b5 ==&gt; </text:p>
          </table:table-cell>
          <table:table-cell office:value-type="string">
            <text:p><text:s text:c="16"/>free hotspot E4A</text:p>
          </table:table-cell>
          <table:table-cell office:value-type="string">
            <text:p>0180c200000e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79">
            <text:p>79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e0f8474240f6 ==&gt; </text:p>
          </table:table-cell>
          <table:table-cell office:value-type="string">
            <text:p><text:s text:c="16"/>free hotspot E4A</text:p>
          </table:table-cell>
          <table:table-cell office:value-type="string">
            <text:p>3333000000fb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85">
            <text:p>85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fe01d951b3f1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78">
            <text:p>78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f09a5100879b ==&gt; </text:p>
          </table:table-cell>
          <table:table-cell office:value-type="string">
            <text:p><text:s text:c="17"/>PocketCube-9F25</text:p>
          </table:table-cell>
          <table:table-cell office:value-type="string">
            <text:p>241fa00d9f25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91">
            <text:p>91</text:p>
          </table:table-cell>
        </table:table-row>
        <table:table-row table:style-name="ro1">
          <table:table-cell office:value-type="string">
            <text:p>BEACON</text:p>
          </table:table-cell>
          <table:table-cell office:value-type="string">
            <text:p><text:s/>&lt;=============== </text:p>
          </table:table-cell>
          <table:table-cell office:value-type="string">
            <text:p><text:s text:c="18"/>WIND-WiFi-890D</text:p>
          </table:table-cell>
          <table:table-cell office:value-type="string">
            <text:p>9cc17228890d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94">
            <text:p>94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BEACON</text:p>
          </table:table-cell>
          <table:table-cell office:value-type="string">
            <text:p><text:s/>&lt;=============== </text:p>
          </table:table-cell>
          <table:table-cell office:value-type="string">
            <text:p><text:s text:c="16"/>free hotspot E4A</text:p>
          </table:table-cell>
          <table:table-cell office:value-type="string">
            <text:p>00272240cfab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84">
            <text:p>84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BEACON</text:p>
          </table:table-cell>
          <table:table-cell office:value-type="string">
            <text:p><text:s/>&lt;=============== </text:p>
          </table:table-cell>
          <table:table-cell office:value-type="string">
            <text:p><text:s text:c="16"/>free hotspot E4A</text:p>
          </table:table-cell>
          <table:table-cell office:value-type="string">
            <text:p>00272240d024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78">
            <text:p>78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000000000a00 ==&gt; </text:p>
          </table:table-cell>
          <table:table-cell office:value-type="string">
            <text:p><text:s text:c="16"/>free hotspot E4A</text:p>
          </table:table-cell>
          <table:table-cell office:value-type="string">
            <text:p>01005e130dfe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74">
            <text:p>74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78929c90fc3e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74">
            <text:p>74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000000000a01 ==&gt; </text:p>
          </table:table-cell>
          <table:table-cell office:value-type="string">
            <text:p><text:s text:c="16"/>free hotspot E4A</text:p>
          </table:table-cell>
          <table:table-cell office:value-type="string">
            <text:p>01005e130dfe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79">
            <text:p>79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001f3b1a9d2d ==&gt; </text:p>
          </table:table-cell>
          <table:table-cell office:value-type="string">
            <text:p><text:s text:c="16"/>free hotspot E4A</text:p>
          </table:table-cell>
          <table:table-cell office:value-type="float" office:value="333300010003">
            <text:p>333300010003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73">
            <text:p>73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fe3a3167c981 ==&gt; </text:p>
          </table:table-cell>
          <table:table-cell office:value-type="string">
            <text:p><text:s text:c="16"/>free hotspot E4A</text:p>
          </table:table-cell>
          <table:table-cell office:value-type="string">
            <text:p>acbc32b911df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69">
            <text:p>69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BEACON</text:p>
          </table:table-cell>
          <table:table-cell office:value-type="string">
            <text:p><text:s/>&lt;=============== </text:p>
          </table:table-cell>
          <table:table-cell office:value-type="string">
            <text:p><text:s text:c="8"/>Arduino Yun-90A2DAF21169</text:p>
          </table:table-cell>
          <table:table-cell office:value-type="string">
            <text:p>90a2daf21169</text:p>
          </table:table-cell>
          <table:table-cell table:number-columns-repeated="2"/>
          <table:table-cell office:value-type="float" office:value="11">
            <text:p>11</text:p>
          </table:table-cell>
          <table:table-cell table:number-columns-repeated="3"/>
          <table:table-cell office:value-type="float" office:value="61">
            <text:p>61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3052cba4b821 ==&gt; </text:p>
          </table:table-cell>
          <table:table-cell office:value-type="string">
            <text:p><text:s text:c="8"/>Arduino Yun-90A2DAF21169</text:p>
          </table:table-cell>
          <table:table-cell office:value-type="string">
            <text:p>90a2daf21169</text:p>
          </table:table-cell>
          <table:table-cell table:number-columns-repeated="2"/>
          <table:table-cell office:value-type="float" office:value="11">
            <text:p>11</text:p>
          </table:table-cell>
          <table:table-cell table:number-columns-repeated="3"/>
          <table:table-cell office:value-type="float" office:value="56">
            <text:p>56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0019999a96fa ==&gt; </text:p>
          </table:table-cell>
          <table:table-cell office:value-type="string">
            <text:p><text:s text:c="16"/>free hotspot E4A</text:p>
          </table:table-cell>
          <table:table-cell office:value-type="string">
            <text:p>01005e0000fc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71">
            <text:p>71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3423873c8a03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71">
            <text:p>71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a402b95ac40e ==&gt; </text:p>
          </table:table-cell>
          <table:table-cell office:value-type="string">
            <text:p><text:s text:c="16"/>free hotspot E4A</text:p>
          </table:table-cell>
          <table:table-cell office:value-type="string">
            <text:p>fe3a3167c981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acbc32b911df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71">
            <text:p>71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083e8ebd8e53 ==&gt; </text:p>
          </table:table-cell>
          <table:table-cell office:value-type="string">
            <text:p><text:s text:c="16"/>free hotspot E4A</text:p>
          </table:table-cell>
          <table:table-cell office:value-type="string">
            <text:p>fe3a3167c981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85">
            <text:p>85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60c5478e2dd4 ==&gt; </text:p>
          </table:table-cell>
          <table:table-cell office:value-type="string">
            <text:p><text:s text:c="16"/>free hotspot E4A</text:p>
          </table:table-cell>
          <table:table-cell office:value-type="string">
            <text:p>fe3a3167c981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66">
            <text:p>66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001c7f531635 ==&gt; </text:p>
          </table:table-cell>
          <table:table-cell office:value-type="string">
            <text:p><text:s text:c="16"/>free hotspot E4A</text:p>
          </table:table-cell>
          <table:table-cell office:value-type="string">
            <text:p>01005e130dfe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70">
            <text:p>70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001c7f53167d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70">
            <text:p>70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bcf5acf590a2 ==&gt; </text:p>
          </table:table-cell>
          <table:table-cell office:value-type="string">
            <text:p><text:s text:c="16"/>free hotspot E4A</text:p>
          </table:table-cell>
          <table:table-cell office:value-type="string">
            <text:p>fe3a3167c981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73">
            <text:p>73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c8f650da796a ==&gt; </text:p>
          </table:table-cell>
          <table:table-cell office:value-type="string">
            <text:p><text:s text:c="16"/>free hotspot E4A</text:p>
          </table:table-cell>
          <table:table-cell office:value-type="string">
            <text:p>fe3a3167c981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82">
            <text:p>82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0019999a9700 ==&gt; </text:p>
          </table:table-cell>
          <table:table-cell office:value-type="string">
            <text:p><text:s text:c="16"/>free hotspot E4A</text:p>
          </table:table-cell>
          <table:table-cell office:value-type="string">
            <text:p>01005e0000fc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70">
            <text:p>70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00199984d0d9 ==&gt; </text:p>
          </table:table-cell>
          <table:table-cell office:value-type="string">
            <text:p><text:s text:c="16"/>free hotspot E4A</text:p>
          </table:table-cell>
          <table:table-cell office:value-type="string">
            <text:p>01005e0000fc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73">
            <text:p>73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cc785f20abb4 ==&gt; </text:p>
          </table:table-cell>
          <table:table-cell office:value-type="string">
            <text:p><text:s text:c="18"/>WIND-WiFi-890D</text:p>
          </table:table-cell>
          <table:table-cell office:value-type="string">
            <text:p>b08900c0d2c2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92">
            <text:p>92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680715b91a04 ==&gt; </text:p>
          </table:table-cell>
          <table:table-cell office:value-type="string">
            <text:p><text:s text:c="18"/>WIND-WiFi-890D</text:p>
          </table:table-cell>
          <table:table-cell office:value-type="string">
            <text:p>b08900c0d2c2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95">
            <text:p>95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0019998e733b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71">
            <text:p>71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000f20e536b6 ==&gt; </text:p>
          </table:table-cell>
          <table:table-cell office:value-type="string">
            <text:p><text:s text:c="16"/>free hotspot E4A</text:p>
          </table:table-cell>
          <table:table-cell office:value-type="string">
            <text:p>0180c200000e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74">
            <text:p>74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000f20e536b5 ==&gt; </text:p>
          </table:table-cell>
          <table:table-cell office:value-type="string">
            <text:p><text:s text:c="16"/>free hotspot E4A</text:p>
          </table:table-cell>
          <table:table-cell office:value-type="string">
            <text:p>0180c200000e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68">
            <text:p>68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0019998ebb71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71">
            <text:p>71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fe01d951b3f1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72">
            <text:p>72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b08900c0d2c2 ==&gt; </text:p>
          </table:table-cell>
          <table:table-cell office:value-type="string">
            <text:p><text:s text:c="18"/>WIND-WiFi-890D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89">
            <text:p>89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00e0d80412d4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76">
            <text:p>76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ccfa00f1493f ==&gt; </text:p>
          </table:table-cell>
          <table:table-cell office:value-type="string">
            <text:p><text:s text:c="16"/>free hotspot E4A</text:p>
          </table:table-cell>
          <table:table-cell office:value-type="string">
            <text:p>01005e0000fb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68">
            <text:p>68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00e04c5b3a1d ==&gt; </text:p>
          </table:table-cell>
          <table:table-cell office:value-type="string">
            <text:p><text:s text:c="16"/>free hotspot E4A</text:p>
          </table:table-cell>
          <table:table-cell office:value-type="string">
            <text:p>00e04c5b3a1d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71">
            <text:p>71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001d60b45be7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73">
            <text:p>73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8001842621f7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72">
            <text:p>72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001d60b4140f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68">
            <text:p>68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1cb094a3061f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74">
            <text:p>74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f45c898a5afd ==&gt; </text:p>
          </table:table-cell>
          <table:table-cell office:value-type="string">
            <text:p><text:s text:c="18"/>WIND-WiFi-890D</text:p>
          </table:table-cell>
          <table:table-cell office:value-type="string">
            <text:p>54e43a7db0f0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93">
            <text:p>93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849866d2f1a3 ==&gt; </text:p>
          </table:table-cell>
          <table:table-cell office:value-type="string">
            <text:p><text:s text:c="16"/>free hotspot E4A</text:p>
          </table:table-cell>
          <table:table-cell table:style-name="ce1" office:value-type="float" office:value="1.005E+019">
            <text:p>1,01E+019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82">
            <text:p>82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d49a2064c1aa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70">
            <text:p>70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001d60b46b03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77">
            <text:p>77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e425e7a66a89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83">
            <text:p>83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54e43a7db0f0 ==&gt; </text:p>
          </table:table-cell>
          <table:table-cell office:value-type="string">
            <text:p><text:s text:c="18"/>WIND-WiFi-890D</text:p>
          </table:table-cell>
          <table:table-cell office:value-type="string">
            <text:p>f45c898a5afd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92">
            <text:p>92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exceeded max aps_known</text:p>
          </table:table-cell>
          <table:table-cell table:number-columns-repeated="10"/>
        </table:table-row>
        <table:table-row table:style-name="ro1">
          <table:table-cell office:value-type="string">
            <text:p>BEACON</text:p>
          </table:table-cell>
          <table:table-cell office:value-type="string">
            <text:p><text:s/>&lt;=============== </text:p>
          </table:table-cell>
          <table:table-cell office:value-type="string">
            <text:p><text:s text:c="16"/>free hotspot E4A</text:p>
          </table:table-cell>
          <table:table-cell office:value-type="string">
            <text:p>00272240cfab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69">
            <text:p>69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BEACON</text:p>
          </table:table-cell>
          <table:table-cell office:value-type="string">
            <text:p><text:s/>&lt;=============== </text:p>
          </table:table-cell>
          <table:table-cell office:value-type="string">
            <text:p><text:s text:c="16"/>free hotspot E4A</text:p>
          </table:table-cell>
          <table:table-cell office:value-type="string">
            <text:p>00272240d024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86">
            <text:p>86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BEACON</text:p>
          </table:table-cell>
          <table:table-cell office:value-type="string">
            <text:p><text:s/>&lt;=============== </text:p>
          </table:table-cell>
          <table:table-cell office:value-type="string">
            <text:p><text:s text:c="8"/>Arduino Yun-90A2DAF21169</text:p>
          </table:table-cell>
          <table:table-cell office:value-type="string">
            <text:p>90a2daf21169</text:p>
          </table:table-cell>
          <table:table-cell table:number-columns-repeated="2"/>
          <table:table-cell office:value-type="float" office:value="11">
            <text:p>11</text:p>
          </table:table-cell>
          <table:table-cell table:number-columns-repeated="3"/>
          <table:table-cell office:value-type="float" office:value="57">
            <text:p>57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BEACON</text:p>
          </table:table-cell>
          <table:table-cell office:value-type="string">
            <text:p><text:s/>&lt;=============== </text:p>
          </table:table-cell>
          <table:table-cell office:value-type="string">
            <text:p><text:s text:c="18"/>WIND-WiFi-890D</text:p>
          </table:table-cell>
          <table:table-cell office:value-type="string">
            <text:p>9cc17228890d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93">
            <text:p>93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BEACON</text:p>
          </table:table-cell>
          <table:table-cell office:value-type="string">
            <text:p><text:s/>&lt;=============== </text:p>
          </table:table-cell>
          <table:table-cell office:value-type="string">
            <text:p><text:s text:c="8"/>Arduino Yun-90A2DAF21169</text:p>
          </table:table-cell>
          <table:table-cell office:value-type="string">
            <text:p>3052cba4b821</text:p>
          </table:table-cell>
          <table:table-cell table:number-columns-repeated="2"/>
          <table:table-cell office:value-type="float" office:value="11">
            <text:p>11</text:p>
          </table:table-cell>
          <table:table-cell table:number-columns-repeated="3"/>
          <table:table-cell office:value-type="float" office:value="54">
            <text:p>54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BEACON</text:p>
          </table:table-cell>
          <table:table-cell office:value-type="string">
            <text:p><text:s/>&lt;=============== </text:p>
          </table:table-cell>
          <table:table-cell office:value-type="string">
            <text:p><text:s text:c="17"/>iPhone di Piero</text:p>
          </table:table-cell>
          <table:table-cell office:value-type="string">
            <text:p>ba53ac4aab45</text:p>
          </table:table-cell>
          <table:table-cell table:number-columns-repeated="2"/>
          <table:table-cell office:value-type="float" office:value="11">
            <text:p>11</text:p>
          </table:table-cell>
          <table:table-cell table:number-columns-repeated="3"/>
          <table:table-cell office:value-type="float" office:value="95">
            <text:p>95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7cc5378fd2fa ==&gt; </text:p>
          </table:table-cell>
          <table:table-cell office:value-type="string">
            <text:p><text:s text:c="16"/>free hotspot E4A</text:p>
          </table:table-cell>
          <table:table-cell office:value-type="float" office:value="333300000016">
            <text:p>333300000016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78">
            <text:p>78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BEACON</text:p>
          </table:table-cell>
          <table:table-cell office:value-type="string">
            <text:p><text:s/>&lt;=============== </text:p>
          </table:table-cell>
          <table:table-cell office:value-type="string">
            <text:p><text:s text:c="32"/></text:p>
          </table:table-cell>
          <table:table-cell office:value-type="string">
            <text:p>f05b7bb01958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85">
            <text:p>85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90fd6122d617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79">
            <text:p>79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BEACON</text:p>
          </table:table-cell>
          <table:table-cell office:value-type="string">
            <text:p><text:s/>&lt;=============== </text:p>
          </table:table-cell>
          <table:table-cell office:value-type="string">
            <text:p><text:s text:c="23"/>AndroidAP</text:p>
          </table:table-cell>
          <table:table-cell office:value-type="string">
            <text:p>021a11f8cdbf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55">
            <text:p>55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exceeded max aps_known</text:p>
          </table:table-cell>
          <table:table-cell table:number-columns-repeated="10"/>
        </table:table-row>
        <table:table-row table:style-name="ro1">
          <table:table-cell office:value-type="string">
            <text:p>BEACON</text:p>
          </table:table-cell>
          <table:table-cell office:value-type="string">
            <text:p><text:s/>&lt;=============== </text:p>
          </table:table-cell>
          <table:table-cell office:value-type="string">
            <text:p><text:s text:c="16"/>free hotspot E4A</text:p>
          </table:table-cell>
          <table:table-cell office:value-type="string">
            <text:p>00272240cfab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73">
            <text:p>73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BEACON</text:p>
          </table:table-cell>
          <table:table-cell office:value-type="string">
            <text:p><text:s/>&lt;=============== </text:p>
          </table:table-cell>
          <table:table-cell office:value-type="string">
            <text:p><text:s text:c="8"/>Arduino Yun-90A2DAF21169</text:p>
          </table:table-cell>
          <table:table-cell office:value-type="string">
            <text:p>90a2daf21169</text:p>
          </table:table-cell>
          <table:table-cell table:number-columns-repeated="2"/>
          <table:table-cell office:value-type="float" office:value="11">
            <text:p>11</text:p>
          </table:table-cell>
          <table:table-cell table:number-columns-repeated="3"/>
          <table:table-cell office:value-type="float" office:value="69">
            <text:p>69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BEACON</text:p>
          </table:table-cell>
          <table:table-cell office:value-type="string">
            <text:p><text:s/>&lt;=============== </text:p>
          </table:table-cell>
          <table:table-cell office:value-type="string">
            <text:p><text:s text:c="18"/>WIND-WiFi-890D</text:p>
          </table:table-cell>
          <table:table-cell office:value-type="string">
            <text:p>9cc17228890d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88">
            <text:p>88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BEACON</text:p>
          </table:table-cell>
          <table:table-cell office:value-type="string">
            <text:p><text:s/>&lt;=============== </text:p>
          </table:table-cell>
          <table:table-cell office:value-type="string">
            <text:p><text:s text:c="16"/>free hotspot E4A</text:p>
          </table:table-cell>
          <table:table-cell office:value-type="string">
            <text:p>00272240d024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76">
            <text:p>76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BEACON</text:p>
          </table:table-cell>
          <table:table-cell office:value-type="string">
            <text:p><text:s/>&lt;=============== </text:p>
          </table:table-cell>
          <table:table-cell office:value-type="string">
            <text:p><text:s text:c="18"/>WIND-WiFi-890D</text:p>
          </table:table-cell>
          <table:table-cell office:value-type="string">
            <text:p>680715b91a04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85">
            <text:p>85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182195622e58 ==&gt; </text:p>
          </table:table-cell>
          <table:table-cell office:value-type="string">
            <text:p><text:s text:c="16"/>free hotspot E4A</text:p>
          </table:table-cell>
          <table:table-cell office:value-type="float" office:value="333300000002">
            <text:p>333300000002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65">
            <text:p>65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102f6bbc3edc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70">
            <text:p>70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149a10c3b7b0 ==&gt; <text:s text:c="3"/>Unknown/Malformed packet </text:p>
          </table:table-cell>
          <table:table-cell table:number-columns-repeated="9"/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e4f89cb5d943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79">
            <text:p>79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404d7f681420 ==&gt; </text:p>
          </table:table-cell>
          <table:table-cell office:value-type="string">
            <text:p><text:s text:c="16"/>free hotspot E4A</text:p>
          </table:table-cell>
          <table:table-cell office:value-type="float" office:value="333300000016">
            <text:p>333300000016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81">
            <text:p>81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exceeded max aps_known</text:p>
          </table:table-cell>
          <table:table-cell table:number-columns-repeated="10"/>
        </table:table-row>
        <table:table-row table:style-name="ro1">
          <table:table-cell office:value-type="string">
            <text:p>BEACON</text:p>
          </table:table-cell>
          <table:table-cell office:value-type="string">
            <text:p><text:s/>&lt;=============== </text:p>
          </table:table-cell>
          <table:table-cell office:value-type="string">
            <text:p><text:s text:c="8"/>Arduino Yun-90A2DAF21169</text:p>
          </table:table-cell>
          <table:table-cell office:value-type="string">
            <text:p>90a2daf21169</text:p>
          </table:table-cell>
          <table:table-cell table:number-columns-repeated="2"/>
          <table:table-cell office:value-type="float" office:value="11">
            <text:p>11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BEACON</text:p>
          </table:table-cell>
          <table:table-cell office:value-type="string">
            <text:p><text:s/>&lt;=============== </text:p>
          </table:table-cell>
          <table:table-cell office:value-type="string">
            <text:p><text:s text:c="16"/>free hotspot E4A</text:p>
          </table:table-cell>
          <table:table-cell office:value-type="string">
            <text:p>00272240d024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79">
            <text:p>79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BEACON</text:p>
          </table:table-cell>
          <table:table-cell office:value-type="string">
            <text:p><text:s/>&lt;=============== </text:p>
          </table:table-cell>
          <table:table-cell office:value-type="string">
            <text:p><text:s text:c="16"/>free hotspot E4A</text:p>
          </table:table-cell>
          <table:table-cell office:value-type="string">
            <text:p>00272240cfab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73">
            <text:p>73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BEACON</text:p>
          </table:table-cell>
          <table:table-cell office:value-type="string">
            <text:p><text:s/>&lt;=============== </text:p>
          </table:table-cell>
          <table:table-cell office:value-type="string">
            <text:p><text:s text:c="18"/>WIND-WiFi-890D</text:p>
          </table:table-cell>
          <table:table-cell office:value-type="string">
            <text:p>9cc17228890d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95">
            <text:p>95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f4cb52558bb9 ==&gt; </text:p>
          </table:table-cell>
          <table:table-cell office:value-type="string">
            <text:p><text:s text:c="16"/>free hotspot E4A</text:p>
          </table:table-cell>
          <table:table-cell office:value-type="string">
            <text:p>3333ff558bb9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71">
            <text:p>71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DEVICE</text:p>
          </table:table-cell>
          <table:table-cell office:value-type="string">
            <text:p><text:s/>e8de27eb7206 ==&gt; </text:p>
          </table:table-cell>
          <table:table-cell office:value-type="string">
            <text:p><text:s text:c="16"/>free hotspot E4A</text:p>
          </table:table-cell>
          <table:table-cell table:style-name="ce1" office:value-type="float" office:value="10050">
            <text:p>1,01E+004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69">
            <text:p>69</text:p>
          </table:table-cell>
        </table:table-row>
      </table:table>
      <table:table table:name="Devic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7" table:default-cell-style-name="Default"/>
        <table:table-row table:style-name="ro1">
          <table:table-cell office:value-type="string">
            <text:p>Type</text:p>
          </table:table-cell>
          <table:table-cell office:value-type="string">
            <text:p>MAC</text:p>
          </table:table-cell>
          <table:table-cell office:value-type="string">
            <text:p>BSSID</text:p>
          </table:table-cell>
          <table:table-cell office:value-type="string">
            <text:p>MAC BSSID</text:p>
          </table:table-cell>
          <table:table-cell table:number-columns-repeated="2"/>
          <table:table-cell office:value-type="string">
            <text:p>CHANNEL</text:p>
          </table:table-cell>
          <table:table-cell table:number-columns-repeated="3"/>
          <table:table-cell office:value-type="string">
            <text:p>POWER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BEACON</text:p>
          </table:table-cell>
          <table:table-cell office:value-type="string">
            <text:p><text:s/>&lt;=============== </text:p>
          </table:table-cell>
          <table:table-cell office:value-type="string">
            <text:p><text:s text:c="16"/>free hotspot E4A</text:p>
          </table:table-cell>
          <table:table-cell office:value-type="string">
            <text:p>00272240Cfab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85">
            <text:p>85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0000000a00 ==&gt; <text:s text:c="3"/>Unknown/Malformed packet </text:p>
          </table:table-cell>
          <table:table-cell table:number-columns-repeated="9"/>
        </table:table-row>
        <table:table-row table:style-name="ro1" table:visibility="filter">
          <table:table-cell table:number-columns-repeated="5"/>
          <table:table-cell table:style-name="ce2"/>
          <table:table-cell table:number-columns-repeated="5"/>
        </table:table-row>
        <table:table-row table:style-name="ro1" table:visibility="filter">
          <table:table-cell office:value-type="string">
            <text:p>BEACON</text:p>
          </table:table-cell>
          <table:table-cell office:value-type="string">
            <text:p><text:s/>&lt;=============== </text:p>
          </table:table-cell>
          <table:table-cell office:value-type="string">
            <text:p><text:s text:c="16"/>free hotspot E4A</text:p>
          </table:table-cell>
          <table:table-cell office:value-type="string">
            <text:p>00272240D024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87">
            <text:p>87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0000000a01 ==&gt; </text:p>
          </table:table-cell>
          <table:table-cell office:value-type="string">
            <text:p><text:s text:c="16"/>free hotspot E4A</text:p>
          </table:table-cell>
          <table:table-cell office:value-type="string">
            <text:p>01005E130dfe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87">
            <text:p>87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9998e733b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87">
            <text:p>87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b0a2e721b02c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87">
            <text:p>87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7802f8fe2d0c ==&gt; </text:p>
          </table:table-cell>
          <table:table-cell office:value-type="string">
            <text:p><text:s text:c="16"/>free hotspot E4A</text:p>
          </table:table-cell>
          <table:table-cell office:value-type="float" office:value="333300000016">
            <text:p>333300000016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92">
            <text:p>92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9999a96fa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85">
            <text:p>85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0f20e536b5 ==&gt; </text:p>
          </table:table-cell>
          <table:table-cell office:value-type="string">
            <text:p><text:s text:c="16"/>free hotspot E4A</text:p>
          </table:table-cell>
          <table:table-cell office:value-type="string">
            <text:p>0180c200000e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63">
            <text:p>63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d60b46b03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63">
            <text:p>63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0f20e536b6 ==&gt; </text:p>
          </table:table-cell>
          <table:table-cell office:value-type="string">
            <text:p><text:s text:c="16"/>free hotspot E4A</text:p>
          </table:table-cell>
          <table:table-cell office:value-type="string">
            <text:p>0180c200000e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89">
            <text:p>89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c7f53167d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88">
            <text:p>88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99984d0d9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88">
            <text:p>88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BEACON</text:p>
          </table:table-cell>
          <table:table-cell office:value-type="string">
            <text:p><text:s/>&lt;=============== </text:p>
          </table:table-cell>
          <table:table-cell office:value-type="string">
            <text:p><text:s text:c="16"/>free hotspot E4A</text:p>
          </table:table-cell>
          <table:table-cell office:value-type="string">
            <text:p>00272240cfab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76">
            <text:p>76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BEACON</text:p>
          </table:table-cell>
          <table:table-cell office:value-type="string">
            <text:p><text:s/>&lt;=============== </text:p>
          </table:table-cell>
          <table:table-cell office:value-type="string">
            <text:p><text:s text:c="16"/>free hotspot E4A</text:p>
          </table:table-cell>
          <table:table-cell office:value-type="string">
            <text:p>00272240d024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85">
            <text:p>85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BEACON</text:p>
          </table:table-cell>
          <table:table-cell office:value-type="string">
            <text:p><text:s/>&lt;=============== </text:p>
          </table:table-cell>
          <table:table-cell office:value-type="string">
            <text:p><text:s text:c="23"/>AndroidAP</text:p>
          </table:table-cell>
          <table:table-cell office:value-type="string">
            <text:p>021a11f72be6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66">
            <text:p>66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0000000a01 ==&gt; </text:p>
          </table:table-cell>
          <table:table-cell office:value-type="string">
            <text:p><text:s text:c="16"/>free hotspot E4A</text:p>
          </table:table-cell>
          <table:table-cell office:value-type="string">
            <text:p>01005e130dfe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67">
            <text:p>67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0000000a00 ==&gt; </text:p>
          </table:table-cell>
          <table:table-cell office:value-type="string">
            <text:p><text:s text:c="16"/>free hotspot E4A</text:p>
          </table:table-cell>
          <table:table-cell office:value-type="string">
            <text:p>01005e130dfe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66">
            <text:p>66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f3b1a9d2d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63">
            <text:p>63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d60b4140f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65">
            <text:p>65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fe01d951b3f1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67">
            <text:p>67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b08900c0d2c2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75">
            <text:p>75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9998e733b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70">
            <text:p>70</text:p>
          </table:table-cell>
        </table:table-row>
        <table:table-row table:style-name="ro1" table:visibility="filter">
          <table:table-cell office:value-type="string">
            <text:p>BEACON</text:p>
          </table:table-cell>
          <table:table-cell office:value-type="string">
            <text:p><text:s/>&lt;=============== </text:p>
          </table:table-cell>
          <table:table-cell office:value-type="string">
            <text:p><text:s text:c="16"/>free hotspot E4A</text:p>
          </table:table-cell>
          <table:table-cell office:value-type="string">
            <text:p>00156d7ec435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3"/>
          <table:table-cell office:value-type="float" office:value="93">
            <text:p>93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0000000a00 ==&gt; <text:s text:c="3"/>Unknown/Malformed packet </text:p>
          </table:table-cell>
          <table:table-cell table:number-columns-repeated="9"/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BEACON</text:p>
          </table:table-cell>
          <table:table-cell office:value-type="string">
            <text:p><text:s/>&lt;=============== </text:p>
          </table:table-cell>
          <table:table-cell office:value-type="string">
            <text:p><text:s text:c="16"/>free hotspot E4A</text:p>
          </table:table-cell>
          <table:table-cell office:value-type="string">
            <text:p>00272240cfab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93">
            <text:p>93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0000000a01 ==&gt; </text:p>
          </table:table-cell>
          <table:table-cell office:value-type="string">
            <text:p><text:s text:c="16"/>free hotspot E4A</text:p>
          </table:table-cell>
          <table:table-cell office:value-type="string">
            <text:p>01005e130dfe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93">
            <text:p>93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f3b1a9d2d ==&gt; </text:p>
          </table:table-cell>
          <table:table-cell office:value-type="string">
            <text:p><text:s text:c="16"/>free hotspot E4A</text:p>
          </table:table-cell>
          <table:table-cell office:value-type="float" office:value="333300010002">
            <text:p>333300010002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92">
            <text:p>92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BEACON</text:p>
          </table:table-cell>
          <table:table-cell office:value-type="string">
            <text:p><text:s/>&lt;=============== </text:p>
          </table:table-cell>
          <table:table-cell office:value-type="string">
            <text:p><text:s text:c="16"/>free hotspot E4A</text:p>
          </table:table-cell>
          <table:table-cell office:value-type="string">
            <text:p>00272240d024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92">
            <text:p>92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BEACON</text:p>
          </table:table-cell>
          <table:table-cell office:value-type="string">
            <text:p><text:s/>&lt;=============== </text:p>
          </table:table-cell>
          <table:table-cell office:value-type="string">
            <text:p><text:s text:c="23"/>AndroidAP</text:p>
          </table:table-cell>
          <table:table-cell office:value-type="string">
            <text:p>021a11f72be6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94">
            <text:p>94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c01885867d2c ==&gt; </text:p>
          </table:table-cell>
          <table:table-cell office:value-type="string">
            <text:p><text:s text:c="16"/>free hotspot E4A</text:p>
          </table:table-cell>
          <table:table-cell office:value-type="float" office:value="333300010003">
            <text:p>333300010003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84">
            <text:p>84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BEACON</text:p>
          </table:table-cell>
          <table:table-cell office:value-type="string">
            <text:p><text:s/>&lt;=============== </text:p>
          </table:table-cell>
          <table:table-cell office:value-type="string">
            <text:p><text:s text:c="18"/>Digicom_973651</text:p>
          </table:table-cell>
          <table:table-cell office:value-type="string">
            <text:p>00a0a2973651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91">
            <text:p>91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9999a96fa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51">
            <text:p>51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f4cb52558a3a ==&gt; <text:s text:c="3"/>Unknown/Malformed packet </text:p>
          </table:table-cell>
          <table:table-cell table:number-columns-repeated="9"/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24ec9996d84a ==&gt; </text:p>
          </table:table-cell>
          <table:table-cell office:value-type="string">
            <text:p><text:s text:c="23"/>AndroidAP</text:p>
          </table:table-cell>
          <table:table-cell office:value-type="string">
            <text:p>021a11f72be6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87">
            <text:p>87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e0d80412d4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58">
            <text:p>58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b08900c0d2c2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65">
            <text:p>65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c7f531635 ==&gt; </text:p>
          </table:table-cell>
          <table:table-cell office:value-type="string">
            <text:p><text:s text:c="16"/>free hotspot E4A</text:p>
          </table:table-cell>
          <table:table-cell office:value-type="string">
            <text:p>01005e130dfe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72">
            <text:p>72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12ec7568df35 ==&gt; <text:s text:c="3"/>Unknown/Malformed packet </text:p>
          </table:table-cell>
          <table:table-cell table:number-columns-repeated="9"/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382de8d9dd0d ==&gt; </text:p>
          </table:table-cell>
          <table:table-cell office:value-type="string">
            <text:p><text:s text:c="16"/>free hotspot E4A</text:p>
          </table:table-cell>
          <table:table-cell office:value-type="float" office:value="333300000002">
            <text:p>333300000002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61">
            <text:p>61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c8ff28300c69 ==&gt; </text:p>
          </table:table-cell>
          <table:table-cell office:value-type="string">
            <text:p><text:s text:c="23"/>AndroidAP</text:p>
          </table:table-cell>
          <table:table-cell office:value-type="string">
            <text:p>021a11f72be6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89">
            <text:p>89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0f20e536b5 ==&gt; </text:p>
          </table:table-cell>
          <table:table-cell office:value-type="string">
            <text:p><text:s text:c="16"/>free hotspot E4A</text:p>
          </table:table-cell>
          <table:table-cell office:value-type="string">
            <text:p>0180c200000e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73">
            <text:p>73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9999a9700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77">
            <text:p>77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fe01d951b3f1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72">
            <text:p>72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0f20e536b6 ==&gt; </text:p>
          </table:table-cell>
          <table:table-cell office:value-type="string">
            <text:p><text:s text:c="16"/>free hotspot E4A</text:p>
          </table:table-cell>
          <table:table-cell office:value-type="string">
            <text:p>0180c200000e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93">
            <text:p>93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d60b45be7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74">
            <text:p>74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c7f53167d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88">
            <text:p>88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d0c5f3cfa2cb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68">
            <text:p>68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9998e733b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88">
            <text:p>88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18f46ab11cea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65">
            <text:p>65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a881950fe4ea ==&gt; </text:p>
          </table:table-cell>
          <table:table-cell office:value-type="string">
            <text:p><text:s text:c="16"/>free hotspot E4A</text:p>
          </table:table-cell>
          <table:table-cell office:value-type="float" office:value="333300000002">
            <text:p>333300000002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73">
            <text:p>73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BEACON</text:p>
          </table:table-cell>
          <table:table-cell office:value-type="string">
            <text:p><text:s/>&lt;=============== </text:p>
          </table:table-cell>
          <table:table-cell office:value-type="string">
            <text:p><text:s text:c="8"/>Arduino Yun-90A2DAF21169</text:p>
          </table:table-cell>
          <table:table-cell office:value-type="string">
            <text:p>90a2daf21169</text:p>
          </table:table-cell>
          <table:table-cell table:number-columns-repeated="2"/>
          <table:table-cell office:value-type="float" office:value="11">
            <text:p>11</text:p>
          </table:table-cell>
          <table:table-cell table:number-columns-repeated="3"/>
          <table:table-cell office:value-type="float" office:value="54">
            <text:p>54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9998ebb71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74">
            <text:p>74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3052cba4b821 ==&gt; </text:p>
          </table:table-cell>
          <table:table-cell office:value-type="string">
            <text:p><text:s text:c="8"/>Arduino Yun-90A2DAF21169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11">
            <text:p>11</text:p>
          </table:table-cell>
          <table:table-cell table:number-columns-repeated="3"/>
          <table:table-cell office:value-type="float" office:value="59">
            <text:p>59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b0a2e721b02c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77">
            <text:p>77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0000000a01 ==&gt; </text:p>
          </table:table-cell>
          <table:table-cell office:value-type="string">
            <text:p><text:s text:c="31"/></text:p>
          </table:table-cell>
          <table:table-cell office:value-type="string">
            <text:p>01005e130dfe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64">
            <text:p>64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+INQ</text:p>
          </table:table-cell>
          <table:table-cell office:value-type="float" office:value="3052">
            <text:p>3052</text:p>
          </table:table-cell>
          <table:table-cell office:value-type="string">
            <text:p>CB</text:p>
          </table:table-cell>
          <table:table-cell table:number-columns-repeated="8"/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BEACON</text:p>
          </table:table-cell>
          <table:table-cell office:value-type="string">
            <text:p><text:s/>&lt;=============== </text:p>
          </table:table-cell>
          <table:table-cell office:value-type="string">
            <text:p><text:s text:c="23"/>AndroidAP</text:p>
          </table:table-cell>
          <table:table-cell office:value-type="string">
            <text:p>021a11fcd397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55">
            <text:p>55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83e8ebd8e53 ==&gt; </text:p>
          </table:table-cell>
          <table:table-cell office:value-type="string">
            <text:p><text:s text:c="31"/></text:p>
          </table:table-cell>
          <table:table-cell office:value-type="float" office:value="333300010003">
            <text:p>333300010003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84">
            <text:p>84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fe3a3167c981 ==&gt; <text:s text:c="3"/>Unknown/Malformed packet </text:p>
          </table:table-cell>
          <table:table-cell table:number-columns-repeated="9"/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f45c898a5afd ==&gt; <text:s text:c="3"/>Unknown/Malformed packet </text:p>
          </table:table-cell>
          <table:table-cell table:number-columns-repeated="9"/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78929c90fc3e ==&gt; <text:s text:c="3"/>Unknown/Malformed packet </text:p>
          </table:table-cell>
          <table:table-cell table:number-columns-repeated="9"/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BEACON</text:p>
          </table:table-cell>
          <table:table-cell office:value-type="string">
            <text:p><text:s/>&lt;=============== </text:p>
          </table:table-cell>
          <table:table-cell office:value-type="string">
            <text:p><text:s text:c="16"/>free hotspot E4A</text:p>
          </table:table-cell>
          <table:table-cell office:value-type="string">
            <text:p>00272240cfab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69">
            <text:p>69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+INQ</text:p>
          </table:table-cell>
          <table:table-cell office:value-type="float" office:value="3052">
            <text:p>3052</text:p>
          </table:table-cell>
          <table:table-cell office:value-type="string">
            <text:p>CB</text:p>
          </table:table-cell>
          <table:table-cell table:number-columns-repeated="8"/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BEACON</text:p>
          </table:table-cell>
          <table:table-cell office:value-type="string">
            <text:p><text:s/>&lt;=============== </text:p>
          </table:table-cell>
          <table:table-cell office:value-type="string">
            <text:p><text:s text:c="8"/>Arduino Yun-90A2DAF21169</text:p>
          </table:table-cell>
          <table:table-cell office:value-type="string">
            <text:p>90a2daf21169</text:p>
          </table:table-cell>
          <table:table-cell table:number-columns-repeated="2"/>
          <table:table-cell office:value-type="float" office:value="11">
            <text:p>11</text:p>
          </table:table-cell>
          <table:table-cell table:number-columns-repeated="3"/>
          <table:table-cell office:value-type="float" office:value="64">
            <text:p>64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+INQ</text:p>
          </table:table-cell>
          <table:table-cell office:value-type="float" office:value="3052">
            <text:p>3052</text:p>
          </table:table-cell>
          <table:table-cell office:value-type="string">
            <text:p>CB</text:p>
          </table:table-cell>
          <table:table-cell table:number-columns-repeated="8"/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+INQ</text:p>
          </table:table-cell>
          <table:table-cell office:value-type="float" office:value="3052">
            <text:p>3052</text:p>
          </table:table-cell>
          <table:table-cell office:value-type="string">
            <text:p>CB</text:p>
          </table:table-cell>
          <table:table-cell table:number-columns-repeated="8"/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f3b1a9d2d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69">
            <text:p>69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+INQ</text:p>
          </table:table-cell>
          <table:table-cell office:value-type="float" office:value="3052">
            <text:p>3052</text:p>
          </table:table-cell>
          <table:table-cell office:value-type="string">
            <text:p>CB</text:p>
          </table:table-cell>
          <table:table-cell table:number-columns-repeated="8"/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acbc32b911df ==&gt; </text:p>
          </table:table-cell>
          <table:table-cell office:value-type="string">
            <text:p><text:s text:c="16"/>free hotspot E4A</text:p>
          </table:table-cell>
          <table:table-cell office:value-type="string">
            <text:p>fe3a3167c981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87">
            <text:p>87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3052cba4b821 ==&gt; </text:p>
          </table:table-cell>
          <table:table-cell office:value-type="string">
            <text:p><text:s text:c="8"/>Arduino Yun-90A2DAF21169</text:p>
          </table:table-cell>
          <table:table-cell office:value-type="string">
            <text:p>90a2daf21169</text:p>
          </table:table-cell>
          <table:table-cell table:number-columns-repeated="2"/>
          <table:table-cell office:value-type="float" office:value="11">
            <text:p>11</text:p>
          </table:table-cell>
          <table:table-cell table:number-columns-repeated="3"/>
          <table:table-cell office:value-type="float" office:value="53">
            <text:p>53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fe01d951b3f1 ==&gt; </text:p>
          </table:table-cell>
          <table:table-cell office:value-type="string">
            <text:p><text:s text:c="31"/>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66">
            <text:p>66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+INQ</text:p>
          </table:table-cell>
          <table:table-cell office:value-type="float" office:value="3052">
            <text:p>3052</text:p>
          </table:table-cell>
          <table:table-cell office:value-type="string">
            <text:p>CB</text:p>
          </table:table-cell>
          <table:table-cell table:number-columns-repeated="8"/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+INQ</text:p>
          </table:table-cell>
          <table:table-cell office:value-type="float" office:value="3052">
            <text:p>3052</text:p>
          </table:table-cell>
          <table:table-cell office:value-type="string">
            <text:p>CB</text:p>
          </table:table-cell>
          <table:table-cell table:number-columns-repeated="8"/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0f20e536b6 ==&gt; </text:p>
          </table:table-cell>
          <table:table-cell office:value-type="string">
            <text:p><text:s text:c="31"/></text:p>
          </table:table-cell>
          <table:table-cell office:value-type="string">
            <text:p>0180c200000e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63">
            <text:p>63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bcf5acf590a2 ==&gt; </text:p>
          </table:table-cell>
          <table:table-cell office:value-type="string">
            <text:p><text:s text:c="31"/></text:p>
          </table:table-cell>
          <table:table-cell office:value-type="string">
            <text:p>fe3a3167c98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68">
            <text:p>68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24ec9996d84a ==&gt; </text:p>
          </table:table-cell>
          <table:table-cell office:value-type="string">
            <text:p><text:s text:c="23"/>AndroidAP</text:p>
          </table:table-cell>
          <table:table-cell office:value-type="string">
            <text:p>021a11fcd397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73">
            <text:p>73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9998e733b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73">
            <text:p>73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f0c1f18fc394 ==&gt; </text:p>
          </table:table-cell>
          <table:table-cell office:value-type="string">
            <text:p><text:s text:c="31"/>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66">
            <text:p>66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d60b4140f ==&gt; </text:p>
          </table:table-cell>
          <table:table-cell office:value-type="string">
            <text:p><text:s text:c="31"/>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69">
            <text:p>69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e0d80412d4 ==&gt; </text:p>
          </table:table-cell>
          <table:table-cell office:value-type="string">
            <text:p><text:s text:c="31"/>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66">
            <text:p>66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c8f650da796a ==&gt; </text:p>
          </table:table-cell>
          <table:table-cell office:value-type="string">
            <text:p><text:s text:c="16"/>free hotspot E4A</text:p>
          </table:table-cell>
          <table:table-cell office:value-type="string">
            <text:p>fe3a3167c981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78">
            <text:p>78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a881950fe4ea ==&gt; </text:p>
          </table:table-cell>
          <table:table-cell office:value-type="string">
            <text:p><text:s text:c="31"/>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66">
            <text:p>66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c7f531635 ==&gt; </text:p>
          </table:table-cell>
          <table:table-cell office:value-type="string">
            <text:p><text:s text:c="16"/>free hotspot E4A</text:p>
          </table:table-cell>
          <table:table-cell office:value-type="string">
            <text:p>01005e130dfe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66">
            <text:p>66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99984d0d9 ==&gt; </text:p>
          </table:table-cell>
          <table:table-cell office:value-type="string">
            <text:p><text:s text:c="31"/>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68">
            <text:p>68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c7f53167d ==&gt; </text:p>
          </table:table-cell>
          <table:table-cell office:value-type="string">
            <text:p><text:s text:c="16"/>free hotspot E4A</text:p>
          </table:table-cell>
          <table:table-cell office:value-type="string">
            <text:p>01005e130dfe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64">
            <text:p>64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182195622e58 ==&gt; </text:p>
          </table:table-cell>
          <table:table-cell office:value-type="string">
            <text:p><text:s text:c="31"/></text:p>
          </table:table-cell>
          <table:table-cell office:value-type="float" office:value="333300000002">
            <text:p>333300000002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69">
            <text:p>69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3423873c8a03 ==&gt; </text:p>
          </table:table-cell>
          <table:table-cell office:value-type="string">
            <text:p><text:s text:c="31"/></text:p>
          </table:table-cell>
          <table:table-cell office:value-type="string">
            <text:p>01005e0000fc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68">
            <text:p>68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a402b95ac40e ==&gt; </text:p>
          </table:table-cell>
          <table:table-cell office:value-type="string">
            <text:p><text:s text:c="16"/>free hotspot E4A</text:p>
          </table:table-cell>
          <table:table-cell office:value-type="float" office:value="333300000016">
            <text:p>333300000016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76">
            <text:p>76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9999a9700 ==&gt; </text:p>
          </table:table-cell>
          <table:table-cell office:value-type="string">
            <text:p><text:s text:c="31"/>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61">
            <text:p>61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+INQ</text:p>
          </table:table-cell>
          <table:table-cell office:value-type="string">
            <text:p>40B0</text:p>
          </table:table-cell>
          <table:table-cell office:value-type="string">
            <text:p>FA</text:p>
          </table:table-cell>
          <table:table-cell table:number-columns-repeated="8"/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+INQ</text:p>
          </table:table-cell>
          <table:table-cell office:value-type="string">
            <text:p>40B0</text:p>
          </table:table-cell>
          <table:table-cell office:value-type="string">
            <text:p>FA</text:p>
          </table:table-cell>
          <table:table-cell table:number-columns-repeated="8"/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+INQ</text:p>
          </table:table-cell>
          <table:table-cell office:value-type="string">
            <text:p>40B0</text:p>
          </table:table-cell>
          <table:table-cell office:value-type="string">
            <text:p>FA</text:p>
          </table:table-cell>
          <table:table-cell table:number-columns-repeated="8"/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+INQ</text:p>
          </table:table-cell>
          <table:table-cell office:value-type="string">
            <text:p>40B0</text:p>
          </table:table-cell>
          <table:table-cell office:value-type="string">
            <text:p>FA</text:p>
          </table:table-cell>
          <table:table-cell table:number-columns-repeated="8"/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+INQ</text:p>
          </table:table-cell>
          <table:table-cell office:value-type="string">
            <text:p>40B0</text:p>
          </table:table-cell>
          <table:table-cell office:value-type="string">
            <text:p>FA</text:p>
          </table:table-cell>
          <table:table-cell table:number-columns-repeated="8"/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+INQ</text:p>
          </table:table-cell>
          <table:table-cell office:value-type="string">
            <text:p>40B0</text:p>
          </table:table-cell>
          <table:table-cell office:value-type="string">
            <text:p>FA</text:p>
          </table:table-cell>
          <table:table-cell table:number-columns-repeated="8"/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+INQ</text:p>
          </table:table-cell>
          <table:table-cell office:value-type="string">
            <text:p>40B0</text:p>
          </table:table-cell>
          <table:table-cell office:value-type="string">
            <text:p>FA</text:p>
          </table:table-cell>
          <table:table-cell table:number-columns-repeated="8"/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+INQ</text:p>
          </table:table-cell>
          <table:table-cell office:value-type="string">
            <text:p>40B0</text:p>
          </table:table-cell>
          <table:table-cell office:value-type="string">
            <text:p>FA</text:p>
          </table:table-cell>
          <table:table-cell table:number-columns-repeated="8"/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+INQ</text:p>
          </table:table-cell>
          <table:table-cell office:value-type="string">
            <text:p>40B0</text:p>
          </table:table-cell>
          <table:table-cell office:value-type="string">
            <text:p>FA</text:p>
          </table:table-cell>
          <table:table-cell table:number-columns-repeated="8"/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+INQ</text:p>
          </table:table-cell>
          <table:table-cell office:value-type="string">
            <text:p>40B0</text:p>
          </table:table-cell>
          <table:table-cell office:value-type="string">
            <text:p>FA</text:p>
          </table:table-cell>
          <table:table-cell table:number-columns-repeated="8"/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+INQ</text:p>
          </table:table-cell>
          <table:table-cell office:value-type="string">
            <text:p>40B0</text:p>
          </table:table-cell>
          <table:table-cell office:value-type="string">
            <text:p>FA</text:p>
          </table:table-cell>
          <table:table-cell table:number-columns-repeated="8"/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+INQ</text:p>
          </table:table-cell>
          <table:table-cell office:value-type="string">
            <text:p>40B0</text:p>
          </table:table-cell>
          <table:table-cell office:value-type="string">
            <text:p>FA</text:p>
          </table:table-cell>
          <table:table-cell table:number-columns-repeated="8"/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+INQ</text:p>
          </table:table-cell>
          <table:table-cell office:value-type="string">
            <text:p>40B0</text:p>
          </table:table-cell>
          <table:table-cell office:value-type="string">
            <text:p>FA</text:p>
          </table:table-cell>
          <table:table-cell table:number-columns-repeated="8"/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+INQ</text:p>
          </table:table-cell>
          <table:table-cell office:value-type="string">
            <text:p>40B0</text:p>
          </table:table-cell>
          <table:table-cell office:value-type="string">
            <text:p>FA</text:p>
          </table:table-cell>
          <table:table-cell table:number-columns-repeated="8"/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+INQ</text:p>
          </table:table-cell>
          <table:table-cell office:value-type="string">
            <text:p>40B0</text:p>
          </table:table-cell>
          <table:table-cell office:value-type="string">
            <text:p>FA</text:p>
          </table:table-cell>
          <table:table-cell table:number-columns-repeated="8"/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+INQ</text:p>
          </table:table-cell>
          <table:table-cell office:value-type="string">
            <text:p>40B0</text:p>
          </table:table-cell>
          <table:table-cell office:value-type="string">
            <text:p>FA</text:p>
          </table:table-cell>
          <table:table-cell table:number-columns-repeated="8"/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+INQ</text:p>
          </table:table-cell>
          <table:table-cell office:value-type="string">
            <text:p>40B0</text:p>
          </table:table-cell>
          <table:table-cell office:value-type="string">
            <text:p>FA</text:p>
          </table:table-cell>
          <table:table-cell table:number-columns-repeated="8"/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+INQ</text:p>
          </table:table-cell>
          <table:table-cell office:value-type="string">
            <text:p>40B0</text:p>
          </table:table-cell>
          <table:table-cell office:value-type="string">
            <text:p>FA</text:p>
          </table:table-cell>
          <table:table-cell table:number-columns-repeated="8"/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+INQ</text:p>
          </table:table-cell>
          <table:table-cell office:value-type="string">
            <text:p>40B0</text:p>
          </table:table-cell>
          <table:table-cell office:value-type="string">
            <text:p>FA</text:p>
          </table:table-cell>
          <table:table-cell table:number-columns-repeated="8"/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+INQ</text:p>
          </table:table-cell>
          <table:table-cell office:value-type="string">
            <text:p>40B0</text:p>
          </table:table-cell>
          <table:table-cell office:value-type="string">
            <text:p>FA</text:p>
          </table:table-cell>
          <table:table-cell table:number-columns-repeated="8"/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+INQ</text:p>
          </table:table-cell>
          <table:table-cell office:value-type="string">
            <text:p>40B0</text:p>
          </table:table-cell>
          <table:table-cell office:value-type="string">
            <text:p>FA</text:p>
          </table:table-cell>
          <table:table-cell table:number-columns-repeated="8"/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+INQ</text:p>
          </table:table-cell>
          <table:table-cell office:value-type="string">
            <text:p>40B0</text:p>
          </table:table-cell>
          <table:table-cell office:value-type="string">
            <text:p>FA</text:p>
          </table:table-cell>
          <table:table-cell table:number-columns-repeated="8"/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+INQ</text:p>
          </table:table-cell>
          <table:table-cell office:value-type="string">
            <text:p>40B0</text:p>
          </table:table-cell>
          <table:table-cell office:value-type="string">
            <text:p>FA</text:p>
          </table:table-cell>
          <table:table-cell table:number-columns-repeated="8"/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90fd6122d617 ==&gt; </text:p>
          </table:table-cell>
          <table:table-cell office:value-type="string">
            <text:p><text:s text:c="16"/>free hotspot E4A</text:p>
          </table:table-cell>
          <table:table-cell office:value-type="string">
            <text:p>3333ff7d3b70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72">
            <text:p>72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9999a96fa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72">
            <text:p>72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+INQ</text:p>
          </table:table-cell>
          <table:table-cell office:value-type="string">
            <text:p>40B0</text:p>
          </table:table-cell>
          <table:table-cell office:value-type="string">
            <text:p>FA</text:p>
          </table:table-cell>
          <table:table-cell table:number-columns-repeated="8"/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+INQ</text:p>
          </table:table-cell>
          <table:table-cell office:value-type="string">
            <text:p>40B0</text:p>
          </table:table-cell>
          <table:table-cell office:value-type="string">
            <text:p>FA</text:p>
          </table:table-cell>
          <table:table-cell table:number-columns-repeated="8"/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+INQ</text:p>
          </table:table-cell>
          <table:table-cell office:value-type="string">
            <text:p>40B0</text:p>
          </table:table-cell>
          <table:table-cell office:value-type="string">
            <text:p>FA</text:p>
          </table:table-cell>
          <table:table-cell table:number-columns-repeated="8"/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+INQ</text:p>
          </table:table-cell>
          <table:table-cell office:value-type="string">
            <text:p>40B0</text:p>
          </table:table-cell>
          <table:table-cell office:value-type="string">
            <text:p>FA</text:p>
          </table:table-cell>
          <table:table-cell table:number-columns-repeated="8"/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+INQ</text:p>
          </table:table-cell>
          <table:table-cell office:value-type="string">
            <text:p>40B0</text:p>
          </table:table-cell>
          <table:table-cell office:value-type="string">
            <text:p>FA</text:p>
          </table:table-cell>
          <table:table-cell table:number-columns-repeated="8"/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+INQ</text:p>
          </table:table-cell>
          <table:table-cell office:value-type="string">
            <text:p>40B0</text:p>
          </table:table-cell>
          <table:table-cell office:value-type="string">
            <text:p>FA</text:p>
          </table:table-cell>
          <table:table-cell table:number-columns-repeated="8"/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+INQ</text:p>
          </table:table-cell>
          <table:table-cell office:value-type="string">
            <text:p>40B0</text:p>
          </table:table-cell>
          <table:table-cell office:value-type="string">
            <text:p>FA</text:p>
          </table:table-cell>
          <table:table-cell table:number-columns-repeated="8"/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+INQ</text:p>
          </table:table-cell>
          <table:table-cell office:value-type="string">
            <text:p>40B0</text:p>
          </table:table-cell>
          <table:table-cell office:value-type="string">
            <text:p>FA</text:p>
          </table:table-cell>
          <table:table-cell table:number-columns-repeated="8"/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+INQ</text:p>
          </table:table-cell>
          <table:table-cell office:value-type="string">
            <text:p>40B0</text:p>
          </table:table-cell>
          <table:table-cell office:value-type="string">
            <text:p>FA</text:p>
          </table:table-cell>
          <table:table-cell table:number-columns-repeated="8"/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+INQ</text:p>
          </table:table-cell>
          <table:table-cell office:value-type="string">
            <text:p>40B0</text:p>
          </table:table-cell>
          <table:table-cell office:value-type="string">
            <text:p>FA</text:p>
          </table:table-cell>
          <table:table-cell table:number-columns-repeated="8"/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+INQ</text:p>
          </table:table-cell>
          <table:table-cell office:value-type="string">
            <text:p>40B0</text:p>
          </table:table-cell>
          <table:table-cell office:value-type="string">
            <text:p>FA</text:p>
          </table:table-cell>
          <table:table-cell table:number-columns-repeated="8"/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+INQ</text:p>
          </table:table-cell>
          <table:table-cell office:value-type="string">
            <text:p>40B0</text:p>
          </table:table-cell>
          <table:table-cell office:value-type="string">
            <text:p>FA</text:p>
          </table:table-cell>
          <table:table-cell table:number-columns-repeated="8"/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b08900c0d2c2 ==&gt; </text:p>
          </table:table-cell>
          <table:table-cell office:value-type="string">
            <text:p><text:s text:c="30"/>\#</text:p>
          </table:table-cell>
          <table:table-cell office:value-type="string">
            <text:p>9cc17228890d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82">
            <text:p>82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BEACON</text:p>
          </table:table-cell>
          <table:table-cell office:value-type="string">
            <text:p><text:s/>&lt;=============== </text:p>
          </table:table-cell>
          <table:table-cell office:value-type="string">
            <text:p><text:s text:c="23"/>AndroidAP</text:p>
          </table:table-cell>
          <table:table-cell office:value-type="string">
            <text:p>021a11ff688a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59">
            <text:p>59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+INQ</text:p>
          </table:table-cell>
          <table:table-cell office:value-type="string">
            <text:p>40B0</text:p>
          </table:table-cell>
          <table:table-cell office:value-type="string">
            <text:p>FA</text:p>
          </table:table-cell>
          <table:table-cell table:number-columns-repeated="8"/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+INQ</text:p>
          </table:table-cell>
          <table:table-cell office:value-type="string">
            <text:p>40B0</text:p>
          </table:table-cell>
          <table:table-cell office:value-type="string">
            <text:p>FA</text:p>
          </table:table-cell>
          <table:table-cell table:number-columns-repeated="8"/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+INQ</text:p>
          </table:table-cell>
          <table:table-cell office:value-type="string">
            <text:p>40B0</text:p>
          </table:table-cell>
          <table:table-cell office:value-type="string">
            <text:p>FA</text:p>
          </table:table-cell>
          <table:table-cell table:number-columns-repeated="8"/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+INQ</text:p>
          </table:table-cell>
          <table:table-cell office:value-type="string">
            <text:p>40B0</text:p>
          </table:table-cell>
          <table:table-cell office:value-type="string">
            <text:p>FA</text:p>
          </table:table-cell>
          <table:table-cell table:number-columns-repeated="8"/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+INQ</text:p>
          </table:table-cell>
          <table:table-cell office:value-type="string">
            <text:p>40B0</text:p>
          </table:table-cell>
          <table:table-cell office:value-type="string">
            <text:p>FA</text:p>
          </table:table-cell>
          <table:table-cell table:number-columns-repeated="8"/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+INQ</text:p>
          </table:table-cell>
          <table:table-cell office:value-type="string">
            <text:p>40B0</text:p>
          </table:table-cell>
          <table:table-cell office:value-type="string">
            <text:p>FA</text:p>
          </table:table-cell>
          <table:table-cell table:number-columns-repeated="8"/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680715b91a04 ==&gt; </text:p>
          </table:table-cell>
          <table:table-cell office:value-type="string">
            <text:p><text:s text:c="30"/>\#</text:p>
          </table:table-cell>
          <table:table-cell office:value-type="float" office:value="333300010003">
            <text:p>333300010003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89">
            <text:p>89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8001842621f7 ==&gt; </text:p>
          </table:table-cell>
          <table:table-cell office:value-type="string">
            <text:p><text:s text:c="31"/></text:p>
          </table:table-cell>
          <table:table-cell office:value-type="float" office:value="333300000016">
            <text:p>333300000016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65">
            <text:p>65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9998ebb71 ==&gt; </text:p>
          </table:table-cell>
          <table:table-cell office:value-type="string">
            <text:p><text:s text:c="31"/>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63">
            <text:p>63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ccfa00f1493f ==&gt; </text:p>
          </table:table-cell>
          <table:table-cell office:value-type="string">
            <text:p><text:s text:c="16"/>free hotspot E4A</text:p>
          </table:table-cell>
          <table:table-cell office:value-type="string">
            <text:p>ccfa00f1493f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65">
            <text:p>65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60c5478e2dd4 ==&gt; </text:p>
          </table:table-cell>
          <table:table-cell office:value-type="string">
            <text:p><text:s text:c="31"/>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67">
            <text:p>67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<text:s/>free hotspot E4A</text:p>
          </table:table-cell>
          <table:table-cell office:value-type="string">
            <text:p><text:s text:c="2"/>00272240d024 <text:s text:c="3"/>5 <text:s text:c="3"/>-66</text:p>
          </table:table-cell>
          <table:table-cell table:number-columns-repeated="9"/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0000000a01 ==&gt; </text:p>
          </table:table-cell>
          <table:table-cell office:value-type="string">
            <text:p><text:s text:c="16"/>free hotspot E4A</text:p>
          </table:table-cell>
          <table:table-cell office:value-type="string">
            <text:p>01005e130dfe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66">
            <text:p>66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0000000a00 ==&gt; </text:p>
          </table:table-cell>
          <table:table-cell office:value-type="string">
            <text:p><text:s text:c="16"/>free hotspot E4A</text:p>
          </table:table-cell>
          <table:table-cell office:value-type="string">
            <text:p>01005e130dfe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67">
            <text:p>67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f3b1a9d2d ==&gt; </text:p>
          </table:table-cell>
          <table:table-cell office:value-type="string">
            <text:p><text:s text:c="16"/>free hotspot E4A</text:p>
          </table:table-cell>
          <table:table-cell office:value-type="float" office:value="333300010003">
            <text:p>333300010003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66">
            <text:p>66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60c5478e2dd4 ==&gt; </text:p>
          </table:table-cell>
          <table:table-cell office:value-type="string">
            <text:p><text:s text:c="16"/>free hotspot E4A</text:p>
          </table:table-cell>
          <table:table-cell office:value-type="string">
            <text:p>01005e0000fb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66">
            <text:p>66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f45c898a5afd ==&gt; </text:p>
          </table:table-cell>
          <table:table-cell office:value-type="string">
            <text:p><text:s text:c="16"/>free hotspot E4A</text:p>
          </table:table-cell>
          <table:table-cell office:value-type="string">
            <text:p>01005e7ffffa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66">
            <text:p>66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fe3a3167c981 ==&gt; </text:p>
          </table:table-cell>
          <table:table-cell office:value-type="string">
            <text:p><text:s text:c="16"/>free hotspot E4A</text:p>
          </table:table-cell>
          <table:table-cell office:value-type="string">
            <text:p>60c5478e2dd4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71">
            <text:p>71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BEACON</text:p>
          </table:table-cell>
          <table:table-cell office:value-type="string">
            <text:p><text:s/>&lt;=============== </text:p>
          </table:table-cell>
          <table:table-cell office:value-type="string">
            <text:p><text:s text:c="16"/>free hotspot E4A</text:p>
          </table:table-cell>
          <table:table-cell office:value-type="string">
            <text:p>00272240cfab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73">
            <text:p>73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83e8ebd8e53 ==&gt; </text:p>
          </table:table-cell>
          <table:table-cell office:value-type="string">
            <text:p><text:s text:c="16"/>free hotspot E4A</text:p>
          </table:table-cell>
          <table:table-cell office:value-type="string">
            <text:p>fe3a3167c981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87">
            <text:p>87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78929c90fc3e ==&gt; </text:p>
          </table:table-cell>
          <table:table-cell office:value-type="string">
            <text:p><text:s text:c="16"/>free hotspot E4A</text:p>
          </table:table-cell>
          <table:table-cell office:value-type="string">
            <text:p>01005e7ffffa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73">
            <text:p>73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BEACON</text:p>
          </table:table-cell>
          <table:table-cell office:value-type="string">
            <text:p><text:s/>&lt;=============== </text:p>
          </table:table-cell>
          <table:table-cell office:value-type="string">
            <text:p><text:s text:c="8"/>Arduino Yun-90A2DAF21169</text:p>
          </table:table-cell>
          <table:table-cell office:value-type="string">
            <text:p>90a2daf21169</text:p>
          </table:table-cell>
          <table:table-cell table:number-columns-repeated="2"/>
          <table:table-cell office:value-type="float" office:value="11">
            <text:p>11</text:p>
          </table:table-cell>
          <table:table-cell table:number-columns-repeated="3"/>
          <table:table-cell office:value-type="float" office:value="66">
            <text:p>66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3052cba4b821 ==&gt; </text:p>
          </table:table-cell>
          <table:table-cell office:value-type="string">
            <text:p><text:s text:c="8"/>Arduino Yun-90A2DAF21169</text:p>
          </table:table-cell>
          <table:table-cell office:value-type="string">
            <text:p>33330000000c</text:p>
          </table:table-cell>
          <table:table-cell table:number-columns-repeated="2"/>
          <table:table-cell office:value-type="float" office:value="11">
            <text:p>11</text:p>
          </table:table-cell>
          <table:table-cell table:number-columns-repeated="3"/>
          <table:table-cell office:value-type="float" office:value="67">
            <text:p>67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BEACON</text:p>
          </table:table-cell>
          <table:table-cell office:value-type="string">
            <text:p><text:s/>&lt;=============== </text:p>
          </table:table-cell>
          <table:table-cell office:value-type="string">
            <text:p><text:s text:c="18"/>WIND-WiFi-890D</text:p>
          </table:table-cell>
          <table:table-cell office:value-type="string">
            <text:p>9cc17228890d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95">
            <text:p>95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9999a9700 ==&gt; </text:p>
          </table:table-cell>
          <table:table-cell office:value-type="string">
            <text:p><text:s text:c="16"/>free hotspot E4A</text:p>
          </table:table-cell>
          <table:table-cell office:value-type="string">
            <text:p>01005e0000fc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66">
            <text:p>66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3423873c8a03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73">
            <text:p>73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a402b95ac40e ==&gt; </text:p>
          </table:table-cell>
          <table:table-cell office:value-type="string">
            <text:p><text:s text:c="16"/>free hotspot E4A</text:p>
          </table:table-cell>
          <table:table-cell office:value-type="string">
            <text:p>fe3a3167c981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92">
            <text:p>92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9998ebb71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71">
            <text:p>71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680715b91a04 ==&gt; </text:p>
          </table:table-cell>
          <table:table-cell office:value-type="string">
            <text:p><text:s text:c="18"/>WIND-WiFi-890D</text:p>
          </table:table-cell>
          <table:table-cell office:value-type="string">
            <text:p>54e43a7db0f0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93">
            <text:p>93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c7f531635 ==&gt; </text:p>
          </table:table-cell>
          <table:table-cell office:value-type="string">
            <text:p><text:s text:c="16"/>free hotspot E4A</text:p>
          </table:table-cell>
          <table:table-cell office:value-type="string">
            <text:p>01005e130dfe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66">
            <text:p>66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182195470491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79">
            <text:p>79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240a11a53578 ==&gt; </text:p>
          </table:table-cell>
          <table:table-cell office:value-type="string">
            <text:p><text:s text:c="16"/>free hotspot E4A</text:p>
          </table:table-cell>
          <table:table-cell office:value-type="float" office:value="333300000002">
            <text:p>333300000002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72">
            <text:p>72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c7f53167d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73">
            <text:p>73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99984d0d9 ==&gt; </text:p>
          </table:table-cell>
          <table:table-cell office:value-type="string">
            <text:p><text:s text:c="16"/>free hotspot E4A</text:p>
          </table:table-cell>
          <table:table-cell office:value-type="string">
            <text:p>01005e0000fc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72">
            <text:p>72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c8f650da796a ==&gt; </text:p>
          </table:table-cell>
          <table:table-cell office:value-type="string">
            <text:p><text:s text:c="16"/>free hotspot E4A</text:p>
          </table:table-cell>
          <table:table-cell office:value-type="string">
            <text:p>fe3a3167c981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82">
            <text:p>82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acbc32b911df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69">
            <text:p>69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e0d80412d4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70">
            <text:p>70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ec9bf300ed53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70">
            <text:p>70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bcf5acf590a2 ==&gt; </text:p>
          </table:table-cell>
          <table:table-cell office:value-type="string">
            <text:p><text:s text:c="16"/>free hotspot E4A</text:p>
          </table:table-cell>
          <table:table-cell office:value-type="string">
            <text:p>fe3a3167c981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67">
            <text:p>67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9998e733b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73">
            <text:p>73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fe01d951b3f1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72">
            <text:p>72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0f20e536b6 ==&gt; </text:p>
          </table:table-cell>
          <table:table-cell office:value-type="string">
            <text:p><text:s text:c="16"/>free hotspot E4A</text:p>
          </table:table-cell>
          <table:table-cell office:value-type="string">
            <text:p>0180c200000e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72">
            <text:p>72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0f20e536b5 ==&gt; </text:p>
          </table:table-cell>
          <table:table-cell office:value-type="string">
            <text:p><text:s text:c="16"/>free hotspot E4A</text:p>
          </table:table-cell>
          <table:table-cell office:value-type="string">
            <text:p>0180c200000e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73">
            <text:p>73</text:p>
          </table:table-cell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0000000a00 ==&gt; <text:s text:c="3"/>Unknown/Malformed packet </text:p>
          </table:table-cell>
          <table:table-cell table:number-columns-repeated="9"/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BEACON</text:p>
          </table:table-cell>
          <table:table-cell office:value-type="string">
            <text:p><text:s/>&lt;=============== </text:p>
          </table:table-cell>
          <table:table-cell office:value-type="string">
            <text:p><text:s text:c="12"/>Router S5 - Riccardo</text:p>
          </table:table-cell>
          <table:table-cell office:value-type="string">
            <text:p>f409d890fbe6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86">
            <text:p>86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BEACON</text:p>
          </table:table-cell>
          <table:table-cell office:value-type="string">
            <text:p><text:s/>&lt;=============== </text:p>
          </table:table-cell>
          <table:table-cell office:value-type="string">
            <text:p><text:s text:c="16"/>free hotspot E4A</text:p>
          </table:table-cell>
          <table:table-cell office:value-type="string">
            <text:p>00272240cfab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83">
            <text:p>83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0000000a01 ==&gt; </text:p>
          </table:table-cell>
          <table:table-cell office:value-type="string">
            <text:p><text:s text:c="16"/>free hotspot E4A</text:p>
          </table:table-cell>
          <table:table-cell office:value-type="string">
            <text:p>01005e130dfe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83">
            <text:p>83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3423873c8a03 ==&gt; </text:p>
          </table:table-cell>
          <table:table-cell office:value-type="string">
            <text:p><text:s text:c="12"/>Router S5 - Riccardo</text:p>
          </table:table-cell>
          <table:table-cell office:value-type="string">
            <text:p>01005e7ffffa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87">
            <text:p>87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BEACON</text:p>
          </table:table-cell>
          <table:table-cell office:value-type="string">
            <text:p><text:s/>&lt;=============== </text:p>
          </table:table-cell>
          <table:table-cell office:value-type="string">
            <text:p><text:s text:c="16"/>free hotspot E4A</text:p>
          </table:table-cell>
          <table:table-cell office:value-type="string">
            <text:p>00156d7ec435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3"/>
          <table:table-cell office:value-type="float" office:value="92">
            <text:p>92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a402b95ac40e ==&gt; </text:p>
          </table:table-cell>
          <table:table-cell office:value-type="string">
            <text:p><text:s text:c="18"/>WIND-WiFi-890D</text:p>
          </table:table-cell>
          <table:table-cell office:value-type="string">
            <text:p>9cc17228890d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71">
            <text:p>71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cc785f20abb4 ==&gt; </text:p>
          </table:table-cell>
          <table:table-cell office:value-type="string">
            <text:p><text:s text:c="18"/>WIND-WiFi-890D</text:p>
          </table:table-cell>
          <table:table-cell office:value-type="string">
            <text:p>f45c898a5afd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69">
            <text:p>69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c8f650da796a ==&gt; </text:p>
          </table:table-cell>
          <table:table-cell office:value-type="string">
            <text:p><text:s text:c="16"/>free hotspot E4A</text:p>
          </table:table-cell>
          <table:table-cell office:value-type="string">
            <text:p>01005e0000fb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81">
            <text:p>81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7cc5378fd2fa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78">
            <text:p>78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BEACON</text:p>
          </table:table-cell>
          <table:table-cell office:value-type="string">
            <text:p><text:s/>&lt;=============== </text:p>
          </table:table-cell>
          <table:table-cell office:value-type="string">
            <text:p><text:s text:c="8"/>Arduino Yun-90A2DAF21169</text:p>
          </table:table-cell>
          <table:table-cell office:value-type="string">
            <text:p>90a2daf21169</text:p>
          </table:table-cell>
          <table:table-cell table:number-columns-repeated="2"/>
          <table:table-cell office:value-type="float" office:value="11">
            <text:p>11</text:p>
          </table:table-cell>
          <table:table-cell table:number-columns-repeated="3"/>
          <table:table-cell office:value-type="float" office:value="59">
            <text:p>59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acbc32b911df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82">
            <text:p>82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78929c90fc3e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81">
            <text:p>81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9998e733b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86">
            <text:p>86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99984d0d9 ==&gt; </text:p>
          </table:table-cell>
          <table:table-cell office:value-type="string">
            <text:p><text:s text:c="16"/>free hotspot E4A</text:p>
          </table:table-cell>
          <table:table-cell office:value-type="string">
            <text:p>01005e7ffffa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85">
            <text:p>85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3052cba4b821 ==&gt; </text:p>
          </table:table-cell>
          <table:table-cell office:value-type="string">
            <text:p><text:s text:c="8"/>Arduino Yun-90A2DAF21169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11">
            <text:p>11</text:p>
          </table:table-cell>
          <table:table-cell table:number-columns-repeated="3"/>
          <table:table-cell office:value-type="float" office:value="62">
            <text:p>62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d49a2064c1aa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70">
            <text:p>70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9999a9700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79">
            <text:p>79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e0d80412d4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79">
            <text:p>79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9998ebb71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82">
            <text:p>82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b8e8563a8242 ==&gt; </text:p>
          </table:table-cell>
          <table:table-cell office:value-type="string">
            <text:p><text:s text:c="16"/>free hotspot E4A</text:p>
          </table:table-cell>
          <table:table-cell office:value-type="string">
            <text:p>3333ffdc2158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76">
            <text:p>76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9999a96fa ==&gt; </text:p>
          </table:table-cell>
          <table:table-cell office:value-type="string">
            <text:p><text:s text:c="16"/>free hotspot E4A</text:p>
          </table:table-cell>
          <table:table-cell office:value-type="string">
            <text:p>01005e7ffffa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80">
            <text:p>80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c7f531635 ==&gt; </text:p>
          </table:table-cell>
          <table:table-cell office:value-type="string">
            <text:p><text:s text:c="16"/>free hotspot E4A</text:p>
          </table:table-cell>
          <table:table-cell office:value-type="string">
            <text:p>01005e130dfe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82">
            <text:p>82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83e8ebd8e53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79">
            <text:p>79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f3b1a9d2d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80">
            <text:p>80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c7f53167d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79">
            <text:p>79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d60b4140f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83">
            <text:p>83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0f20e536b5 ==&gt; </text:p>
          </table:table-cell>
          <table:table-cell office:value-type="string">
            <text:p><text:s text:c="16"/>free hotspot E4A</text:p>
          </table:table-cell>
          <table:table-cell office:value-type="string">
            <text:p>0180c200000e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79">
            <text:p>79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e0f8474240f6 ==&gt; </text:p>
          </table:table-cell>
          <table:table-cell office:value-type="string">
            <text:p><text:s text:c="16"/>free hotspot E4A</text:p>
          </table:table-cell>
          <table:table-cell office:value-type="string">
            <text:p>3333000000fb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85">
            <text:p>85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fe01d951b3f1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78">
            <text:p>78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f09a5100879b ==&gt; </text:p>
          </table:table-cell>
          <table:table-cell office:value-type="string">
            <text:p><text:s text:c="17"/>PocketCube-9F25</text:p>
          </table:table-cell>
          <table:table-cell office:value-type="string">
            <text:p>241fa00d9f25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91">
            <text:p>91</text:p>
          </table:table-cell>
        </table:table-row>
        <table:table-row table:style-name="ro1" table:visibility="filter">
          <table:table-cell office:value-type="string">
            <text:p>BEACON</text:p>
          </table:table-cell>
          <table:table-cell office:value-type="string">
            <text:p><text:s/>&lt;=============== </text:p>
          </table:table-cell>
          <table:table-cell office:value-type="string">
            <text:p><text:s text:c="18"/>WIND-WiFi-890D</text:p>
          </table:table-cell>
          <table:table-cell office:value-type="string">
            <text:p>9cc17228890d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94">
            <text:p>94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BEACON</text:p>
          </table:table-cell>
          <table:table-cell office:value-type="string">
            <text:p><text:s/>&lt;=============== </text:p>
          </table:table-cell>
          <table:table-cell office:value-type="string">
            <text:p><text:s text:c="16"/>free hotspot E4A</text:p>
          </table:table-cell>
          <table:table-cell office:value-type="string">
            <text:p>00272240cfab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84">
            <text:p>84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BEACON</text:p>
          </table:table-cell>
          <table:table-cell office:value-type="string">
            <text:p><text:s/>&lt;=============== </text:p>
          </table:table-cell>
          <table:table-cell office:value-type="string">
            <text:p><text:s text:c="16"/>free hotspot E4A</text:p>
          </table:table-cell>
          <table:table-cell office:value-type="string">
            <text:p>00272240d024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78">
            <text:p>78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0000000a00 ==&gt; </text:p>
          </table:table-cell>
          <table:table-cell office:value-type="string">
            <text:p><text:s text:c="16"/>free hotspot E4A</text:p>
          </table:table-cell>
          <table:table-cell office:value-type="string">
            <text:p>01005e130dfe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74">
            <text:p>74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78929c90fc3e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74">
            <text:p>74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0000000a01 ==&gt; </text:p>
          </table:table-cell>
          <table:table-cell office:value-type="string">
            <text:p><text:s text:c="16"/>free hotspot E4A</text:p>
          </table:table-cell>
          <table:table-cell office:value-type="string">
            <text:p>01005e130dfe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79">
            <text:p>79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f3b1a9d2d ==&gt; </text:p>
          </table:table-cell>
          <table:table-cell office:value-type="string">
            <text:p><text:s text:c="16"/>free hotspot E4A</text:p>
          </table:table-cell>
          <table:table-cell office:value-type="float" office:value="333300010003">
            <text:p>333300010003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73">
            <text:p>73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fe3a3167c981 ==&gt; </text:p>
          </table:table-cell>
          <table:table-cell office:value-type="string">
            <text:p><text:s text:c="16"/>free hotspot E4A</text:p>
          </table:table-cell>
          <table:table-cell office:value-type="string">
            <text:p>acbc32b911df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69">
            <text:p>69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BEACON</text:p>
          </table:table-cell>
          <table:table-cell office:value-type="string">
            <text:p><text:s/>&lt;=============== </text:p>
          </table:table-cell>
          <table:table-cell office:value-type="string">
            <text:p><text:s text:c="8"/>Arduino Yun-90A2DAF21169</text:p>
          </table:table-cell>
          <table:table-cell office:value-type="string">
            <text:p>90a2daf21169</text:p>
          </table:table-cell>
          <table:table-cell table:number-columns-repeated="2"/>
          <table:table-cell office:value-type="float" office:value="11">
            <text:p>11</text:p>
          </table:table-cell>
          <table:table-cell table:number-columns-repeated="3"/>
          <table:table-cell office:value-type="float" office:value="61">
            <text:p>61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3052cba4b821 ==&gt; </text:p>
          </table:table-cell>
          <table:table-cell office:value-type="string">
            <text:p><text:s text:c="8"/>Arduino Yun-90A2DAF21169</text:p>
          </table:table-cell>
          <table:table-cell office:value-type="string">
            <text:p>90a2daf21169</text:p>
          </table:table-cell>
          <table:table-cell table:number-columns-repeated="2"/>
          <table:table-cell office:value-type="float" office:value="11">
            <text:p>11</text:p>
          </table:table-cell>
          <table:table-cell table:number-columns-repeated="3"/>
          <table:table-cell office:value-type="float" office:value="56">
            <text:p>56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9999a96fa ==&gt; </text:p>
          </table:table-cell>
          <table:table-cell office:value-type="string">
            <text:p><text:s text:c="16"/>free hotspot E4A</text:p>
          </table:table-cell>
          <table:table-cell office:value-type="string">
            <text:p>01005e0000fc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71">
            <text:p>71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3423873c8a03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71">
            <text:p>71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a402b95ac40e ==&gt; </text:p>
          </table:table-cell>
          <table:table-cell office:value-type="string">
            <text:p><text:s text:c="16"/>free hotspot E4A</text:p>
          </table:table-cell>
          <table:table-cell office:value-type="string">
            <text:p>fe3a3167c981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acbc32b911df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71">
            <text:p>71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83e8ebd8e53 ==&gt; </text:p>
          </table:table-cell>
          <table:table-cell office:value-type="string">
            <text:p><text:s text:c="16"/>free hotspot E4A</text:p>
          </table:table-cell>
          <table:table-cell office:value-type="string">
            <text:p>fe3a3167c981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85">
            <text:p>85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60c5478e2dd4 ==&gt; </text:p>
          </table:table-cell>
          <table:table-cell office:value-type="string">
            <text:p><text:s text:c="16"/>free hotspot E4A</text:p>
          </table:table-cell>
          <table:table-cell office:value-type="string">
            <text:p>fe3a3167c981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66">
            <text:p>66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c7f531635 ==&gt; </text:p>
          </table:table-cell>
          <table:table-cell office:value-type="string">
            <text:p><text:s text:c="16"/>free hotspot E4A</text:p>
          </table:table-cell>
          <table:table-cell office:value-type="string">
            <text:p>01005e130dfe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70">
            <text:p>70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c7f53167d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70">
            <text:p>70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bcf5acf590a2 ==&gt; </text:p>
          </table:table-cell>
          <table:table-cell office:value-type="string">
            <text:p><text:s text:c="16"/>free hotspot E4A</text:p>
          </table:table-cell>
          <table:table-cell office:value-type="string">
            <text:p>fe3a3167c981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73">
            <text:p>73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c8f650da796a ==&gt; </text:p>
          </table:table-cell>
          <table:table-cell office:value-type="string">
            <text:p><text:s text:c="16"/>free hotspot E4A</text:p>
          </table:table-cell>
          <table:table-cell office:value-type="string">
            <text:p>fe3a3167c981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82">
            <text:p>82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9999a9700 ==&gt; </text:p>
          </table:table-cell>
          <table:table-cell office:value-type="string">
            <text:p><text:s text:c="16"/>free hotspot E4A</text:p>
          </table:table-cell>
          <table:table-cell office:value-type="string">
            <text:p>01005e0000fc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70">
            <text:p>70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99984d0d9 ==&gt; </text:p>
          </table:table-cell>
          <table:table-cell office:value-type="string">
            <text:p><text:s text:c="16"/>free hotspot E4A</text:p>
          </table:table-cell>
          <table:table-cell office:value-type="string">
            <text:p>01005e0000fc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73">
            <text:p>73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cc785f20abb4 ==&gt; </text:p>
          </table:table-cell>
          <table:table-cell office:value-type="string">
            <text:p><text:s text:c="18"/>WIND-WiFi-890D</text:p>
          </table:table-cell>
          <table:table-cell office:value-type="string">
            <text:p>b08900c0d2c2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92">
            <text:p>92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680715b91a04 ==&gt; </text:p>
          </table:table-cell>
          <table:table-cell office:value-type="string">
            <text:p><text:s text:c="18"/>WIND-WiFi-890D</text:p>
          </table:table-cell>
          <table:table-cell office:value-type="string">
            <text:p>b08900c0d2c2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95">
            <text:p>95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9998e733b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71">
            <text:p>71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0f20e536b6 ==&gt; </text:p>
          </table:table-cell>
          <table:table-cell office:value-type="string">
            <text:p><text:s text:c="16"/>free hotspot E4A</text:p>
          </table:table-cell>
          <table:table-cell office:value-type="string">
            <text:p>0180c200000e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74">
            <text:p>74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0f20e536b5 ==&gt; </text:p>
          </table:table-cell>
          <table:table-cell office:value-type="string">
            <text:p><text:s text:c="16"/>free hotspot E4A</text:p>
          </table:table-cell>
          <table:table-cell office:value-type="string">
            <text:p>0180c200000e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68">
            <text:p>68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9998ebb71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71">
            <text:p>71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fe01d951b3f1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72">
            <text:p>72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b08900c0d2c2 ==&gt; </text:p>
          </table:table-cell>
          <table:table-cell office:value-type="string">
            <text:p><text:s text:c="18"/>WIND-WiFi-890D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89">
            <text:p>89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e0d80412d4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76">
            <text:p>76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ccfa00f1493f ==&gt; </text:p>
          </table:table-cell>
          <table:table-cell office:value-type="string">
            <text:p><text:s text:c="16"/>free hotspot E4A</text:p>
          </table:table-cell>
          <table:table-cell office:value-type="string">
            <text:p>01005e0000fb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68">
            <text:p>68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e04c5b3a1d ==&gt; </text:p>
          </table:table-cell>
          <table:table-cell office:value-type="string">
            <text:p><text:s text:c="16"/>free hotspot E4A</text:p>
          </table:table-cell>
          <table:table-cell office:value-type="string">
            <text:p>00e04c5b3a1d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71">
            <text:p>71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d60b45be7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73">
            <text:p>73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8001842621f7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72">
            <text:p>72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d60b4140f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68">
            <text:p>68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1cb094a3061f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74">
            <text:p>74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f45c898a5afd ==&gt; </text:p>
          </table:table-cell>
          <table:table-cell office:value-type="string">
            <text:p><text:s text:c="18"/>WIND-WiFi-890D</text:p>
          </table:table-cell>
          <table:table-cell office:value-type="string">
            <text:p>54e43a7db0f0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93">
            <text:p>93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849866d2f1a3 ==&gt; </text:p>
          </table:table-cell>
          <table:table-cell office:value-type="string">
            <text:p><text:s text:c="16"/>free hotspot E4A</text:p>
          </table:table-cell>
          <table:table-cell table:style-name="ce1" office:value-type="float" office:value="1.005E+019">
            <text:p>1,01E+019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82">
            <text:p>82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d49a2064c1aa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70">
            <text:p>70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d60b46b03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77">
            <text:p>77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e425e7a66a89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83">
            <text:p>83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54e43a7db0f0 ==&gt; </text:p>
          </table:table-cell>
          <table:table-cell office:value-type="string">
            <text:p><text:s text:c="18"/>WIND-WiFi-890D</text:p>
          </table:table-cell>
          <table:table-cell office:value-type="string">
            <text:p>f45c898a5afd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92">
            <text:p>92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exceeded max aps_known</text:p>
          </table:table-cell>
          <table:table-cell table:number-columns-repeated="10"/>
        </table:table-row>
        <table:table-row table:style-name="ro1" table:visibility="filter">
          <table:table-cell office:value-type="string">
            <text:p>BEACON</text:p>
          </table:table-cell>
          <table:table-cell office:value-type="string">
            <text:p><text:s/>&lt;=============== </text:p>
          </table:table-cell>
          <table:table-cell office:value-type="string">
            <text:p><text:s text:c="16"/>free hotspot E4A</text:p>
          </table:table-cell>
          <table:table-cell office:value-type="string">
            <text:p>00272240cfab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69">
            <text:p>69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BEACON</text:p>
          </table:table-cell>
          <table:table-cell office:value-type="string">
            <text:p><text:s/>&lt;=============== </text:p>
          </table:table-cell>
          <table:table-cell office:value-type="string">
            <text:p><text:s text:c="16"/>free hotspot E4A</text:p>
          </table:table-cell>
          <table:table-cell office:value-type="string">
            <text:p>00272240d024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86">
            <text:p>86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BEACON</text:p>
          </table:table-cell>
          <table:table-cell office:value-type="string">
            <text:p><text:s/>&lt;=============== </text:p>
          </table:table-cell>
          <table:table-cell office:value-type="string">
            <text:p><text:s text:c="8"/>Arduino Yun-90A2DAF21169</text:p>
          </table:table-cell>
          <table:table-cell office:value-type="string">
            <text:p>90a2daf21169</text:p>
          </table:table-cell>
          <table:table-cell table:number-columns-repeated="2"/>
          <table:table-cell office:value-type="float" office:value="11">
            <text:p>11</text:p>
          </table:table-cell>
          <table:table-cell table:number-columns-repeated="3"/>
          <table:table-cell office:value-type="float" office:value="57">
            <text:p>57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BEACON</text:p>
          </table:table-cell>
          <table:table-cell office:value-type="string">
            <text:p><text:s/>&lt;=============== </text:p>
          </table:table-cell>
          <table:table-cell office:value-type="string">
            <text:p><text:s text:c="18"/>WIND-WiFi-890D</text:p>
          </table:table-cell>
          <table:table-cell office:value-type="string">
            <text:p>9cc17228890d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93">
            <text:p>93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BEACON</text:p>
          </table:table-cell>
          <table:table-cell office:value-type="string">
            <text:p><text:s/>&lt;=============== </text:p>
          </table:table-cell>
          <table:table-cell office:value-type="string">
            <text:p><text:s text:c="8"/>Arduino Yun-90A2DAF21169</text:p>
          </table:table-cell>
          <table:table-cell office:value-type="string">
            <text:p>3052cba4b821</text:p>
          </table:table-cell>
          <table:table-cell table:number-columns-repeated="2"/>
          <table:table-cell office:value-type="float" office:value="11">
            <text:p>11</text:p>
          </table:table-cell>
          <table:table-cell table:number-columns-repeated="3"/>
          <table:table-cell office:value-type="float" office:value="54">
            <text:p>54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BEACON</text:p>
          </table:table-cell>
          <table:table-cell office:value-type="string">
            <text:p><text:s/>&lt;=============== </text:p>
          </table:table-cell>
          <table:table-cell office:value-type="string">
            <text:p><text:s text:c="17"/>iPhone di Piero</text:p>
          </table:table-cell>
          <table:table-cell office:value-type="string">
            <text:p>ba53ac4aab45</text:p>
          </table:table-cell>
          <table:table-cell table:number-columns-repeated="2"/>
          <table:table-cell office:value-type="float" office:value="11">
            <text:p>11</text:p>
          </table:table-cell>
          <table:table-cell table:number-columns-repeated="3"/>
          <table:table-cell office:value-type="float" office:value="95">
            <text:p>95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7cc5378fd2fa ==&gt; </text:p>
          </table:table-cell>
          <table:table-cell office:value-type="string">
            <text:p><text:s text:c="16"/>free hotspot E4A</text:p>
          </table:table-cell>
          <table:table-cell office:value-type="float" office:value="333300000016">
            <text:p>333300000016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78">
            <text:p>78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BEACON</text:p>
          </table:table-cell>
          <table:table-cell office:value-type="string">
            <text:p><text:s/>&lt;=============== </text:p>
          </table:table-cell>
          <table:table-cell office:value-type="string">
            <text:p><text:s text:c="32"/></text:p>
          </table:table-cell>
          <table:table-cell office:value-type="string">
            <text:p>f05b7bb01958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85">
            <text:p>85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90fd6122d617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79">
            <text:p>79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BEACON</text:p>
          </table:table-cell>
          <table:table-cell office:value-type="string">
            <text:p><text:s/>&lt;=============== </text:p>
          </table:table-cell>
          <table:table-cell office:value-type="string">
            <text:p><text:s text:c="23"/>AndroidAP</text:p>
          </table:table-cell>
          <table:table-cell office:value-type="string">
            <text:p>021a11f8cdbf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55">
            <text:p>55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exceeded max aps_known</text:p>
          </table:table-cell>
          <table:table-cell table:number-columns-repeated="10"/>
        </table:table-row>
        <table:table-row table:style-name="ro1" table:visibility="filter">
          <table:table-cell office:value-type="string">
            <text:p>BEACON</text:p>
          </table:table-cell>
          <table:table-cell office:value-type="string">
            <text:p><text:s/>&lt;=============== </text:p>
          </table:table-cell>
          <table:table-cell office:value-type="string">
            <text:p><text:s text:c="16"/>free hotspot E4A</text:p>
          </table:table-cell>
          <table:table-cell office:value-type="string">
            <text:p>00272240cfab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73">
            <text:p>73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BEACON</text:p>
          </table:table-cell>
          <table:table-cell office:value-type="string">
            <text:p><text:s/>&lt;=============== </text:p>
          </table:table-cell>
          <table:table-cell office:value-type="string">
            <text:p><text:s text:c="8"/>Arduino Yun-90A2DAF21169</text:p>
          </table:table-cell>
          <table:table-cell office:value-type="string">
            <text:p>90a2daf21169</text:p>
          </table:table-cell>
          <table:table-cell table:number-columns-repeated="2"/>
          <table:table-cell office:value-type="float" office:value="11">
            <text:p>11</text:p>
          </table:table-cell>
          <table:table-cell table:number-columns-repeated="3"/>
          <table:table-cell office:value-type="float" office:value="69">
            <text:p>69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BEACON</text:p>
          </table:table-cell>
          <table:table-cell office:value-type="string">
            <text:p><text:s/>&lt;=============== </text:p>
          </table:table-cell>
          <table:table-cell office:value-type="string">
            <text:p><text:s text:c="18"/>WIND-WiFi-890D</text:p>
          </table:table-cell>
          <table:table-cell office:value-type="string">
            <text:p>9cc17228890d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88">
            <text:p>88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BEACON</text:p>
          </table:table-cell>
          <table:table-cell office:value-type="string">
            <text:p><text:s/>&lt;=============== </text:p>
          </table:table-cell>
          <table:table-cell office:value-type="string">
            <text:p><text:s text:c="16"/>free hotspot E4A</text:p>
          </table:table-cell>
          <table:table-cell office:value-type="string">
            <text:p>00272240d024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76">
            <text:p>76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BEACON</text:p>
          </table:table-cell>
          <table:table-cell office:value-type="string">
            <text:p><text:s/>&lt;=============== </text:p>
          </table:table-cell>
          <table:table-cell office:value-type="string">
            <text:p><text:s text:c="18"/>WIND-WiFi-890D</text:p>
          </table:table-cell>
          <table:table-cell office:value-type="string">
            <text:p>680715b91a04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85">
            <text:p>85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182195622e58 ==&gt; </text:p>
          </table:table-cell>
          <table:table-cell office:value-type="string">
            <text:p><text:s text:c="16"/>free hotspot E4A</text:p>
          </table:table-cell>
          <table:table-cell office:value-type="float" office:value="333300000002">
            <text:p>333300000002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65">
            <text:p>65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102f6bbc3edc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70">
            <text:p>70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149a10c3b7b0 ==&gt; <text:s text:c="3"/>Unknown/Malformed packet </text:p>
          </table:table-cell>
          <table:table-cell table:number-columns-repeated="9"/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e4f89cb5d943 ==&gt; </text:p>
          </table:table-cell>
          <table:table-cell office:value-type="string">
            <text:p><text:s text:c="16"/>free hotspot E4A</text:p>
          </table:table-cell>
          <table:table-cell office:value-type="string">
            <text:p>ffffffffffff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79">
            <text:p>79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404d7f681420 ==&gt; </text:p>
          </table:table-cell>
          <table:table-cell office:value-type="string">
            <text:p><text:s text:c="16"/>free hotspot E4A</text:p>
          </table:table-cell>
          <table:table-cell office:value-type="float" office:value="333300000016">
            <text:p>333300000016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81">
            <text:p>81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exceeded max aps_known</text:p>
          </table:table-cell>
          <table:table-cell table:number-columns-repeated="10"/>
        </table:table-row>
        <table:table-row table:style-name="ro1" table:visibility="filter">
          <table:table-cell office:value-type="string">
            <text:p>BEACON</text:p>
          </table:table-cell>
          <table:table-cell office:value-type="string">
            <text:p><text:s/>&lt;=============== </text:p>
          </table:table-cell>
          <table:table-cell office:value-type="string">
            <text:p><text:s text:c="8"/>Arduino Yun-90A2DAF21169</text:p>
          </table:table-cell>
          <table:table-cell office:value-type="string">
            <text:p>90a2daf21169</text:p>
          </table:table-cell>
          <table:table-cell table:number-columns-repeated="2"/>
          <table:table-cell office:value-type="float" office:value="11">
            <text:p>11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BEACON</text:p>
          </table:table-cell>
          <table:table-cell office:value-type="string">
            <text:p><text:s/>&lt;=============== </text:p>
          </table:table-cell>
          <table:table-cell office:value-type="string">
            <text:p><text:s text:c="16"/>free hotspot E4A</text:p>
          </table:table-cell>
          <table:table-cell office:value-type="string">
            <text:p>00272240d024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79">
            <text:p>79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BEACON</text:p>
          </table:table-cell>
          <table:table-cell office:value-type="string">
            <text:p><text:s/>&lt;=============== </text:p>
          </table:table-cell>
          <table:table-cell office:value-type="string">
            <text:p><text:s text:c="16"/>free hotspot E4A</text:p>
          </table:table-cell>
          <table:table-cell office:value-type="string">
            <text:p>00272240cfab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73">
            <text:p>73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 office:value-type="string">
            <text:p>BEACON</text:p>
          </table:table-cell>
          <table:table-cell office:value-type="string">
            <text:p><text:s/>&lt;=============== </text:p>
          </table:table-cell>
          <table:table-cell office:value-type="string">
            <text:p><text:s text:c="18"/>WIND-WiFi-890D</text:p>
          </table:table-cell>
          <table:table-cell office:value-type="string">
            <text:p>9cc17228890d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95">
            <text:p>95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f4cb52558bb9 ==&gt; </text:p>
          </table:table-cell>
          <table:table-cell office:value-type="string">
            <text:p><text:s text:c="16"/>free hotspot E4A</text:p>
          </table:table-cell>
          <table:table-cell office:value-type="string">
            <text:p>3333ff558bb9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71">
            <text:p>71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e8de27eb7206 ==&gt; </text:p>
          </table:table-cell>
          <table:table-cell office:value-type="string">
            <text:p><text:s text:c="16"/>free hotspot E4A</text:p>
          </table:table-cell>
          <table:table-cell table:style-name="ce1" office:value-type="float" office:value="10050">
            <text:p>1,01E+004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69">
            <text:p>69</text:p>
          </table:table-cell>
        </table:table-row>
      </table:table>
      <table:table table:name="AP - distance" table:style-name="ta1" table:print="false"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4" table:default-cell-style-name="Default"/>
        <table:table-row table:style-name="ro1">
          <table:table-cell office:value-type="string">
            <text:p><text:s text:c="32"/></text:p>
          </table:table-cell>
          <table:table-cell office:value-type="float" office:value="85">
            <text:p>85</text:p>
          </table:table-cell>
          <table:table-cell/>
          <table:table-cell table:style-name="ce3" office:value-type="string">
            <text:p>AndroidAP</text:p>
          </table:table-cell>
          <table:table-cell table:style-name="ce4" table:formula="of:=AVERAGE([.B1:.B5])" office:value-type="float" office:value="71.8">
            <text:p>71,80</text:p>
          </table:table-cell>
          <table:table-cell table:number-columns-repeated="4"/>
        </table:table-row>
        <table:table-row table:style-name="ro1">
          <table:table-cell office:value-type="string">
            <text:p><text:s text:c="23"/>AndroidAP</text:p>
          </table:table-cell>
          <table:table-cell office:value-type="float" office:value="94">
            <text:p>94</text:p>
          </table:table-cell>
          <table:table-cell/>
          <table:table-cell table:style-name="ce4" office:value-type="string">
            <text:p>Arduino Yun-90A2DAF21169</text:p>
          </table:table-cell>
          <table:table-cell table:style-name="ce4" table:formula="of:=AVERAGE([.B29:.B37])" office:value-type="float" office:value="74.2222222222222">
            <text:p>74,22</text:p>
          </table:table-cell>
          <table:table-cell table:number-columns-repeated="4"/>
        </table:table-row>
        <table:table-row table:style-name="ro1">
          <table:table-cell office:value-type="string">
            <text:p><text:s text:c="23"/>AndroidAP</text:p>
          </table:table-cell>
          <table:table-cell office:value-type="float" office:value="66">
            <text:p>66</text:p>
          </table:table-cell>
          <table:table-cell/>
          <table:table-cell table:style-name="ce4" office:value-type="string">
            <text:p>free hotspot E4A</text:p>
          </table:table-cell>
          <table:table-cell table:style-name="ce4" table:formula="of:=AVERAGE([.B12:.B30])" office:value-type="float" office:value="84.3684210526316">
            <text:p>84,37</text:p>
          </table:table-cell>
          <table:table-cell table:number-columns-repeated="4"/>
        </table:table-row>
        <table:table-row table:style-name="ro1">
          <table:table-cell office:value-type="string">
            <text:p><text:s text:c="23"/>AndroidAP</text:p>
          </table:table-cell>
          <table:table-cell office:value-type="float" office:value="59">
            <text:p>59</text:p>
          </table:table-cell>
          <table:table-cell/>
          <table:table-cell table:style-name="ce3" office:value-type="string">
            <text:p>f05b7bb01958</text:p>
          </table:table-cell>
          <table:table-cell table:style-name="ce4" office:value-type="float" office:value="85">
            <text:p>85,00</text:p>
          </table:table-cell>
          <table:table-cell table:number-columns-repeated="4"/>
        </table:table-row>
        <table:table-row table:style-name="ro1">
          <table:table-cell office:value-type="string">
            <text:p><text:s text:c="23"/>AndroidAP</text:p>
          </table:table-cell>
          <table:table-cell office:value-type="float" office:value="55">
            <text:p>55</text:p>
          </table:table-cell>
          <table:table-cell/>
          <table:table-cell table:style-name="ce4" office:value-type="string">
            <text:p>Router S5 - Riccardo</text:p>
          </table:table-cell>
          <table:table-cell table:style-name="ce4" office:value-type="float" office:value="86">
            <text:p>86,00</text:p>
          </table:table-cell>
          <table:table-cell table:number-columns-repeated="4"/>
        </table:table-row>
        <table:table-row table:style-name="ro1">
          <table:table-cell office:value-type="string">
            <text:p><text:s text:c="23"/>AndroidAP</text:p>
          </table:table-cell>
          <table:table-cell office:value-type="float" office:value="55">
            <text:p>55</text:p>
          </table:table-cell>
          <table:table-cell/>
          <table:table-cell table:style-name="ce3" office:value-type="string">
            <text:p>Digicom_973651</text:p>
          </table:table-cell>
          <table:table-cell table:style-name="ce4" office:value-type="float" office:value="91">
            <text:p>91,00</text:p>
          </table:table-cell>
          <table:table-cell table:number-columns-repeated="4"/>
        </table:table-row>
        <table:table-row table:style-name="ro1">
          <table:table-cell office:value-type="string">
            <text:p><text:s text:c="18"/>Digicom_973651</text:p>
          </table:table-cell>
          <table:table-cell office:value-type="float" office:value="91">
            <text:p>91</text:p>
          </table:table-cell>
          <table:table-cell/>
          <table:table-cell table:style-name="ce3" office:value-type="string">
            <text:p>WIND-WiFi-890D</text:p>
          </table:table-cell>
          <table:table-cell table:style-name="ce4" table:formula="of:=AVERAGE([.B11:.B16])" office:value-type="float" office:value="91.1666666666667">
            <text:p>91,17</text:p>
          </table:table-cell>
          <table:table-cell table:number-columns-repeated="4"/>
        </table:table-row>
        <table:table-row table:style-name="ro1">
          <table:table-cell office:value-type="string">
            <text:p><text:s text:c="18"/>WIND-WiFi-890D</text:p>
          </table:table-cell>
          <table:table-cell office:value-type="float" office:value="95">
            <text:p>95</text:p>
          </table:table-cell>
          <table:table-cell/>
          <table:table-cell table:style-name="ce4" office:value-type="string">
            <text:p>iPhone di Piero</text:p>
          </table:table-cell>
          <table:table-cell table:style-name="ce4" office:value-type="float" office:value="95">
            <text:p>95,00</text:p>
          </table:table-cell>
          <table:table-cell table:number-columns-repeated="4"/>
        </table:table-row>
        <table:table-row table:style-name="ro1">
          <table:table-cell office:value-type="string">
            <text:p><text:s text:c="18"/>WIND-WiFi-890D</text:p>
          </table:table-cell>
          <table:table-cell office:value-type="float" office:value="95">
            <text:p>95</text:p>
          </table:table-cell>
          <table:table-cell table:number-columns-repeated="7"/>
        </table:table-row>
        <table:table-row table:style-name="ro1">
          <table:table-cell office:value-type="string">
            <text:p><text:s text:c="18"/>WIND-WiFi-890D</text:p>
          </table:table-cell>
          <table:table-cell office:value-type="float" office:value="94">
            <text:p>94</text:p>
          </table:table-cell>
          <table:table-cell table:number-columns-repeated="7"/>
        </table:table-row>
        <table:table-row table:style-name="ro1">
          <table:table-cell office:value-type="string">
            <text:p><text:s text:c="18"/>WIND-WiFi-890D</text:p>
          </table:table-cell>
          <table:table-cell office:value-type="float" office:value="93">
            <text:p>93</text:p>
          </table:table-cell>
          <table:table-cell/>
          <table:table-cell>
            <draw:frame table:end-cell-address="'AP - distance'.H31" table:end-x="0.378cm" table:end-y="0.054cm" draw:z-index="0" draw:style-name="gr1" draw:text-style-name="P1" svg:width="15.979cm" svg:height="9.006cm" svg:x="0.165cm" svg:y="0.08cm">
              <draw:object draw:notify-on-update-of-ranges="'AP - distance'.D1:'AP - distance'.D8 'AP - distance'.E1:'AP - distance'.E8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office:value-type="string">
            <text:p><text:s text:c="18"/>WIND-WiFi-890D</text:p>
          </table:table-cell>
          <table:table-cell office:value-type="float" office:value="88">
            <text:p>88</text:p>
          </table:table-cell>
          <table:table-cell table:number-columns-repeated="7"/>
        </table:table-row>
        <table:table-row table:style-name="ro1">
          <table:table-cell office:value-type="string">
            <text:p><text:s text:c="18"/>WIND-WiFi-890D</text:p>
          </table:table-cell>
          <table:table-cell office:value-type="float" office:value="85">
            <text:p>85</text:p>
          </table:table-cell>
          <table:table-cell table:number-columns-repeated="7"/>
        </table:table-row>
        <table:table-row table:style-name="ro1">
          <table:table-cell office:value-type="string">
            <text:p><text:s text:c="17"/>iPhone di Piero</text:p>
          </table:table-cell>
          <table:table-cell office:value-type="float" office:value="95">
            <text:p>95</text:p>
          </table:table-cell>
          <table:table-cell table:number-columns-repeated="7"/>
        </table:table-row>
        <table:table-row table:style-name="ro1">
          <table:table-cell office:value-type="string">
            <text:p><text:s text:c="16"/>free hotspot E4A</text:p>
          </table:table-cell>
          <table:table-cell office:value-type="float" office:value="93">
            <text:p>93</text:p>
          </table:table-cell>
          <table:table-cell table:number-columns-repeated="7"/>
        </table:table-row>
        <table:table-row table:style-name="ro1">
          <table:table-cell office:value-type="string">
            <text:p><text:s text:c="16"/>free hotspot E4A</text:p>
          </table:table-cell>
          <table:table-cell office:value-type="float" office:value="93">
            <text:p>93</text:p>
          </table:table-cell>
          <table:table-cell table:number-columns-repeated="7"/>
        </table:table-row>
        <table:table-row table:style-name="ro1">
          <table:table-cell office:value-type="string">
            <text:p><text:s text:c="16"/>free hotspot E4A</text:p>
          </table:table-cell>
          <table:table-cell office:value-type="float" office:value="92">
            <text:p>92</text:p>
          </table:table-cell>
          <table:table-cell table:number-columns-repeated="7"/>
        </table:table-row>
        <table:table-row table:style-name="ro1">
          <table:table-cell office:value-type="string">
            <text:p><text:s text:c="16"/>free hotspot E4A</text:p>
          </table:table-cell>
          <table:table-cell office:value-type="float" office:value="92">
            <text:p>92</text:p>
          </table:table-cell>
          <table:table-cell table:number-columns-repeated="7"/>
        </table:table-row>
        <table:table-row table:style-name="ro1">
          <table:table-cell office:value-type="string">
            <text:p><text:s text:c="16"/>free hotspot E4A</text:p>
          </table:table-cell>
          <table:table-cell office:value-type="float" office:value="87">
            <text:p>87</text:p>
          </table:table-cell>
          <table:table-cell table:number-columns-repeated="7"/>
        </table:table-row>
        <table:table-row table:style-name="ro1">
          <table:table-cell office:value-type="string">
            <text:p><text:s text:c="16"/>free hotspot E4A</text:p>
          </table:table-cell>
          <table:table-cell office:value-type="float" office:value="86">
            <text:p>86</text:p>
          </table:table-cell>
          <table:table-cell table:number-columns-repeated="7"/>
        </table:table-row>
        <table:table-row table:style-name="ro1">
          <table:table-cell office:value-type="string">
            <text:p><text:s text:c="16"/>free hotspot E4A</text:p>
          </table:table-cell>
          <table:table-cell office:value-type="float" office:value="85">
            <text:p>85</text:p>
          </table:table-cell>
          <table:table-cell table:number-columns-repeated="7"/>
        </table:table-row>
        <table:table-row table:style-name="ro1">
          <table:table-cell office:value-type="string">
            <text:p><text:s text:c="16"/>free hotspot E4A</text:p>
          </table:table-cell>
          <table:table-cell office:value-type="float" office:value="85">
            <text:p>85</text:p>
          </table:table-cell>
          <table:table-cell table:number-columns-repeated="7"/>
        </table:table-row>
        <table:table-row table:style-name="ro1">
          <table:table-cell office:value-type="string">
            <text:p><text:s text:c="16"/>free hotspot E4A</text:p>
          </table:table-cell>
          <table:table-cell office:value-type="float" office:value="84">
            <text:p>84</text:p>
          </table:table-cell>
          <table:table-cell table:number-columns-repeated="7"/>
        </table:table-row>
        <table:table-row table:style-name="ro1">
          <table:table-cell office:value-type="string">
            <text:p><text:s text:c="16"/>free hotspot E4A</text:p>
          </table:table-cell>
          <table:table-cell office:value-type="float" office:value="83">
            <text:p>83</text:p>
          </table:table-cell>
          <table:table-cell table:number-columns-repeated="7"/>
        </table:table-row>
        <table:table-row table:style-name="ro1">
          <table:table-cell office:value-type="string">
            <text:p><text:s text:c="16"/>free hotspot E4A</text:p>
          </table:table-cell>
          <table:table-cell office:value-type="float" office:value="79">
            <text:p>79</text:p>
          </table:table-cell>
          <table:table-cell table:number-columns-repeated="7"/>
        </table:table-row>
        <table:table-row table:style-name="ro1">
          <table:table-cell office:value-type="string">
            <text:p><text:s text:c="16"/>free hotspot E4A</text:p>
          </table:table-cell>
          <table:table-cell office:value-type="float" office:value="78">
            <text:p>78</text:p>
          </table:table-cell>
          <table:table-cell table:number-columns-repeated="7"/>
        </table:table-row>
        <table:table-row table:style-name="ro1">
          <table:table-cell office:value-type="string">
            <text:p><text:s text:c="16"/>free hotspot E4A</text:p>
          </table:table-cell>
          <table:table-cell office:value-type="float" office:value="76">
            <text:p>76</text:p>
          </table:table-cell>
          <table:table-cell table:number-columns-repeated="7"/>
        </table:table-row>
        <table:table-row table:style-name="ro1">
          <table:table-cell office:value-type="string">
            <text:p><text:s text:c="16"/>free hotspot E4A</text:p>
          </table:table-cell>
          <table:table-cell office:value-type="float" office:value="76">
            <text:p>76</text:p>
          </table:table-cell>
          <table:table-cell table:number-columns-repeated="7"/>
        </table:table-row>
        <table:table-row table:style-name="ro1">
          <table:table-cell office:value-type="string">
            <text:p><text:s text:c="16"/>free hotspot E4A</text:p>
          </table:table-cell>
          <table:table-cell office:value-type="float" office:value="73">
            <text:p>73</text:p>
          </table:table-cell>
          <table:table-cell table:number-columns-repeated="7"/>
        </table:table-row>
        <table:table-row table:style-name="ro1">
          <table:table-cell office:value-type="string">
            <text:p><text:s text:c="16"/>free hotspot E4A</text:p>
          </table:table-cell>
          <table:table-cell office:value-type="float" office:value="73">
            <text:p>73</text:p>
          </table:table-cell>
          <table:table-cell table:number-columns-repeated="7"/>
        </table:table-row>
        <table:table-row table:style-name="ro1">
          <table:table-cell office:value-type="string">
            <text:p><text:s text:c="16"/>free hotspot E4A</text:p>
          </table:table-cell>
          <table:table-cell office:value-type="float" office:value="73">
            <text:p>73</text:p>
          </table:table-cell>
          <table:table-cell table:number-columns-repeated="7"/>
        </table:table-row>
        <table:table-row table:style-name="ro1">
          <table:table-cell office:value-type="string">
            <text:p><text:s text:c="16"/>free hotspot E4A</text:p>
          </table:table-cell>
          <table:table-cell office:value-type="float" office:value="69">
            <text:p>69</text:p>
          </table:table-cell>
          <table:table-cell/>
          <table:table-cell>
            <draw:frame table:end-cell-address="'AP - distance'.H52" table:end-x="0.433cm" table:end-y="0.399cm" draw:z-index="1" draw:style-name="gr1" draw:text-style-name="P1" svg:width="15.978cm" svg:height="9.006cm" svg:x="0.221cm" svg:y="0.425cm">
              <draw:object draw:notify-on-update-of-ranges="'AP - distance'.D1:'AP - distance'.D8 'AP - distance'.E1:'AP - distance'.E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office:value-type="string">
            <text:p><text:s text:c="16"/>free hotspot E4A</text:p>
          </table:table-cell>
          <table:table-cell office:value-type="float" office:value="69">
            <text:p>69</text:p>
          </table:table-cell>
          <table:table-cell table:number-columns-repeated="7"/>
        </table:table-row>
        <table:table-row table:style-name="ro1">
          <table:table-cell office:value-type="string">
            <text:p><text:s text:c="12"/>Router S5 - Riccardo</text:p>
          </table:table-cell>
          <table:table-cell office:value-type="float" office:value="86">
            <text:p>86</text:p>
          </table:table-cell>
          <table:table-cell table:number-columns-repeated="7"/>
        </table:table-row>
        <table:table-row table:style-name="ro1">
          <table:table-cell office:value-type="string">
            <text:p><text:s text:c="8"/>Arduino Yun-90A2DAF21169</text:p>
          </table:table-cell>
          <table:table-cell office:value-type="float" office:value="90">
            <text:p>90</text:p>
          </table:table-cell>
          <table:table-cell table:number-columns-repeated="7"/>
        </table:table-row>
        <table:table-row table:style-name="ro1">
          <table:table-cell office:value-type="string">
            <text:p><text:s text:c="8"/>Arduino Yun-90A2DAF21169</text:p>
          </table:table-cell>
          <table:table-cell office:value-type="float" office:value="69">
            <text:p>69</text:p>
          </table:table-cell>
          <table:table-cell table:number-columns-repeated="7"/>
        </table:table-row>
        <table:table-row table:style-name="ro1">
          <table:table-cell office:value-type="string">
            <text:p><text:s text:c="8"/>Arduino Yun-90A2DAF21169</text:p>
          </table:table-cell>
          <table:table-cell office:value-type="float" office:value="66">
            <text:p>66</text:p>
          </table:table-cell>
          <table:table-cell table:number-columns-repeated="7"/>
        </table:table-row>
        <table:table-row table:style-name="ro1">
          <table:table-cell office:value-type="string">
            <text:p><text:s text:c="8"/>Arduino Yun-90A2DAF21169</text:p>
          </table:table-cell>
          <table:table-cell office:value-type="float" office:value="64">
            <text:p>64</text:p>
          </table:table-cell>
          <table:table-cell table:number-columns-repeated="7"/>
        </table:table-row>
        <table:table-row table:style-name="ro1">
          <table:table-cell office:value-type="string">
            <text:p><text:s text:c="8"/>Arduino Yun-90A2DAF21169</text:p>
          </table:table-cell>
          <table:table-cell office:value-type="float" office:value="61">
            <text:p>61</text:p>
          </table:table-cell>
          <table:table-cell table:number-columns-repeated="7"/>
        </table:table-row>
        <table:table-row table:style-name="ro1">
          <table:table-cell office:value-type="string">
            <text:p><text:s text:c="8"/>Arduino Yun-90A2DAF21169</text:p>
          </table:table-cell>
          <table:table-cell office:value-type="float" office:value="59">
            <text:p>59</text:p>
          </table:table-cell>
          <table:table-cell table:number-columns-repeated="7"/>
        </table:table-row>
        <table:table-row table:style-name="ro1">
          <table:table-cell office:value-type="string">
            <text:p><text:s text:c="8"/>Arduino Yun-90A2DAF21169</text:p>
          </table:table-cell>
          <table:table-cell office:value-type="float" office:value="57">
            <text:p>57</text:p>
          </table:table-cell>
          <table:table-cell table:number-columns-repeated="7"/>
        </table:table-row>
        <table:table-row table:style-name="ro1">
          <table:table-cell office:value-type="string">
            <text:p><text:s text:c="8"/>Arduino Yun-90A2DAF21169</text:p>
          </table:table-cell>
          <table:table-cell office:value-type="float" office:value="54">
            <text:p>54</text:p>
          </table:table-cell>
          <table:table-cell table:number-columns-repeated="7"/>
        </table:table-row>
        <table:table-row table:style-name="ro1">
          <table:table-cell office:value-type="string">
            <text:p><text:s text:c="8"/>Arduino Yun-90A2DAF21169</text:p>
          </table:table-cell>
          <table:table-cell office:value-type="float" office:value="54">
            <text:p>54</text:p>
          </table:table-cell>
          <table:table-cell table:number-columns-repeated="6"/>
          <table:table-cell office:value-type="string">
            <text:p>SUMSOMMA.SE(Area; Criteri)</text:p>
          </table:table-cell>
        </table:table-row>
      </table:table>
      <table:table table:name="Mean_Power_devices" table:style-name="ta1" table:print="false"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DEVICE</text:p>
          </table:table-cell>
          <table:table-cell office:value-type="string">
            <text:p><text:s/>fe3a3167c981 ==&gt; <text:s/>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<text:s/>f4cb52558a3a ==&gt; <text:s text:c="3"/></text:p>
          </table:table-cell>
          <table:table-cell table:style-name="ce4" office:value-type="float" office:value="0">
            <text:p>0,00</text:p>
          </table:table-cell>
          <table:table-cell table:number-columns-repeated="2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fe3a3167c981 ==&gt; </text:p>
          </table:table-cell>
          <table:table-cell office:value-type="float" office:value="69">
            <text:p>69</text:p>
          </table:table-cell>
          <table:table-cell table:number-columns-repeated="2"/>
          <table:table-cell office:value-type="string">
            <text:p><text:s/>149a10c3b7b0 ==&gt; <text:s text:c="2"/></text:p>
          </table:table-cell>
          <table:table-cell table:style-name="ce4" office:value-type="float" office:value="0">
            <text:p>0,00</text:p>
          </table:table-cell>
          <table:table-cell table:number-columns-repeated="2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fe3a3167c981 ==&gt; </text:p>
          </table:table-cell>
          <table:table-cell office:value-type="float" office:value="71">
            <text:p>71</text:p>
          </table:table-cell>
          <table:table-cell table:number-columns-repeated="2"/>
          <table:table-cell office:value-type="string">
            <text:p><text:s/>12ec7568df35 ==&gt; <text:s text:c="2"/></text:p>
          </table:table-cell>
          <table:table-cell table:style-name="ce4" office:value-type="float" office:value="0">
            <text:p>0,00</text:p>
          </table:table-cell>
          <table:table-cell table:number-columns-repeated="2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fe01d951b3f1 ==&gt; </text:p>
          </table:table-cell>
          <table:table-cell office:value-type="float" office:value="66">
            <text:p>66</text:p>
          </table:table-cell>
          <table:table-cell table:number-columns-repeated="2"/>
          <table:table-cell office:value-type="string">
            <text:p><text:s/>0019999a9700 ==&gt; </text:p>
          </table:table-cell>
          <table:table-cell table:style-name="ce4" table:formula="of:=AVERAGE([.C63:.C67])" office:value-type="float" office:value="81.8">
            <text:p>81,80</text:p>
          </table:table-cell>
          <table:table-cell table:number-columns-repeated="2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fe01d951b3f1 ==&gt; </text:p>
          </table:table-cell>
          <table:table-cell office:value-type="float" office:value="67">
            <text:p>67</text:p>
          </table:table-cell>
          <table:table-cell table:number-columns-repeated="2"/>
          <table:table-cell office:value-type="string">
            <text:p><text:s/>001c7f53167d ==&gt; </text:p>
          </table:table-cell>
          <table:table-cell table:style-name="ce4" table:formula="of:=AVERAGE([.C61:.C65])" office:value-type="float" office:value="61.2">
            <text:p>61,20</text:p>
          </table:table-cell>
          <table:table-cell/>
          <table:table-cell>
            <draw:frame table:end-cell-address="Mean_Power_devices.Q44" table:end-x="0.655cm" table:end-y="0.187cm" draw:z-index="0" draw:name="Db signal devices" draw:style-name="gr1" draw:text-style-name="P1" svg:width="17.618cm" svg:height="17.454cm" svg:x="1.102cm" svg:y="0.346cm">
              <draw:object draw:notify-on-update-of-ranges="Mean_Power_devices.F1:Mean_Power_devices.F79 Mean_Power_devices.G1:Mean_Power_devices.G79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fe01d951b3f1 ==&gt; </text:p>
          </table:table-cell>
          <table:table-cell office:value-type="float" office:value="72">
            <text:p>72</text:p>
          </table:table-cell>
          <table:table-cell table:number-columns-repeated="2"/>
          <table:table-cell office:value-type="string">
            <text:p><text:s/>382de8d9dd0d ==&gt; </text:p>
          </table:table-cell>
          <table:table-cell table:style-name="ce4" office:value-type="float" office:value="61">
            <text:p>61,00</text:p>
          </table:table-cell>
          <table:table-cell table:number-columns-repeated="2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fe01d951b3f1 ==&gt; </text:p>
          </table:table-cell>
          <table:table-cell office:value-type="float" office:value="72">
            <text:p>72</text:p>
          </table:table-cell>
          <table:table-cell table:number-columns-repeated="2"/>
          <table:table-cell office:value-type="string">
            <text:p><text:s/>00e0d80412d4 ==&gt; </text:p>
          </table:table-cell>
          <table:table-cell table:style-name="ce4" table:formula="of:=AVERAGE([.C43:.C47])" office:value-type="float" office:value="78.6">
            <text:p>78,60</text:p>
          </table:table-cell>
          <table:table-cell table:number-columns-repeated="2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fe01d951b3f1 ==&gt; </text:p>
          </table:table-cell>
          <table:table-cell office:value-type="float" office:value="72">
            <text:p>72</text:p>
          </table:table-cell>
          <table:table-cell table:number-columns-repeated="2"/>
          <table:table-cell office:value-type="string">
            <text:p><text:s/>ccfa00f1493f ==&gt; </text:p>
          </table:table-cell>
          <table:table-cell table:style-name="ce4" office:value-type="float" office:value="65">
            <text:p>65,00</text:p>
          </table:table-cell>
          <table:table-cell table:number-columns-repeated="2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fe01d951b3f1 ==&gt; </text:p>
          </table:table-cell>
          <table:table-cell office:value-type="float" office:value="78">
            <text:p>78</text:p>
          </table:table-cell>
          <table:table-cell table:number-columns-repeated="2"/>
          <table:table-cell office:value-type="string">
            <text:p><text:s/>18f46ab11cea ==&gt; </text:p>
          </table:table-cell>
          <table:table-cell table:style-name="ce4" office:value-type="float" office:value="65">
            <text:p>65,00</text:p>
          </table:table-cell>
          <table:table-cell table:number-columns-repeated="2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f4cb52558bb9 ==&gt; </text:p>
          </table:table-cell>
          <table:table-cell office:value-type="float" office:value="71">
            <text:p>71</text:p>
          </table:table-cell>
          <table:table-cell table:number-columns-repeated="2"/>
          <table:table-cell office:value-type="string">
            <text:p><text:s/>182195622e58 ==&gt; </text:p>
          </table:table-cell>
          <table:table-cell table:style-name="ce4" office:value-type="float" office:value="65">
            <text:p>65,00</text:p>
          </table:table-cell>
          <table:table-cell table:number-columns-repeated="2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f4cb52558a3a ==&gt; <text:s text:c="3"/>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<text:s/>f0c1f18fc394 ==&gt; </text:p>
          </table:table-cell>
          <table:table-cell table:style-name="ce4" office:value-type="float" office:value="66">
            <text:p>66,00</text:p>
          </table:table-cell>
          <table:table-cell table:number-columns-repeated="2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f45c898a5afd ==&gt; <text:s text:c="3"/>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<text:s/>f0c1f18fc394 ==&gt; </text:p>
          </table:table-cell>
          <table:table-cell table:style-name="ce4" office:value-type="float" office:value="66">
            <text:p>66,00</text:p>
          </table:table-cell>
          <table:table-cell table:number-columns-repeated="2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f45c898a5afd ==&gt; </text:p>
          </table:table-cell>
          <table:table-cell office:value-type="float" office:value="66">
            <text:p>66</text:p>
          </table:table-cell>
          <table:table-cell table:number-columns-repeated="2"/>
          <table:table-cell office:value-type="string">
            <text:p><text:s/>001d60b4140f ==&gt; </text:p>
          </table:table-cell>
          <table:table-cell table:style-name="ce4" office:value-type="float" office:value="66">
            <text:p>66,00</text:p>
          </table:table-cell>
          <table:table-cell table:number-columns-repeated="2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f45c898a5afd ==&gt; </text:p>
          </table:table-cell>
          <table:table-cell office:value-type="float" office:value="93">
            <text:p>93</text:p>
          </table:table-cell>
          <table:table-cell table:number-columns-repeated="2"/>
          <table:table-cell office:value-type="string">
            <text:p>680715b91a04==&gt;</text:p>
          </table:table-cell>
          <table:table-cell table:style-name="ce4" table:formula="of:=AVERAGE([.C35:.C38])" office:value-type="float" office:value="71">
            <text:p>71,00</text:p>
          </table:table-cell>
          <table:table-cell table:number-columns-repeated="2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f0c1f18fc394 ==&gt; </text:p>
          </table:table-cell>
          <table:table-cell office:value-type="float" office:value="66">
            <text:p>66</text:p>
          </table:table-cell>
          <table:table-cell table:number-columns-repeated="2"/>
          <table:table-cell office:value-type="string">
            <text:p><text:s/>d0c5f3cfa2cb ==&gt; </text:p>
          </table:table-cell>
          <table:table-cell table:style-name="ce4" office:value-type="float" office:value="68">
            <text:p>68,00</text:p>
          </table:table-cell>
          <table:table-cell table:number-columns-repeated="2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f09a5100879b ==&gt; </text:p>
          </table:table-cell>
          <table:table-cell office:value-type="float" office:value="91">
            <text:p>91</text:p>
          </table:table-cell>
          <table:table-cell table:number-columns-repeated="2"/>
          <table:table-cell office:value-type="string">
            <text:p><text:s/>ccfa00f1493f ==&gt; </text:p>
          </table:table-cell>
          <table:table-cell table:style-name="ce4" office:value-type="float" office:value="68">
            <text:p>68,00</text:p>
          </table:table-cell>
          <table:table-cell table:number-columns-repeated="2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ec9bf300ed53 ==&gt; 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<text:s/>d0c5f3cfa2cb ==&gt; </text:p>
          </table:table-cell>
          <table:table-cell table:style-name="ce4" office:value-type="float" office:value="68">
            <text:p>68,00</text:p>
          </table:table-cell>
          <table:table-cell table:number-columns-repeated="2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e8de27eb7206 ==&gt; </text:p>
          </table:table-cell>
          <table:table-cell office:value-type="float" office:value="69">
            <text:p>69</text:p>
          </table:table-cell>
          <table:table-cell table:number-columns-repeated="2"/>
          <table:table-cell office:value-type="string">
            <text:p><text:s/>ccfa00f1493f ==&gt; </text:p>
          </table:table-cell>
          <table:table-cell table:style-name="ce4" office:value-type="float" office:value="68">
            <text:p>68,00</text:p>
          </table:table-cell>
          <table:table-cell table:number-columns-repeated="2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e4f89cb5d943 ==&gt; </text:p>
          </table:table-cell>
          <table:table-cell office:value-type="float" office:value="79">
            <text:p>79</text:p>
          </table:table-cell>
          <table:table-cell table:number-columns-repeated="2"/>
          <table:table-cell office:value-type="string">
            <text:p><text:s/>e8de27eb7206 ==&gt; </text:p>
          </table:table-cell>
          <table:table-cell table:style-name="ce4" office:value-type="float" office:value="69">
            <text:p>69,00</text:p>
          </table:table-cell>
          <table:table-cell table:number-columns-repeated="2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e425e7a66a89 ==&gt; </text:p>
          </table:table-cell>
          <table:table-cell office:value-type="float" office:value="83">
            <text:p>83</text:p>
          </table:table-cell>
          <table:table-cell table:number-columns-repeated="2"/>
          <table:table-cell office:value-type="string">
            <text:p><text:s/>e8de27eb7206 ==&gt; </text:p>
          </table:table-cell>
          <table:table-cell table:style-name="ce4" office:value-type="float" office:value="69">
            <text:p>69,00</text:p>
          </table:table-cell>
          <table:table-cell table:number-columns-repeated="2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e0f8474240f6 ==&gt; </text:p>
          </table:table-cell>
          <table:table-cell office:value-type="float" office:value="85">
            <text:p>85</text:p>
          </table:table-cell>
          <table:table-cell table:number-columns-repeated="2"/>
          <table:table-cell office:value-type="string">
            <text:p><text:s/>cc785f20abb4 ==&gt; </text:p>
          </table:table-cell>
          <table:table-cell table:style-name="ce4" office:value-type="float" office:value="69">
            <text:p>69,00</text:p>
          </table:table-cell>
          <table:table-cell table:number-columns-repeated="2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d49a2064c1aa ==&gt; 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<text:s/>182195622e58 ==&gt; </text:p>
          </table:table-cell>
          <table:table-cell table:style-name="ce4" office:value-type="float" office:value="69">
            <text:p>69,00</text:p>
          </table:table-cell>
          <table:table-cell table:number-columns-repeated="2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d49a2064c1aa ==&gt; 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<text:s/>0019999a96fa ==&gt; </text:p>
          </table:table-cell>
          <table:table-cell table:style-name="ce4" table:formula="of:=AVERAGE([.C86:.C90])" office:value-type="float" office:value="72.6">
            <text:p>72,60</text:p>
          </table:table-cell>
          <table:table-cell table:number-columns-repeated="2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d0c5f3cfa2cb ==&gt; </text:p>
          </table:table-cell>
          <table:table-cell office:value-type="float" office:value="68">
            <text:p>68</text:p>
          </table:table-cell>
          <table:table-cell table:number-columns-repeated="2"/>
          <table:table-cell office:value-type="string">
            <text:p><text:s/>000000000a00 ==&gt; <text:s text:c="2"/></text:p>
          </table:table-cell>
          <table:table-cell table:style-name="ce4" table:formula="of:=AVERAGE([.C120:.C125])" office:value-type="float" office:value="77">
            <text:p>77,00</text:p>
          </table:table-cell>
          <table:table-cell table:number-columns-repeated="2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ccfa00f1493f ==&gt; </text:p>
          </table:table-cell>
          <table:table-cell office:value-type="float" office:value="65">
            <text:p>65</text:p>
          </table:table-cell>
          <table:table-cell table:number-columns-repeated="2"/>
          <table:table-cell office:value-type="string">
            <text:p><text:s/>ec9bf300ed53 ==&gt; </text:p>
          </table:table-cell>
          <table:table-cell table:style-name="ce4" office:value-type="float" office:value="70">
            <text:p>70,00</text:p>
          </table:table-cell>
          <table:table-cell table:number-columns-repeated="2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ccfa00f1493f ==&gt; </text:p>
          </table:table-cell>
          <table:table-cell office:value-type="float" office:value="68">
            <text:p>68</text:p>
          </table:table-cell>
          <table:table-cell table:number-columns-repeated="2"/>
          <table:table-cell office:value-type="string">
            <text:p><text:s/>d49a2064c1aa ==&gt; </text:p>
          </table:table-cell>
          <table:table-cell table:style-name="ce4" office:value-type="float" office:value="70">
            <text:p>70,00</text:p>
          </table:table-cell>
          <table:table-cell table:number-columns-repeated="2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cc785f20abb4 ==&gt; </text:p>
          </table:table-cell>
          <table:table-cell office:value-type="float" office:value="69">
            <text:p>69</text:p>
          </table:table-cell>
          <table:table-cell table:number-columns-repeated="2"/>
          <table:table-cell office:value-type="string">
            <text:p><text:s/>ec9bf300ed53 ==&gt; </text:p>
          </table:table-cell>
          <table:table-cell table:style-name="ce4" office:value-type="float" office:value="70">
            <text:p>70,00</text:p>
          </table:table-cell>
          <table:table-cell table:number-columns-repeated="2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cc785f20abb4 ==&gt; </text:p>
          </table:table-cell>
          <table:table-cell office:value-type="float" office:value="92">
            <text:p>92</text:p>
          </table:table-cell>
          <table:table-cell table:number-columns-repeated="2"/>
          <table:table-cell office:value-type="string">
            <text:p><text:s/>d49a2064c1aa ==&gt; </text:p>
          </table:table-cell>
          <table:table-cell table:style-name="ce4" office:value-type="float" office:value="70">
            <text:p>70,00</text:p>
          </table:table-cell>
          <table:table-cell table:number-columns-repeated="2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c8ff28300c69 ==&gt; </text:p>
          </table:table-cell>
          <table:table-cell office:value-type="float" office:value="89">
            <text:p>89</text:p>
          </table:table-cell>
          <table:table-cell table:number-columns-repeated="2"/>
          <table:table-cell office:value-type="string">
            <text:p><text:s/>102f6bbc3edc ==&gt; </text:p>
          </table:table-cell>
          <table:table-cell table:style-name="ce4" office:value-type="float" office:value="70">
            <text:p>70,00</text:p>
          </table:table-cell>
          <table:table-cell table:number-columns-repeated="2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c8f650da796a ==&gt; </text:p>
          </table:table-cell>
          <table:table-cell office:value-type="float" office:value="78">
            <text:p>78</text:p>
          </table:table-cell>
          <table:table-cell table:number-columns-repeated="2"/>
          <table:table-cell office:value-type="string">
            <text:p><text:s/>001f3b1a9d2d ==&gt; </text:p>
          </table:table-cell>
          <table:table-cell table:style-name="ce4" table:formula="of:=AVERAGE([.C70:.C75])" office:value-type="float" office:value="72.1666666666667">
            <text:p>72,17</text:p>
          </table:table-cell>
          <table:table-cell table:number-columns-repeated="2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c8f650da796a ==&gt; </text:p>
          </table:table-cell>
          <table:table-cell office:value-type="float" office:value="81">
            <text:p>81</text:p>
          </table:table-cell>
          <table:table-cell table:number-columns-repeated="2"/>
          <table:table-cell office:value-type="string">
            <text:p><text:s/>0019998ebb71 ==&gt; </text:p>
          </table:table-cell>
          <table:table-cell table:style-name="ce4" table:formula="of:=AVERAGE([.C98:.C102])" office:value-type="float" office:value="73.2">
            <text:p>73,20</text:p>
          </table:table-cell>
          <table:table-cell table:number-columns-repeated="2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c8f650da796a ==&gt; </text:p>
          </table:table-cell>
          <table:table-cell office:value-type="float" office:value="82">
            <text:p>82</text:p>
          </table:table-cell>
          <table:table-cell table:number-columns-repeated="2"/>
          <table:table-cell office:value-type="string">
            <text:p><text:s/>00199984d0d9 ==&gt; </text:p>
          </table:table-cell>
          <table:table-cell table:style-name="ce4" table:formula="of:=AVERAGE([.C109:.C113])" office:value-type="float" office:value="77">
            <text:p>77,00</text:p>
          </table:table-cell>
          <table:table-cell table:number-columns-repeated="2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c8f650da796a ==&gt; </text:p>
          </table:table-cell>
          <table:table-cell office:value-type="float" office:value="82">
            <text:p>82</text:p>
          </table:table-cell>
          <table:table-cell table:number-columns-repeated="2"/>
          <table:table-cell office:value-type="string">
            <text:p><text:s/>fe3a3167c981 ==&gt; <text:s/></text:p>
          </table:table-cell>
          <table:table-cell table:style-name="ce4" table:formula="of:=AVERAGE([.C33:.C35])" office:value-type="float" office:value="77.6666666666667">
            <text:p>77,67</text:p>
          </table:table-cell>
          <table:table-cell table:number-columns-repeated="2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c01885867d2c ==&gt; </text:p>
          </table:table-cell>
          <table:table-cell office:value-type="float" office:value="84">
            <text:p>84</text:p>
          </table:table-cell>
          <table:table-cell table:number-columns-repeated="2"/>
          <table:table-cell office:value-type="string">
            <text:p><text:s/>000f20e536b5 ==&gt; </text:p>
          </table:table-cell>
          <table:table-cell table:style-name="ce4" table:formula="of:=AVERAGE([.C115:.C124])" office:value-type="float" office:value="73.3">
            <text:p>73,30</text:p>
          </table:table-cell>
          <table:table-cell table:number-columns-repeated="2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bcf5acf590a2 ==&gt; </text:p>
          </table:table-cell>
          <table:table-cell office:value-type="float" office:value="67">
            <text:p>67</text:p>
          </table:table-cell>
          <table:table-cell table:number-columns-repeated="2"/>
          <table:table-cell office:value-type="string">
            <text:p><text:s/>f4cb52558bb9 ==&gt; </text:p>
          </table:table-cell>
          <table:table-cell table:style-name="ce4" office:value-type="float" office:value="71">
            <text:p>71,00</text:p>
          </table:table-cell>
          <table:table-cell table:number-columns-repeated="2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bcf5acf590a2 ==&gt; </text:p>
          </table:table-cell>
          <table:table-cell office:value-type="float" office:value="68">
            <text:p>68</text:p>
          </table:table-cell>
          <table:table-cell table:number-columns-repeated="2"/>
          <table:table-cell office:value-type="string">
            <text:p><text:s/>00e04c5b3a1d ==&gt; </text:p>
          </table:table-cell>
          <table:table-cell table:style-name="ce4" office:value-type="float" office:value="71">
            <text:p>71,00</text:p>
          </table:table-cell>
          <table:table-cell table:number-columns-repeated="2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bcf5acf590a2 ==&gt; </text:p>
          </table:table-cell>
          <table:table-cell office:value-type="float" office:value="73">
            <text:p>73</text:p>
          </table:table-cell>
          <table:table-cell table:number-columns-repeated="2"/>
          <table:table-cell office:value-type="string">
            <text:p><text:s/>240a11a53578 ==&gt; </text:p>
          </table:table-cell>
          <table:table-cell table:style-name="ce4" office:value-type="float" office:value="72">
            <text:p>72,00</text:p>
          </table:table-cell>
          <table:table-cell table:number-columns-repeated="2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b8e8563a8242 ==&gt; </text:p>
          </table:table-cell>
          <table:table-cell office:value-type="float" office:value="76">
            <text:p>76</text:p>
          </table:table-cell>
          <table:table-cell table:number-columns-repeated="2"/>
          <table:table-cell office:value-type="string">
            <text:p><text:s/>a881950fe4ea ==&gt; </text:p>
          </table:table-cell>
          <table:table-cell table:style-name="ce4" office:value-type="float" office:value="73">
            <text:p>73,00</text:p>
          </table:table-cell>
          <table:table-cell table:number-columns-repeated="2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b0a2e721b02c ==&gt; </text:p>
          </table:table-cell>
          <table:table-cell office:value-type="float" office:value="77">
            <text:p>77</text:p>
          </table:table-cell>
          <table:table-cell table:number-columns-repeated="2"/>
          <table:table-cell office:value-type="string">
            <text:p><text:s/>001d60b45be7 ==&gt; </text:p>
          </table:table-cell>
          <table:table-cell table:style-name="ce4" office:value-type="float" office:value="73">
            <text:p>73,00</text:p>
          </table:table-cell>
          <table:table-cell table:number-columns-repeated="2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b0a2e721b02c ==&gt; </text:p>
          </table:table-cell>
          <table:table-cell office:value-type="float" office:value="87">
            <text:p>87</text:p>
          </table:table-cell>
          <table:table-cell table:number-columns-repeated="2"/>
          <table:table-cell office:value-type="string">
            <text:p>78929c90fc3e ==&gt;</text:p>
          </table:table-cell>
          <table:table-cell table:style-name="ce4" table:formula="of:=AVERAGE([.C58:.C61])" office:value-type="float" office:value="73.25">
            <text:p>73,25</text:p>
          </table:table-cell>
          <table:table-cell table:number-columns-repeated="2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b08900c0d2c2 ==&gt; </text:p>
          </table:table-cell>
          <table:table-cell office:value-type="float" office:value="65">
            <text:p>65</text:p>
          </table:table-cell>
          <table:table-cell table:number-columns-repeated="2"/>
          <table:table-cell office:value-type="string">
            <text:p><text:s/>90fd6122d617 ==&gt; </text:p>
          </table:table-cell>
          <table:table-cell table:style-name="ce4" office:value-type="float" office:value="74">
            <text:p>74,00</text:p>
          </table:table-cell>
          <table:table-cell table:number-columns-repeated="2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b08900c0d2c2 ==&gt; </text:p>
          </table:table-cell>
          <table:table-cell office:value-type="float" office:value="75">
            <text:p>75</text:p>
          </table:table-cell>
          <table:table-cell table:number-columns-repeated="2"/>
          <table:table-cell office:value-type="string">
            <text:p><text:s/>1cb094a3061f ==&gt; </text:p>
          </table:table-cell>
          <table:table-cell table:style-name="ce4" office:value-type="float" office:value="74">
            <text:p>74,00</text:p>
          </table:table-cell>
          <table:table-cell table:number-columns-repeated="2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b08900c0d2c2 ==&gt; </text:p>
          </table:table-cell>
          <table:table-cell office:value-type="float" office:value="82">
            <text:p>82</text:p>
          </table:table-cell>
          <table:table-cell table:number-columns-repeated="2"/>
          <table:table-cell office:value-type="string">
            <text:p><text:s/>083e8ebd8e53 ==&gt; </text:p>
          </table:table-cell>
          <table:table-cell table:style-name="ce4" table:formula="of:=AVERAGE([.C76:.C79])" office:value-type="float" office:value="74.75">
            <text:p>74,75</text:p>
          </table:table-cell>
          <table:table-cell table:number-columns-repeated="2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b08900c0d2c2 ==&gt; </text:p>
          </table:table-cell>
          <table:table-cell office:value-type="float" office:value="89">
            <text:p>89</text:p>
          </table:table-cell>
          <table:table-cell table:number-columns-repeated="2"/>
          <table:table-cell office:value-type="string">
            <text:p>B08900c0d2c2 ==&gt;</text:p>
          </table:table-cell>
          <table:table-cell table:style-name="ce4" table:formula="of:=AVERAGE([.C50:.C53])" office:value-type="float" office:value="77.5">
            <text:p>77,50</text:p>
          </table:table-cell>
          <table:table-cell table:number-columns-repeated="2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acbc32b911df ==&gt; </text:p>
          </table:table-cell>
          <table:table-cell office:value-type="float" office:value="69">
            <text:p>69</text:p>
          </table:table-cell>
          <table:table-cell table:number-columns-repeated="2"/>
          <table:table-cell office:value-type="string">
            <text:p><text:s/>c8f650da796a==&gt; <text:s text:c="3"/></text:p>
          </table:table-cell>
          <table:table-cell table:style-name="ce4" table:formula="of:=AVERAGE([.C39:.C42])" office:value-type="float" office:value="76">
            <text:p>76,00</text:p>
          </table:table-cell>
          <table:table-cell table:number-columns-repeated="2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acbc32b911df ==&gt; </text:p>
          </table:table-cell>
          <table:table-cell office:value-type="float" office:value="71">
            <text:p>71</text:p>
          </table:table-cell>
          <table:table-cell table:number-columns-repeated="2"/>
          <table:table-cell office:value-type="string">
            <text:p><text:s/>f45c898a5afd ==&gt; <text:s text:c="3"/></text:p>
          </table:table-cell>
          <table:table-cell table:style-name="ce4" table:formula="of:=AVERAGE([.C53:.C55])" office:value-type="float" office:value="84.6666666666667">
            <text:p>84,67</text:p>
          </table:table-cell>
          <table:table-cell table:number-columns-repeated="2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acbc32b911df ==&gt; </text:p>
          </table:table-cell>
          <table:table-cell office:value-type="float" office:value="82">
            <text:p>82</text:p>
          </table:table-cell>
          <table:table-cell table:number-columns-repeated="2"/>
          <table:table-cell office:value-type="string">
            <text:p><text:s/>000000000a01 ==&gt; </text:p>
          </table:table-cell>
          <table:table-cell table:style-name="ce4" table:formula="of:=AVERAGE([.C137:.C143])" office:value-type="float" office:value="73.2857142857143">
            <text:p>73,29</text:p>
          </table:table-cell>
          <table:table-cell table:number-columns-repeated="2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acbc32b911df ==&gt; </text:p>
          </table:table-cell>
          <table:table-cell office:value-type="float" office:value="87">
            <text:p>87</text:p>
          </table:table-cell>
          <table:table-cell table:number-columns-repeated="2"/>
          <table:table-cell office:value-type="string">
            <text:p><text:s/>f45c898a5afd ==&gt; <text:s text:c="3"/></text:p>
          </table:table-cell>
          <table:table-cell table:style-name="ce4" table:formula="of:=AVERAGE([.C63:.C65])" office:value-type="float" office:value="76">
            <text:p>76,00</text:p>
          </table:table-cell>
          <table:table-cell table:number-columns-repeated="2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a881950fe4ea ==&gt; </text:p>
          </table:table-cell>
          <table:table-cell office:value-type="float" office:value="66">
            <text:p>66</text:p>
          </table:table-cell>
          <table:table-cell table:number-columns-repeated="2"/>
          <table:table-cell office:value-type="string">
            <text:p><text:s/>b8e8563a8242 ==&gt; </text:p>
          </table:table-cell>
          <table:table-cell table:style-name="ce4" office:value-type="float" office:value="76">
            <text:p>76,00</text:p>
          </table:table-cell>
          <table:table-cell table:number-columns-repeated="2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a881950fe4ea ==&gt; </text:p>
          </table:table-cell>
          <table:table-cell office:value-type="float" office:value="73">
            <text:p>73</text:p>
          </table:table-cell>
          <table:table-cell table:number-columns-repeated="2"/>
          <table:table-cell office:value-type="string">
            <text:p><text:s/>0019998e733b ==&gt; </text:p>
          </table:table-cell>
          <table:table-cell table:style-name="ce4" table:formula="of:=AVERAGE([.C121:.C127])" office:value-type="float" office:value="75.7142857142857">
            <text:p>75,71</text:p>
          </table:table-cell>
          <table:table-cell table:number-columns-repeated="2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a402b95ac40e ==&gt; </text:p>
          </table:table-cell>
          <table:table-cell office:value-type="float" office:value="71">
            <text:p>71</text:p>
          </table:table-cell>
          <table:table-cell table:number-columns-repeated="2"/>
          <table:table-cell office:value-type="string">
            <text:p><text:s/>001c7f531635 ==&gt; </text:p>
          </table:table-cell>
          <table:table-cell table:style-name="ce4" table:formula="of:=AVERAGE([.C101:.C105])" office:value-type="float" office:value="72.4">
            <text:p>72,40</text:p>
          </table:table-cell>
          <table:table-cell table:number-columns-repeated="2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a402b95ac40e ==&gt; </text:p>
          </table:table-cell>
          <table:table-cell office:value-type="float" office:value="76">
            <text:p>76</text:p>
          </table:table-cell>
          <table:table-cell table:number-columns-repeated="2"/>
          <table:table-cell office:value-type="string">
            <text:p><text:s/>3052cba4b821 ==&gt; </text:p>
          </table:table-cell>
          <table:table-cell table:style-name="ce4" table:formula="of:=AVERAGE([.C80:.C84])" office:value-type="float" office:value="59.4">
            <text:p>59,40</text:p>
          </table:table-cell>
          <table:table-cell table:number-columns-repeated="2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a402b95ac40e ==&gt; </text:p>
          </table:table-cell>
          <table:table-cell office:value-type="float" office:value="90">
            <text:p>90</text:p>
          </table:table-cell>
          <table:table-cell table:number-columns-repeated="2"/>
          <table:table-cell office:value-type="string">
            <text:p>60c5478e2dd4 ==&gt; </text:p>
          </table:table-cell>
          <table:table-cell table:style-name="ce4" table:formula="of:=AVERAGE([.C76:.C78])" office:value-type="float" office:value="70.6666666666667">
            <text:p>70,67</text:p>
          </table:table-cell>
          <table:table-cell table:number-columns-repeated="2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a402b95ac40e ==&gt; </text:p>
          </table:table-cell>
          <table:table-cell office:value-type="float" office:value="92">
            <text:p>92</text:p>
          </table:table-cell>
          <table:table-cell table:number-columns-repeated="2"/>
          <table:table-cell office:value-type="string">
            <text:p><text:s/>fe01d951b3f1 ==&gt; </text:p>
          </table:table-cell>
          <table:table-cell table:style-name="ce4" table:formula="of:=AVERAGE([.C56:.C62])" office:value-type="float" office:value="64.8571428571429">
            <text:p>64,86</text:p>
          </table:table-cell>
          <table:table-cell table:number-columns-repeated="2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90fd6122d617 ==&gt; </text:p>
          </table:table-cell>
          <table:table-cell office:value-type="float" office:value="72">
            <text:p>72</text:p>
          </table:table-cell>
          <table:table-cell table:number-columns-repeated="2"/>
          <table:table-cell office:value-type="string">
            <text:p><text:s/>3423873c8a03 ==&gt; </text:p>
          </table:table-cell>
          <table:table-cell table:style-name="ce4" table:formula="of:=AVERAGE([.C80:.C83])" office:value-type="float" office:value="57.5">
            <text:p>57,50</text:p>
          </table:table-cell>
          <table:table-cell table:number-columns-repeated="2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90fd6122d617 ==&gt; </text:p>
          </table:table-cell>
          <table:table-cell office:value-type="float" office:value="79">
            <text:p>79</text:p>
          </table:table-cell>
          <table:table-cell table:number-columns-repeated="2"/>
          <table:table-cell office:value-type="string">
            <text:p><text:s/>f45c898a5afd ==&gt; <text:s text:c="3"/></text:p>
          </table:table-cell>
          <table:table-cell table:style-name="ce4" table:formula="of:=AVERAGE([.C68:.C71])" office:value-type="float" office:value="80">
            <text:p>80,00</text:p>
          </table:table-cell>
          <table:table-cell table:number-columns-repeated="2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849866d2f1a3 ==&gt; </text:p>
          </table:table-cell>
          <table:table-cell office:value-type="float" office:value="82">
            <text:p>82</text:p>
          </table:table-cell>
          <table:table-cell table:number-columns-repeated="2"/>
          <table:table-cell office:value-type="string">
            <text:p><text:s/>b0a2e721b02c ==&gt; </text:p>
          </table:table-cell>
          <table:table-cell table:style-name="ce4" office:value-type="float" office:value="77">
            <text:p>77,00</text:p>
          </table:table-cell>
          <table:table-cell table:number-columns-repeated="2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8001842621f7 ==&gt; </text:p>
          </table:table-cell>
          <table:table-cell office:value-type="float" office:value="65">
            <text:p>65</text:p>
          </table:table-cell>
          <table:table-cell table:number-columns-repeated="2"/>
          <table:table-cell office:value-type="string">
            <text:p><text:s/>24ec9996d84a ==&gt; </text:p>
          </table:table-cell>
          <table:table-cell table:style-name="ce4" office:value-type="float" office:value="78">
            <text:p>78,00</text:p>
          </table:table-cell>
          <table:table-cell table:number-columns-repeated="2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8001842621f7 ==&gt; </text:p>
          </table:table-cell>
          <table:table-cell office:value-type="float" office:value="72">
            <text:p>72</text:p>
          </table:table-cell>
          <table:table-cell table:number-columns-repeated="2"/>
          <table:table-cell office:value-type="string">
            <text:p><text:s/>e4f89cb5d943 ==&gt; </text:p>
          </table:table-cell>
          <table:table-cell table:style-name="ce4" office:value-type="float" office:value="79">
            <text:p>79,00</text:p>
          </table:table-cell>
          <table:table-cell table:number-columns-repeated="2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7cc5378fd2fa ==&gt; </text:p>
          </table:table-cell>
          <table:table-cell office:value-type="float" office:value="78">
            <text:p>78</text:p>
          </table:table-cell>
          <table:table-cell table:number-columns-repeated="2"/>
          <table:table-cell office:value-type="string">
            <text:p><text:s/>e4f89cb5d943 ==&gt; </text:p>
          </table:table-cell>
          <table:table-cell table:style-name="ce4" office:value-type="float" office:value="79">
            <text:p>79,00</text:p>
          </table:table-cell>
          <table:table-cell table:number-columns-repeated="2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7cc5378fd2fa ==&gt; </text:p>
          </table:table-cell>
          <table:table-cell office:value-type="float" office:value="78">
            <text:p>78</text:p>
          </table:table-cell>
          <table:table-cell table:number-columns-repeated="2"/>
          <table:table-cell office:value-type="string">
            <text:p><text:s/>182195470491 ==&gt; </text:p>
          </table:table-cell>
          <table:table-cell table:style-name="ce4" office:value-type="float" office:value="79">
            <text:p>79,00</text:p>
          </table:table-cell>
          <table:table-cell table:number-columns-repeated="2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78929c90fc3e ==&gt; <text:s text:c="3"/>Unknown/Malformed packet 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<text:s/>404d7f681420 ==&gt; </text:p>
          </table:table-cell>
          <table:table-cell table:style-name="ce4" office:value-type="float" office:value="81">
            <text:p>81,00</text:p>
          </table:table-cell>
          <table:table-cell table:number-columns-repeated="2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78929c90fc3e ==&gt; </text:p>
          </table:table-cell>
          <table:table-cell office:value-type="float" office:value="73">
            <text:p>73</text:p>
          </table:table-cell>
          <table:table-cell table:number-columns-repeated="2"/>
          <table:table-cell office:value-type="string">
            <text:p><text:s/>a402b95ac40e ==&gt; </text:p>
          </table:table-cell>
          <table:table-cell table:style-name="ce4" table:formula="of:=AVERAGE([.C72:.C76])" office:value-type="float" office:value="73.8">
            <text:p>73,80</text:p>
          </table:table-cell>
          <table:table-cell table:number-columns-repeated="2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78929c90fc3e ==&gt; </text:p>
          </table:table-cell>
          <table:table-cell office:value-type="float" office:value="74">
            <text:p>74</text:p>
          </table:table-cell>
          <table:table-cell table:number-columns-repeated="2"/>
          <table:table-cell office:value-type="string">
            <text:p><text:s/>849866d2f1a3 ==&gt; </text:p>
          </table:table-cell>
          <table:table-cell table:style-name="ce4" office:value-type="float" office:value="82">
            <text:p>82,00</text:p>
          </table:table-cell>
          <table:table-cell table:number-columns-repeated="2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78929c90fc3e ==&gt; </text:p>
          </table:table-cell>
          <table:table-cell office:value-type="float" office:value="81">
            <text:p>81</text:p>
          </table:table-cell>
          <table:table-cell table:number-columns-repeated="2"/>
          <table:table-cell office:value-type="string">
            <text:p><text:s/>e425e7a66a89 ==&gt; </text:p>
          </table:table-cell>
          <table:table-cell table:style-name="ce4" office:value-type="float" office:value="83">
            <text:p>83,00</text:p>
          </table:table-cell>
          <table:table-cell table:number-columns-repeated="2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7802f8fe2d0c ==&gt; </text:p>
          </table:table-cell>
          <table:table-cell office:value-type="float" office:value="92">
            <text:p>92</text:p>
          </table:table-cell>
          <table:table-cell table:number-columns-repeated="2"/>
          <table:table-cell office:value-type="string">
            <text:p><text:s/>e425e7a66a89 ==&gt; </text:p>
          </table:table-cell>
          <table:table-cell table:style-name="ce4" office:value-type="float" office:value="83">
            <text:p>83,00</text:p>
          </table:table-cell>
          <table:table-cell table:number-columns-repeated="2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680715b91a04 ==&gt; </text:p>
          </table:table-cell>
          <table:table-cell office:value-type="float" office:value="89">
            <text:p>89</text:p>
          </table:table-cell>
          <table:table-cell table:number-columns-repeated="2"/>
          <table:table-cell office:value-type="string">
            <text:p><text:s/>c01885867d2c ==&gt; </text:p>
          </table:table-cell>
          <table:table-cell table:style-name="ce4" office:value-type="float" office:value="84">
            <text:p>84,00</text:p>
          </table:table-cell>
          <table:table-cell table:number-columns-repeated="2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680715b91a04 ==&gt; </text:p>
          </table:table-cell>
          <table:table-cell office:value-type="float" office:value="93">
            <text:p>93</text:p>
          </table:table-cell>
          <table:table-cell table:number-columns-repeated="2"/>
          <table:table-cell office:value-type="string">
            <text:p><text:s/>c01885867d2c ==&gt; </text:p>
          </table:table-cell>
          <table:table-cell table:style-name="ce4" office:value-type="float" office:value="84">
            <text:p>84,00</text:p>
          </table:table-cell>
          <table:table-cell table:number-columns-repeated="2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680715b91a04 ==&gt; </text:p>
          </table:table-cell>
          <table:table-cell office:value-type="float" office:value="95">
            <text:p>95</text:p>
          </table:table-cell>
          <table:table-cell table:number-columns-repeated="2"/>
          <table:table-cell office:value-type="string">
            <text:p><text:s/>e0f8474240f6 ==&gt; </text:p>
          </table:table-cell>
          <table:table-cell table:style-name="ce4" office:value-type="float" office:value="85">
            <text:p>85,00</text:p>
          </table:table-cell>
          <table:table-cell table:number-columns-repeated="2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60c5478e2dd4 ==&gt; </text:p>
          </table:table-cell>
          <table:table-cell office:value-type="float" office:value="66">
            <text:p>66</text:p>
          </table:table-cell>
          <table:table-cell table:number-columns-repeated="2"/>
          <table:table-cell office:value-type="string">
            <text:p><text:s/>e0f8474240f6 ==&gt; </text:p>
          </table:table-cell>
          <table:table-cell table:style-name="ce4" office:value-type="float" office:value="85">
            <text:p>85,00</text:p>
          </table:table-cell>
          <table:table-cell table:number-columns-repeated="2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60c5478e2dd4 ==&gt; </text:p>
          </table:table-cell>
          <table:table-cell office:value-type="float" office:value="66">
            <text:p>66</text:p>
          </table:table-cell>
          <table:table-cell table:number-columns-repeated="2"/>
          <table:table-cell office:value-type="string">
            <text:p><text:s/>001d60b46b03 ==&gt; </text:p>
          </table:table-cell>
          <table:table-cell table:style-name="ce4" office:value-type="float" office:value="88">
            <text:p>88,00</text:p>
          </table:table-cell>
          <table:table-cell table:number-columns-repeated="2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60c5478e2dd4 ==&gt; </text:p>
          </table:table-cell>
          <table:table-cell office:value-type="float" office:value="67">
            <text:p>67</text:p>
          </table:table-cell>
          <table:table-cell table:number-columns-repeated="2"/>
          <table:table-cell office:value-type="string">
            <text:p><text:s/>c8ff28300c69 ==&gt; </text:p>
          </table:table-cell>
          <table:table-cell table:style-name="ce4" office:value-type="float" office:value="89">
            <text:p>89,00</text:p>
          </table:table-cell>
          <table:table-cell table:number-columns-repeated="2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54e43a7db0f0 ==&gt; </text:p>
          </table:table-cell>
          <table:table-cell office:value-type="float" office:value="92">
            <text:p>92</text:p>
          </table:table-cell>
          <table:table-cell table:number-columns-repeated="2"/>
          <table:table-cell office:value-type="string">
            <text:p><text:s/>c8ff28300c69 ==&gt; </text:p>
          </table:table-cell>
          <table:table-cell table:style-name="ce4" office:value-type="float" office:value="89">
            <text:p>89,00</text:p>
          </table:table-cell>
          <table:table-cell table:number-columns-repeated="2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404d7f681420 ==&gt; </text:p>
          </table:table-cell>
          <table:table-cell office:value-type="float" office:value="81">
            <text:p>81</text:p>
          </table:table-cell>
          <table:table-cell table:number-columns-repeated="2"/>
          <table:table-cell office:value-type="string">
            <text:p><text:s/>f09a5100879b ==&gt; </text:p>
          </table:table-cell>
          <table:table-cell table:style-name="ce4" office:value-type="float" office:value="91">
            <text:p>91,00</text:p>
          </table:table-cell>
          <table:table-cell table:number-columns-repeated="2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382de8d9dd0d ==&gt; </text:p>
          </table:table-cell>
          <table:table-cell office:value-type="float" office:value="61">
            <text:p>61</text:p>
          </table:table-cell>
          <table:table-cell table:number-columns-repeated="2"/>
          <table:table-cell office:value-type="string">
            <text:p><text:s/>f09a5100879b ==&gt; </text:p>
          </table:table-cell>
          <table:table-cell table:style-name="ce4" office:value-type="float" office:value="91">
            <text:p>91,00</text:p>
          </table:table-cell>
          <table:table-cell table:number-columns-repeated="2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3423873c8a03 ==&gt; </text:p>
          </table:table-cell>
          <table:table-cell office:value-type="float" office:value="68">
            <text:p>68</text:p>
          </table:table-cell>
          <table:table-cell table:number-columns-repeated="2"/>
          <table:table-cell office:value-type="string">
            <text:p><text:s/>cc785f20abb4 ==&gt; </text:p>
          </table:table-cell>
          <table:table-cell table:style-name="ce4" office:value-type="float" office:value="92">
            <text:p>92,00</text:p>
          </table:table-cell>
          <table:table-cell table:number-columns-repeated="2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3423873c8a03 ==&gt; </text:p>
          </table:table-cell>
          <table:table-cell office:value-type="float" office:value="71">
            <text:p>71</text:p>
          </table:table-cell>
          <table:table-cell table:number-columns-repeated="2"/>
          <table:table-cell office:value-type="string">
            <text:p><text:s/>cc785f20abb4 ==&gt; </text:p>
          </table:table-cell>
          <table:table-cell table:style-name="ce4" office:value-type="float" office:value="92">
            <text:p>92,00</text:p>
          </table:table-cell>
          <table:table-cell table:number-columns-repeated="2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3423873c8a03 ==&gt; </text:p>
          </table:table-cell>
          <table:table-cell office:value-type="float" office:value="73">
            <text:p>73</text:p>
          </table:table-cell>
          <table:table-cell table:number-columns-repeated="2"/>
          <table:table-cell office:value-type="string">
            <text:p><text:s/>7802f8fe2d0c ==&gt; </text:p>
          </table:table-cell>
          <table:table-cell table:style-name="ce4" office:value-type="float" office:value="92">
            <text:p>92,00</text:p>
          </table:table-cell>
          <table:table-cell table:number-columns-repeated="2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3423873c8a03 ==&gt; </text:p>
          </table:table-cell>
          <table:table-cell office:value-type="float" office:value="87">
            <text:p>87</text:p>
          </table:table-cell>
          <table:table-cell table:number-columns-repeated="2"/>
          <table:table-cell office:value-type="string">
            <text:p><text:s/>54e43a7db0f0 ==&gt; </text:p>
          </table:table-cell>
          <table:table-cell table:style-name="ce4" office:value-type="float" office:value="92">
            <text:p>92,00</text:p>
          </table:table-cell>
          <table:table-cell table:number-columns-repeated="2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3052cba4b821 ==&gt; </text:p>
          </table:table-cell>
          <table:table-cell office:value-type="float" office:value="53">
            <text:p>53</text:p>
          </table:table-cell>
          <table:table-cell table:number-columns-repeated="6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3052cba4b821 ==&gt; </text:p>
          </table:table-cell>
          <table:table-cell office:value-type="float" office:value="56">
            <text:p>56</text:p>
          </table:table-cell>
          <table:table-cell table:number-columns-repeated="6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3052cba4b821 ==&gt; </text:p>
          </table:table-cell>
          <table:table-cell office:value-type="float" office:value="59">
            <text:p>59</text:p>
          </table:table-cell>
          <table:table-cell table:number-columns-repeated="6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3052cba4b821 ==&gt; </text:p>
          </table:table-cell>
          <table:table-cell office:value-type="float" office:value="62">
            <text:p>62</text:p>
          </table:table-cell>
          <table:table-cell table:number-columns-repeated="6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3052cba4b821 ==&gt; </text:p>
          </table:table-cell>
          <table:table-cell office:value-type="float" office:value="67">
            <text:p>67</text:p>
          </table:table-cell>
          <table:table-cell table:number-columns-repeated="6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24ec9996d84a ==&gt; </text:p>
          </table:table-cell>
          <table:table-cell office:value-type="float" office:value="73">
            <text:p>73</text:p>
          </table:table-cell>
          <table:table-cell table:number-columns-repeated="6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24ec9996d84a ==&gt; </text:p>
          </table:table-cell>
          <table:table-cell office:value-type="float" office:value="87">
            <text:p>87</text:p>
          </table:table-cell>
          <table:table-cell table:number-columns-repeated="6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240a11a53578 ==&gt; </text:p>
          </table:table-cell>
          <table:table-cell office:value-type="float" office:value="72">
            <text:p>72</text:p>
          </table:table-cell>
          <table:table-cell table:number-columns-repeated="6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1cb094a3061f ==&gt; </text:p>
          </table:table-cell>
          <table:table-cell office:value-type="float" office:value="74">
            <text:p>74</text:p>
          </table:table-cell>
          <table:table-cell table:number-columns-repeated="6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18f46ab11cea ==&gt; </text:p>
          </table:table-cell>
          <table:table-cell office:value-type="float" office:value="65">
            <text:p>65</text:p>
          </table:table-cell>
          <table:table-cell table:number-columns-repeated="6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182195622e58 ==&gt; </text:p>
          </table:table-cell>
          <table:table-cell office:value-type="float" office:value="65">
            <text:p>65</text:p>
          </table:table-cell>
          <table:table-cell table:number-columns-repeated="6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182195622e58 ==&gt; </text:p>
          </table:table-cell>
          <table:table-cell office:value-type="float" office:value="69">
            <text:p>69</text:p>
          </table:table-cell>
          <table:table-cell table:number-columns-repeated="6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182195470491 ==&gt; </text:p>
          </table:table-cell>
          <table:table-cell office:value-type="float" office:value="79">
            <text:p>79</text:p>
          </table:table-cell>
          <table:table-cell table:number-columns-repeated="6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149a10c3b7b0 ==&gt; <text:s text:c="3"/>Unknown/Malformed packet 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12ec7568df35 ==&gt; <text:s text:c="3"/>Unknown/Malformed packet 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102f6bbc3edc ==&gt; </text:p>
          </table:table-cell>
          <table:table-cell office:value-type="float" office:value="70">
            <text:p>70</text:p>
          </table:table-cell>
          <table:table-cell table:number-columns-repeated="6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83e8ebd8e53 ==&gt; </text:p>
          </table:table-cell>
          <table:table-cell office:value-type="float" office:value="79">
            <text:p>79</text:p>
          </table:table-cell>
          <table:table-cell table:number-columns-repeated="6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83e8ebd8e53 ==&gt; </text:p>
          </table:table-cell>
          <table:table-cell office:value-type="float" office:value="84">
            <text:p>84</text:p>
          </table:table-cell>
          <table:table-cell table:number-columns-repeated="6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83e8ebd8e53 ==&gt; </text:p>
          </table:table-cell>
          <table:table-cell office:value-type="float" office:value="85">
            <text:p>85</text:p>
          </table:table-cell>
          <table:table-cell table:number-columns-repeated="6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83e8ebd8e53 ==&gt; </text:p>
          </table:table-cell>
          <table:table-cell office:value-type="float" office:value="87">
            <text:p>87</text:p>
          </table:table-cell>
          <table:table-cell table:number-columns-repeated="6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e0d80412d4 ==&gt; </text:p>
          </table:table-cell>
          <table:table-cell office:value-type="float" office:value="58">
            <text:p>58</text:p>
          </table:table-cell>
          <table:table-cell table:number-columns-repeated="6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e0d80412d4 ==&gt; </text:p>
          </table:table-cell>
          <table:table-cell office:value-type="float" office:value="66">
            <text:p>66</text:p>
          </table:table-cell>
          <table:table-cell table:number-columns-repeated="6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e0d80412d4 ==&gt; </text:p>
          </table:table-cell>
          <table:table-cell office:value-type="float" office:value="70">
            <text:p>70</text:p>
          </table:table-cell>
          <table:table-cell table:number-columns-repeated="6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e0d80412d4 ==&gt; </text:p>
          </table:table-cell>
          <table:table-cell office:value-type="float" office:value="76">
            <text:p>76</text:p>
          </table:table-cell>
          <table:table-cell table:number-columns-repeated="6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e0d80412d4 ==&gt; </text:p>
          </table:table-cell>
          <table:table-cell office:value-type="float" office:value="79">
            <text:p>79</text:p>
          </table:table-cell>
          <table:table-cell table:number-columns-repeated="6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e04c5b3a1d ==&gt; </text:p>
          </table:table-cell>
          <table:table-cell office:value-type="float" office:value="71">
            <text:p>71</text:p>
          </table:table-cell>
          <table:table-cell table:number-columns-repeated="6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f3b1a9d2d ==&gt; </text:p>
          </table:table-cell>
          <table:table-cell office:value-type="float" office:value="63">
            <text:p>63</text:p>
          </table:table-cell>
          <table:table-cell table:number-columns-repeated="6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f3b1a9d2d ==&gt; </text:p>
          </table:table-cell>
          <table:table-cell office:value-type="float" office:value="66">
            <text:p>66</text:p>
          </table:table-cell>
          <table:table-cell table:number-columns-repeated="6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f3b1a9d2d ==&gt; </text:p>
          </table:table-cell>
          <table:table-cell office:value-type="float" office:value="69">
            <text:p>69</text:p>
          </table:table-cell>
          <table:table-cell table:number-columns-repeated="6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f3b1a9d2d ==&gt; </text:p>
          </table:table-cell>
          <table:table-cell office:value-type="float" office:value="73">
            <text:p>73</text:p>
          </table:table-cell>
          <table:table-cell table:number-columns-repeated="6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f3b1a9d2d ==&gt; </text:p>
          </table:table-cell>
          <table:table-cell office:value-type="float" office:value="80">
            <text:p>80</text:p>
          </table:table-cell>
          <table:table-cell table:number-columns-repeated="6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f3b1a9d2d ==&gt; </text:p>
          </table:table-cell>
          <table:table-cell office:value-type="float" office:value="92">
            <text:p>92</text:p>
          </table:table-cell>
          <table:table-cell table:number-columns-repeated="6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d60b46b03 ==&gt; </text:p>
          </table:table-cell>
          <table:table-cell office:value-type="float" office:value="63">
            <text:p>63</text:p>
          </table:table-cell>
          <table:table-cell table:number-columns-repeated="6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d60b46b03 ==&gt; </text:p>
          </table:table-cell>
          <table:table-cell office:value-type="float" office:value="77">
            <text:p>77</text:p>
          </table:table-cell>
          <table:table-cell table:number-columns-repeated="6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d60b45be7 ==&gt; </text:p>
          </table:table-cell>
          <table:table-cell office:value-type="float" office:value="73">
            <text:p>73</text:p>
          </table:table-cell>
          <table:table-cell table:number-columns-repeated="6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d60b45be7 ==&gt; </text:p>
          </table:table-cell>
          <table:table-cell office:value-type="float" office:value="74">
            <text:p>74</text:p>
          </table:table-cell>
          <table:table-cell table:number-columns-repeated="6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d60b4140f ==&gt; </text:p>
          </table:table-cell>
          <table:table-cell office:value-type="float" office:value="65">
            <text:p>65</text:p>
          </table:table-cell>
          <table:table-cell table:number-columns-repeated="6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d60b4140f ==&gt; </text:p>
          </table:table-cell>
          <table:table-cell office:value-type="float" office:value="68">
            <text:p>68</text:p>
          </table:table-cell>
          <table:table-cell table:number-columns-repeated="6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d60b4140f ==&gt; </text:p>
          </table:table-cell>
          <table:table-cell office:value-type="float" office:value="69">
            <text:p>69</text:p>
          </table:table-cell>
          <table:table-cell table:number-columns-repeated="6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d60b4140f ==&gt; </text:p>
          </table:table-cell>
          <table:table-cell office:value-type="float" office:value="83">
            <text:p>83</text:p>
          </table:table-cell>
          <table:table-cell table:number-columns-repeated="6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c7f53167d ==&gt; </text:p>
          </table:table-cell>
          <table:table-cell office:value-type="float" office:value="64">
            <text:p>64</text:p>
          </table:table-cell>
          <table:table-cell table:number-columns-repeated="6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c7f53167d ==&gt; </text:p>
          </table:table-cell>
          <table:table-cell office:value-type="float" office:value="70">
            <text:p>70</text:p>
          </table:table-cell>
          <table:table-cell table:number-columns-repeated="6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c7f53167d ==&gt; </text:p>
          </table:table-cell>
          <table:table-cell office:value-type="float" office:value="73">
            <text:p>73</text:p>
          </table:table-cell>
          <table:table-cell table:number-columns-repeated="6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c7f53167d ==&gt; </text:p>
          </table:table-cell>
          <table:table-cell office:value-type="float" office:value="79">
            <text:p>79</text:p>
          </table:table-cell>
          <table:table-cell table:number-columns-repeated="6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c7f53167d ==&gt; </text:p>
          </table:table-cell>
          <table:table-cell office:value-type="float" office:value="88">
            <text:p>88</text:p>
          </table:table-cell>
          <table:table-cell table:number-columns-repeated="6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c7f53167d ==&gt; </text:p>
          </table:table-cell>
          <table:table-cell office:value-type="float" office:value="88">
            <text:p>88</text:p>
          </table:table-cell>
          <table:table-cell table:number-columns-repeated="6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c7f531635 ==&gt; </text:p>
          </table:table-cell>
          <table:table-cell office:value-type="float" office:value="66">
            <text:p>66</text:p>
          </table:table-cell>
          <table:table-cell table:number-columns-repeated="6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c7f531635 ==&gt; </text:p>
          </table:table-cell>
          <table:table-cell office:value-type="float" office:value="66">
            <text:p>66</text:p>
          </table:table-cell>
          <table:table-cell table:number-columns-repeated="6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c7f531635 ==&gt; </text:p>
          </table:table-cell>
          <table:table-cell office:value-type="float" office:value="70">
            <text:p>70</text:p>
          </table:table-cell>
          <table:table-cell table:number-columns-repeated="6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c7f531635 ==&gt; </text:p>
          </table:table-cell>
          <table:table-cell office:value-type="float" office:value="72">
            <text:p>72</text:p>
          </table:table-cell>
          <table:table-cell table:number-columns-repeated="6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c7f531635 ==&gt; </text:p>
          </table:table-cell>
          <table:table-cell office:value-type="float" office:value="82">
            <text:p>82</text:p>
          </table:table-cell>
          <table:table-cell table:number-columns-repeated="6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9999a9700 ==&gt; </text:p>
          </table:table-cell>
          <table:table-cell office:value-type="float" office:value="61">
            <text:p>61</text:p>
          </table:table-cell>
          <table:table-cell table:number-columns-repeated="6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9999a9700 ==&gt; </text:p>
          </table:table-cell>
          <table:table-cell office:value-type="float" office:value="66">
            <text:p>66</text:p>
          </table:table-cell>
          <table:table-cell table:number-columns-repeated="6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9999a9700 ==&gt; </text:p>
          </table:table-cell>
          <table:table-cell office:value-type="float" office:value="70">
            <text:p>70</text:p>
          </table:table-cell>
          <table:table-cell table:number-columns-repeated="6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9999a9700 ==&gt; </text:p>
          </table:table-cell>
          <table:table-cell office:value-type="float" office:value="77">
            <text:p>77</text:p>
          </table:table-cell>
          <table:table-cell table:number-columns-repeated="6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9999a9700 ==&gt; </text:p>
          </table:table-cell>
          <table:table-cell office:value-type="float" office:value="79">
            <text:p>79</text:p>
          </table:table-cell>
          <table:table-cell table:number-columns-repeated="6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9999a96fa ==&gt; </text:p>
          </table:table-cell>
          <table:table-cell office:value-type="float" office:value="51">
            <text:p>51</text:p>
          </table:table-cell>
          <table:table-cell table:number-columns-repeated="6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9999a96fa ==&gt; </text:p>
          </table:table-cell>
          <table:table-cell office:value-type="float" office:value="71">
            <text:p>71</text:p>
          </table:table-cell>
          <table:table-cell table:number-columns-repeated="6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9999a96fa ==&gt; </text:p>
          </table:table-cell>
          <table:table-cell office:value-type="float" office:value="72">
            <text:p>72</text:p>
          </table:table-cell>
          <table:table-cell table:number-columns-repeated="6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9999a96fa ==&gt; </text:p>
          </table:table-cell>
          <table:table-cell office:value-type="float" office:value="80">
            <text:p>80</text:p>
          </table:table-cell>
          <table:table-cell table:number-columns-repeated="6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9999a96fa ==&gt; </text:p>
          </table:table-cell>
          <table:table-cell office:value-type="float" office:value="85">
            <text:p>85</text:p>
          </table:table-cell>
          <table:table-cell table:number-columns-repeated="6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9998ebb71 ==&gt; </text:p>
          </table:table-cell>
          <table:table-cell office:value-type="float" office:value="63">
            <text:p>63</text:p>
          </table:table-cell>
          <table:table-cell table:number-columns-repeated="6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9998ebb71 ==&gt; </text:p>
          </table:table-cell>
          <table:table-cell office:value-type="float" office:value="71">
            <text:p>71</text:p>
          </table:table-cell>
          <table:table-cell table:number-columns-repeated="6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9998ebb71 ==&gt; </text:p>
          </table:table-cell>
          <table:table-cell office:value-type="float" office:value="71">
            <text:p>71</text:p>
          </table:table-cell>
          <table:table-cell table:number-columns-repeated="6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9998ebb71 ==&gt; </text:p>
          </table:table-cell>
          <table:table-cell office:value-type="float" office:value="74">
            <text:p>74</text:p>
          </table:table-cell>
          <table:table-cell table:number-columns-repeated="6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9998ebb71 ==&gt; </text:p>
          </table:table-cell>
          <table:table-cell office:value-type="float" office:value="82">
            <text:p>82</text:p>
          </table:table-cell>
          <table:table-cell table:number-columns-repeated="6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9998e733b ==&gt; </text:p>
          </table:table-cell>
          <table:table-cell office:value-type="float" office:value="70">
            <text:p>70</text:p>
          </table:table-cell>
          <table:table-cell table:number-columns-repeated="6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9998e733b ==&gt; </text:p>
          </table:table-cell>
          <table:table-cell office:value-type="float" office:value="71">
            <text:p>71</text:p>
          </table:table-cell>
          <table:table-cell table:number-columns-repeated="6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9998e733b ==&gt; </text:p>
          </table:table-cell>
          <table:table-cell office:value-type="float" office:value="73">
            <text:p>73</text:p>
          </table:table-cell>
          <table:table-cell table:number-columns-repeated="6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9998e733b ==&gt; </text:p>
          </table:table-cell>
          <table:table-cell office:value-type="float" office:value="73">
            <text:p>73</text:p>
          </table:table-cell>
          <table:table-cell table:number-columns-repeated="6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9998e733b ==&gt; </text:p>
          </table:table-cell>
          <table:table-cell office:value-type="float" office:value="86">
            <text:p>86</text:p>
          </table:table-cell>
          <table:table-cell table:number-columns-repeated="6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9998e733b ==&gt; </text:p>
          </table:table-cell>
          <table:table-cell office:value-type="float" office:value="87">
            <text:p>87</text:p>
          </table:table-cell>
          <table:table-cell table:number-columns-repeated="6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9998e733b ==&gt; </text:p>
          </table:table-cell>
          <table:table-cell office:value-type="float" office:value="88">
            <text:p>88</text:p>
          </table:table-cell>
          <table:table-cell table:number-columns-repeated="6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99984d0d9 ==&gt; </text:p>
          </table:table-cell>
          <table:table-cell office:value-type="float" office:value="68">
            <text:p>68</text:p>
          </table:table-cell>
          <table:table-cell table:number-columns-repeated="6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99984d0d9 ==&gt; </text:p>
          </table:table-cell>
          <table:table-cell office:value-type="float" office:value="72">
            <text:p>72</text:p>
          </table:table-cell>
          <table:table-cell table:number-columns-repeated="6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99984d0d9 ==&gt; </text:p>
          </table:table-cell>
          <table:table-cell office:value-type="float" office:value="73">
            <text:p>73</text:p>
          </table:table-cell>
          <table:table-cell table:number-columns-repeated="6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99984d0d9 ==&gt; </text:p>
          </table:table-cell>
          <table:table-cell office:value-type="float" office:value="85">
            <text:p>85</text:p>
          </table:table-cell>
          <table:table-cell table:number-columns-repeated="6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199984d0d9 ==&gt; </text:p>
          </table:table-cell>
          <table:table-cell office:value-type="float" office:value="88">
            <text:p>88</text:p>
          </table:table-cell>
          <table:table-cell table:number-columns-repeated="6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0f20e536b6 ==&gt; </text:p>
          </table:table-cell>
          <table:table-cell office:value-type="float" office:value="63">
            <text:p>63</text:p>
          </table:table-cell>
          <table:table-cell table:number-columns-repeated="6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0f20e536b6 ==&gt; </text:p>
          </table:table-cell>
          <table:table-cell office:value-type="float" office:value="72">
            <text:p>72</text:p>
          </table:table-cell>
          <table:table-cell table:number-columns-repeated="6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0f20e536b6 ==&gt; </text:p>
          </table:table-cell>
          <table:table-cell office:value-type="float" office:value="74">
            <text:p>74</text:p>
          </table:table-cell>
          <table:table-cell table:number-columns-repeated="6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0f20e536b6 ==&gt; </text:p>
          </table:table-cell>
          <table:table-cell office:value-type="float" office:value="89">
            <text:p>89</text:p>
          </table:table-cell>
          <table:table-cell table:number-columns-repeated="6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0f20e536b6 ==&gt; </text:p>
          </table:table-cell>
          <table:table-cell office:value-type="float" office:value="93">
            <text:p>93</text:p>
          </table:table-cell>
          <table:table-cell table:number-columns-repeated="6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0f20e536b5 ==&gt; </text:p>
          </table:table-cell>
          <table:table-cell office:value-type="float" office:value="63">
            <text:p>63</text:p>
          </table:table-cell>
          <table:table-cell table:number-columns-repeated="6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0f20e536b5 ==&gt; </text:p>
          </table:table-cell>
          <table:table-cell office:value-type="float" office:value="68">
            <text:p>68</text:p>
          </table:table-cell>
          <table:table-cell table:number-columns-repeated="6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0f20e536b5 ==&gt; </text:p>
          </table:table-cell>
          <table:table-cell office:value-type="float" office:value="73">
            <text:p>73</text:p>
          </table:table-cell>
          <table:table-cell table:number-columns-repeated="6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0f20e536b5 ==&gt; </text:p>
          </table:table-cell>
          <table:table-cell office:value-type="float" office:value="73">
            <text:p>73</text:p>
          </table:table-cell>
          <table:table-cell table:number-columns-repeated="6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0f20e536b5 ==&gt; </text:p>
          </table:table-cell>
          <table:table-cell office:value-type="float" office:value="79">
            <text:p>79</text:p>
          </table:table-cell>
          <table:table-cell table:number-columns-repeated="6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0000000a01 ==&gt; </text:p>
          </table:table-cell>
          <table:table-cell office:value-type="float" office:value="64">
            <text:p>64</text:p>
          </table:table-cell>
          <table:table-cell table:number-columns-repeated="6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0000000a01 ==&gt; </text:p>
          </table:table-cell>
          <table:table-cell office:value-type="float" office:value="66">
            <text:p>66</text:p>
          </table:table-cell>
          <table:table-cell table:number-columns-repeated="6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0000000a01 ==&gt; </text:p>
          </table:table-cell>
          <table:table-cell office:value-type="float" office:value="67">
            <text:p>67</text:p>
          </table:table-cell>
          <table:table-cell table:number-columns-repeated="6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0000000a01 ==&gt; </text:p>
          </table:table-cell>
          <table:table-cell office:value-type="float" office:value="79">
            <text:p>79</text:p>
          </table:table-cell>
          <table:table-cell table:number-columns-repeated="6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0000000a01 ==&gt; </text:p>
          </table:table-cell>
          <table:table-cell office:value-type="float" office:value="83">
            <text:p>83</text:p>
          </table:table-cell>
          <table:table-cell table:number-columns-repeated="6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0000000a01 ==&gt; </text:p>
          </table:table-cell>
          <table:table-cell office:value-type="float" office:value="87">
            <text:p>87</text:p>
          </table:table-cell>
          <table:table-cell table:number-columns-repeated="6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0000000a01 ==&gt; </text:p>
          </table:table-cell>
          <table:table-cell office:value-type="float" office:value="93">
            <text:p>93</text:p>
          </table:table-cell>
          <table:table-cell table:number-columns-repeated="6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0000000a00 ==&gt; <text:s text:c="3"/>Unknown/Malformed packet 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0000000a00 ==&gt; <text:s text:c="3"/>Unknown/Malformed packet 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0000000a00 ==&gt; <text:s text:c="3"/>Unknown/Malformed packet 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0000000a00 ==&gt; </text:p>
          </table:table-cell>
          <table:table-cell office:value-type="float" office:value="66">
            <text:p>66</text:p>
          </table:table-cell>
          <table:table-cell table:number-columns-repeated="6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0000000a00 ==&gt; </text:p>
          </table:table-cell>
          <table:table-cell office:value-type="float" office:value="67">
            <text:p>67</text:p>
          </table:table-cell>
          <table:table-cell table:number-columns-repeated="6"/>
        </table:table-row>
        <table:table-row table:style-name="ro1">
          <table:table-cell office:value-type="string">
            <text:p>DEVICE</text:p>
          </table:table-cell>
          <table:table-cell office:value-type="string">
            <text:p><text:s/>000000000a00 ==&gt; </text:p>
          </table:table-cell>
          <table:table-cell office:value-type="float" office:value="74">
            <text:p>74</text:p>
          </table:table-cell>
          <table:table-cell table:number-columns-repeated="6"/>
        </table:table-row>
      </table:table>
      <table:database-ranges>
        <table:database-range table:name="__Anonymous_Sheet_DB__1" table:target-range-address="Devices.B3:Devices.B545" table:display-filter-buttons="true"/>
        <table:database-range table:target-range-address="Mean_Power_devices.F1:Mean_Power_devices.G7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t" fo:country="IT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3">13/03/2017</text:date>, <text:time>01.50.06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ulio Pilotto</meta:initial-creator>
    <meta:creation-date>2017-03-12T14:58:34.24</meta:creation-date>
    <dc:date>2017-03-13T01:50:05.95</dc:date>
    <dc:creator>Giulio Pilotto</dc:creator>
    <meta:editing-duration>PT3H47M8S</meta:editing-duration>
    <meta:editing-cycles>11</meta:editing-cycles>
    <meta:generator>OpenOffice/4.1.2$Win32 OpenOffice.org_project/412m3$Build-9782</meta:generator>
    <meta:document-statistic meta:table-count="5" meta:cell-count="516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79cm" svg:height="9.007cm" xlink:href=".." xlink:type="simple" chart:class="chart:radar" chart:style-name="ch1">
        <chart:legend chart:legend-position="end" svg:x="13.636cm" svg:y="4.191cm" style:legend-expansion="high" chart:style-name="ch2"/>
        <chart:plot-area chart:style-name="ch3" table:cell-range-address="'AP - distance'.D1:'AP - distance'.E8" chart:data-source-has-labels="column" svg:x="0.769cm" svg:y="0.675cm" svg:width="12.548cm" svg:height="7.732cm">
          <chartooo:coordinate-region svg:x="4.79cm" svg:y="1.846cm" svg:width="5.391cm" svg:height="5.391cm"/>
          <chart:axis chart:dimension="x" chart:name="primary-x" chart:style-name="ch4" chartooo:axis-type="auto">
            <chartooo:date-scale/>
            <chart:categories table:cell-range-address="'AP - distance'.D1:'AP - distance'.D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AP - distance'.E1:'AP - distance'.E8" chart:class="chart:radar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E</text:p>
              </table:table-cell>
            </table:table-row>
          </table:table-header-rows>
          <table:table-rows>
            <table:table-row>
              <table:table-cell office:value-type="string">
                <text:p>AndroidAP</text:p>
                <draw:g>
                  <svg:desc>'AP - distance'.D1:'AP - distance'.D8</svg:desc>
                </draw:g>
              </table:table-cell>
              <table:table-cell office:value-type="float" office:value="71.8">
                <text:p>71.8</text:p>
                <draw:g>
                  <svg:desc>'AP - distance'.E1:'AP - distance'.E8</svg:desc>
                </draw:g>
              </table:table-cell>
            </table:table-row>
            <table:table-row>
              <table:table-cell office:value-type="string">
                <text:p>Arduino Yun-90A2DAF21169</text:p>
              </table:table-cell>
              <table:table-cell office:value-type="float" office:value="74.2222222222222">
                <text:p>74.2222222222222</text:p>
              </table:table-cell>
            </table:table-row>
            <table:table-row>
              <table:table-cell office:value-type="string">
                <text:p>free hotspot E4A</text:p>
              </table:table-cell>
              <table:table-cell office:value-type="float" office:value="84.3684210526316">
                <text:p>84.3684210526316</text:p>
              </table:table-cell>
            </table:table-row>
            <table:table-row>
              <table:table-cell office:value-type="string">
                <text:p>f05b7bb0195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Router S5 - Riccardo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Digicom_97365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WIND-WiFi-890D</text:p>
              </table:table-cell>
              <table:table-cell office:value-type="float" office:value="91.1666666666667">
                <text:p>91.1666666666667</text:p>
              </table:table-cell>
            </table:table-row>
            <table:table-row>
              <table:table-cell office:value-type="string">
                <text:p>iPhone di Piero</text:p>
              </table:table-cell>
              <table:table-cell office:value-type="float" office:value="95">
                <text:p>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3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cm" svg:height="9.007cm" xlink:href=".." xlink:type="simple" chart:class="chart:bar" chart:style-name="ch1">
        <chart:plot-area chart:style-name="ch2" table:cell-range-address="'AP - distance'.D1:'AP - distance'.E8" chart:data-source-has-labels="column" svg:x="0.769cm" svg:y="0.855cm" svg:width="14.573cm" svg:height="7.552cm">
          <chartooo:coordinate-region svg:x="5.412cm" svg:y="0.855cm" svg:width="9.412cm" svg:height="6.879cm"/>
          <chart:axis chart:dimension="x" chart:name="primary-x" chart:style-name="ch3" chartooo:axis-type="auto">
            <chartooo:date-scale/>
            <chart:categories table:cell-range-address="'AP - distance'.D1:'AP - distance'.D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AP - distance'.E1:'AP - distance'.E8" chart:class="chart:bar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E</text:p>
              </table:table-cell>
            </table:table-row>
          </table:table-header-rows>
          <table:table-rows>
            <table:table-row>
              <table:table-cell office:value-type="string">
                <text:p>AndroidAP</text:p>
                <draw:g>
                  <svg:desc>'AP - distance'.D1:'AP - distance'.D8</svg:desc>
                </draw:g>
              </table:table-cell>
              <table:table-cell office:value-type="float" office:value="71.8">
                <text:p>71.8</text:p>
                <draw:g>
                  <svg:desc>'AP - distance'.E1:'AP - distance'.E8</svg:desc>
                </draw:g>
              </table:table-cell>
            </table:table-row>
            <table:table-row>
              <table:table-cell office:value-type="string">
                <text:p>Arduino Yun-90A2DAF21169</text:p>
              </table:table-cell>
              <table:table-cell office:value-type="float" office:value="74.2222222222222">
                <text:p>74.2222222222222</text:p>
              </table:table-cell>
            </table:table-row>
            <table:table-row>
              <table:table-cell office:value-type="string">
                <text:p>free hotspot E4A</text:p>
              </table:table-cell>
              <table:table-cell office:value-type="float" office:value="84.3684210526316">
                <text:p>84.3684210526316</text:p>
              </table:table-cell>
            </table:table-row>
            <table:table-row>
              <table:table-cell office:value-type="string">
                <text:p>f05b7bb0195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Router S5 - Riccardo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Digicom_97365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WIND-WiFi-890D</text:p>
              </table:table-cell>
              <table:table-cell office:value-type="float" office:value="91.1666666666667">
                <text:p>91.1666666666667</text:p>
              </table:table-cell>
            </table:table-row>
            <table:table-row>
              <table:table-cell office:value-type="string">
                <text:p>iPhone di Piero</text:p>
              </table:table-cell>
              <table:table-cell office:value-type="float" office:value="95">
                <text:p>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stroke="dash" draw:stroke-dash="Fine_20_Dashed" svg:stroke-width="0.1cm" svg:stroke-color="#ff3333" draw:fill="hatch" draw:fill-color="#ff420e" draw:fill-hatch-name="Red_20_Crossed_20_45_20_Degrees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619cm" svg:height="17.455cm" xlink:href=".." xlink:type="simple" chart:class="chart:bar" chart:style-name="ch1">
        <chart:legend svg:x="15.3cm" svg:y="8.362cm" style:legend-expansion="custom" chartooo:width="1.986cm" chartooo:height="0.624cm" style:legend-expansion-aspect-ratio="3.18269230769231" chart:style-name="ch2"/>
        <chart:plot-area chart:style-name="ch3" table:cell-range-address="Mean_Power_devices.F1:Mean_Power_devices.G79" chart:data-source-has-labels="column" svg:x="0.473cm" svg:y="0.366cm" svg:width="16.675cm" svg:height="16.987cm">
          <chartooo:coordinate-region svg:x="4.111cm" svg:y="0.476cm" svg:width="12.519cm" svg:height="16.204cm"/>
          <chart:axis chart:dimension="x" chart:name="primary-x" chart:style-name="ch4" chartooo:axis-type="auto">
            <chartooo:date-scale/>
            <chart:categories table:cell-range-address="Mean_Power_devices.F1:Mean_Power_devices.F7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ean_Power_devices.G1:Mean_Power_devices.G79" chart:class="chart:bar">
            <chart:data-point chart:repeated="51"/>
            <chart:data-point chart:style-name="ch8"/>
            <chart:data-point chart:repeated="2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G</text:p>
              </table:table-cell>
            </table:table-row>
          </table:table-header-rows>
          <table:table-rows>
            <table:table-row>
              <table:table-cell office:value-type="string">
                <text:p> f4cb52558a3a ==&gt;    </text:p>
                <draw:g>
                  <svg:desc>Mean_Power_devices.F1:Mean_Power_devices.F79</svg:desc>
                </draw:g>
              </table:table-cell>
              <table:table-cell office:value-type="float" office:value="0">
                <text:p>0</text:p>
                <draw:g>
                  <svg:desc>Mean_Power_devices.G1:Mean_Power_devices.G79</svg:desc>
                </draw:g>
              </table:table-cell>
            </table:table-row>
            <table:table-row>
              <table:table-cell office:value-type="string">
                <text:p> 149a10c3b7b0 ==&gt;   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12ec7568df35 ==&gt;   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0019999a9700 ==&gt; 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string">
                <text:p> 001c7f53167d ==&gt; </text:p>
              </table:table-cell>
              <table:table-cell office:value-type="float" office:value="61.2">
                <text:p>61.2</text:p>
              </table:table-cell>
            </table:table-row>
            <table:table-row>
              <table:table-cell office:value-type="string">
                <text:p> 382de8d9dd0d ==&gt; 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 00e0d80412d4 ==&gt; </text:p>
              </table:table-cell>
              <table:table-cell office:value-type="float" office:value="78.6">
                <text:p>78.6</text:p>
              </table:table-cell>
            </table:table-row>
            <table:table-row>
              <table:table-cell office:value-type="string">
                <text:p> ccfa00f1493f ==&gt; 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 18f46ab11cea ==&gt; 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 182195622e58 ==&gt; 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 f0c1f18fc394 ==&gt; 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 f0c1f18fc394 ==&gt; 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 001d60b4140f ==&gt; 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80715b91a04==&gt;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 d0c5f3cfa2cb ==&gt; 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 ccfa00f1493f ==&gt; 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 d0c5f3cfa2cb ==&gt; 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 ccfa00f1493f ==&gt; 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 e8de27eb7206 ==&gt; 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 e8de27eb7206 ==&gt; 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 cc785f20abb4 ==&gt; 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 182195622e58 ==&gt; 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 0019999a96fa ==&gt; 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string">
                <text:p> 000000000a00 ==&gt;   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 ec9bf300ed53 ==&gt; 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 d49a2064c1aa ==&gt; 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 ec9bf300ed53 ==&gt; 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 d49a2064c1aa ==&gt; 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 102f6bbc3edc ==&gt; 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 001f3b1a9d2d ==&gt; </text:p>
              </table:table-cell>
              <table:table-cell office:value-type="float" office:value="72.1666666666667">
                <text:p>72.1666666666667</text:p>
              </table:table-cell>
            </table:table-row>
            <table:table-row>
              <table:table-cell office:value-type="string">
                <text:p> 0019998ebb71 ==&gt; 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string">
                <text:p> 00199984d0d9 ==&gt; 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 fe3a3167c981 ==&gt;  </text:p>
              </table:table-cell>
              <table:table-cell office:value-type="float" office:value="77.6666666666667">
                <text:p>77.6666666666667</text:p>
              </table:table-cell>
            </table:table-row>
            <table:table-row>
              <table:table-cell office:value-type="string">
                <text:p> 000f20e536b5 ==&gt; </text:p>
              </table:table-cell>
              <table:table-cell office:value-type="float" office:value="73.3">
                <text:p>73.3</text:p>
              </table:table-cell>
            </table:table-row>
            <table:table-row>
              <table:table-cell office:value-type="string">
                <text:p> f4cb52558bb9 ==&gt; 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 00e04c5b3a1d ==&gt; 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 240a11a53578 ==&gt; 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 a881950fe4ea ==&gt; 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 001d60b45be7 ==&gt; 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8929c90fc3e ==&gt;</text:p>
              </table:table-cell>
              <table:table-cell office:value-type="float" office:value="73.25">
                <text:p>73.25</text:p>
              </table:table-cell>
            </table:table-row>
            <table:table-row>
              <table:table-cell office:value-type="string">
                <text:p> 90fd6122d617 ==&gt; 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 1cb094a3061f ==&gt; 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 083e8ebd8e53 ==&gt; </text:p>
              </table:table-cell>
              <table:table-cell office:value-type="float" office:value="74.75">
                <text:p>74.75</text:p>
              </table:table-cell>
            </table:table-row>
            <table:table-row>
              <table:table-cell office:value-type="string">
                <text:p>B08900c0d2c2 ==&gt;</text:p>
              </table:table-cell>
              <table:table-cell office:value-type="float" office:value="77.5">
                <text:p>77.5</text:p>
              </table:table-cell>
            </table:table-row>
            <table:table-row>
              <table:table-cell office:value-type="string">
                <text:p> c8f650da796a==&gt;    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 f45c898a5afd ==&gt;    </text:p>
              </table:table-cell>
              <table:table-cell office:value-type="float" office:value="84.6666666666667">
                <text:p>84.6666666666667</text:p>
              </table:table-cell>
            </table:table-row>
            <table:table-row>
              <table:table-cell office:value-type="string">
                <text:p> 000000000a01 ==&gt; </text:p>
              </table:table-cell>
              <table:table-cell office:value-type="float" office:value="73.2857142857143">
                <text:p>73.2857142857143</text:p>
              </table:table-cell>
            </table:table-row>
            <table:table-row>
              <table:table-cell office:value-type="string">
                <text:p> f45c898a5afd ==&gt;    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 b8e8563a8242 ==&gt; 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 0019998e733b ==&gt; </text:p>
              </table:table-cell>
              <table:table-cell office:value-type="float" office:value="75.7142857142857">
                <text:p>75.7142857142857</text:p>
              </table:table-cell>
            </table:table-row>
            <table:table-row>
              <table:table-cell office:value-type="string">
                <text:p> 001c7f531635 ==&gt; 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string">
                <text:p> 3052cba4b821 ==&gt; </text:p>
              </table:table-cell>
              <table:table-cell office:value-type="float" office:value="59.4">
                <text:p>59.4</text:p>
              </table:table-cell>
            </table:table-row>
            <table:table-row>
              <table:table-cell office:value-type="string">
                <text:p>60c5478e2dd4 ==&gt; </text:p>
              </table:table-cell>
              <table:table-cell office:value-type="float" office:value="70.6666666666667">
                <text:p>70.6666666666667</text:p>
              </table:table-cell>
            </table:table-row>
            <table:table-row>
              <table:table-cell office:value-type="string">
                <text:p> fe01d951b3f1 ==&gt; </text:p>
              </table:table-cell>
              <table:table-cell office:value-type="float" office:value="64.8571428571429">
                <text:p>64.8571428571429</text:p>
              </table:table-cell>
            </table:table-row>
            <table:table-row>
              <table:table-cell office:value-type="string">
                <text:p> 3423873c8a03 ==&gt; 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 f45c898a5afd ==&gt;    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 b0a2e721b02c ==&gt; 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 24ec9996d84a ==&gt; 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 e4f89cb5d943 ==&gt; 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 e4f89cb5d943 ==&gt; 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 182195470491 ==&gt; 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 404d7f681420 ==&gt; 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 a402b95ac40e ==&gt; 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string">
                <text:p> 849866d2f1a3 ==&gt; 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 e425e7a66a89 ==&gt; 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 e425e7a66a89 ==&gt; 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 c01885867d2c ==&gt; 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 c01885867d2c ==&gt; 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 e0f8474240f6 ==&gt; 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 e0f8474240f6 ==&gt; 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 001d60b46b03 ==&gt; 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 c8ff28300c69 ==&gt; 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 c8ff28300c69 ==&gt; 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 f09a5100879b ==&gt; 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 f09a5100879b ==&gt; 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 cc785f20abb4 ==&gt; 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 cc785f20abb4 ==&gt; 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 7802f8fe2d0c ==&gt; 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 54e43a7db0f0 ==&gt; </text:p>
              </table:table-cell>
              <table:table-cell office:value-type="float" office:value="92">
                <text:p>9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hatch draw:name="Red_20_Crossed_20_45_20_Degrees" draw:display-name="Red Crossed 45 Degrees" draw:style="double" draw:color="#800000" draw:distance="0.076cm" draw:rotation="450"/>
    <draw:stroke-dash draw:name="Fine_20_Dashed" draw:display-name="Fine Dashed" draw:style="rect" draw:dots1="1" draw:dots1-length="0.508cm" draw:dots2="1" draw:dots2-length="0.508cm" draw:distance="0.508cm"/>
  </office:styles>
</office:document-styles>
</file>